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6.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6.32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1.595cm"/>
    </style:style>
    <style:style style:name="co16" style:family="table-column">
      <style:table-column-properties fo:break-before="auto" style:column-width="4.734cm"/>
    </style:style>
    <style:style style:name="co17" style:family="table-column">
      <style:table-column-properties fo:break-before="auto" style:column-width="1.296cm"/>
    </style:style>
    <style:style style:name="co18" style:family="table-column">
      <style:table-column-properties fo:break-before="auto" style:column-width="2.145cm"/>
    </style:style>
    <style:style style:name="co19" style:family="table-column">
      <style:table-column-properties fo:break-before="auto" style:column-width="1.323cm"/>
    </style:style>
    <style:style style:name="co20" style:family="table-column">
      <style:table-column-properties fo:break-before="auto" style:column-width="0.512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873cm"/>
    </style:style>
    <style:style style:name="co24" style:family="table-column">
      <style:table-column-properties fo:break-before="auto" style:column-width="1.794cm"/>
    </style:style>
    <style:style style:name="co25" style:family="table-column">
      <style:table-column-properties fo:break-before="auto" style:column-width="2.579cm"/>
    </style:style>
    <style:style style:name="co26" style:family="table-column">
      <style:table-column-properties fo:break-before="auto" style:column-width="2.84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0.836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009cm"/>
    </style:style>
    <style:style style:name="co31" style:family="table-column">
      <style:table-column-properties fo:break-before="auto" style:column-width="1.245cm"/>
    </style:style>
    <style:style style:name="co32" style:family="table-column">
      <style:table-column-properties fo:break-before="auto" style:column-width="1.589cm"/>
    </style:style>
    <style:style style:name="co33" style:family="table-column">
      <style:table-column-properties fo:break-before="auto" style:column-width="4.731cm"/>
    </style:style>
    <style:style style:name="co34" style:family="table-column">
      <style:table-column-properties fo:break-before="auto" style:column-width="1.3cm"/>
    </style:style>
    <style:style style:name="co35" style:family="table-column">
      <style:table-column-properties fo:break-before="auto" style:column-width="2.14cm"/>
    </style:style>
    <style:style style:name="co36" style:family="table-column">
      <style:table-column-properties fo:break-before="auto" style:column-width="1.319cm"/>
    </style:style>
    <style:style style:name="co37" style:family="table-column">
      <style:table-column-properties fo:break-before="auto" style:column-width="0.51cm"/>
    </style:style>
    <style:style style:name="co38" style:family="table-column">
      <style:table-column-properties fo:break-before="auto" style:column-width="2.081cm"/>
    </style:style>
    <style:style style:name="co39" style:family="table-column">
      <style:table-column-properties fo:break-before="auto" style:column-width="2.161cm"/>
    </style:style>
    <style:style style:name="co40" style:family="table-column">
      <style:table-column-properties fo:break-before="auto" style:column-width="1.9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cell-protect="formula-hidden" style:print-content="true"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protected formula-hidden" style:print-content="true" fo:background-color="transparent" fo:wrap-option="no-wrap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cell-protect="formula-hidden" style:print-content="true" fo:background-color="transparent" fo:border="0.06pt solid #000000"/>
    </style:style>
    <style:style style:name="ce20" style:family="table-cell" style:parent-style-name="Default">
      <style:table-cell-properties style:cell-protect="protected formula-hidden" style:print-content="true" fo:background-color="transparent"/>
    </style:style>
    <style:style style:name="ce3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4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61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fo:color="#ffa500" fo:font-weight="bold" style:font-weight-asian="bold" style:font-weight-complex="bold"/>
    </style:style>
    <style:style style:name="ce62" style:family="table-cell" style:parent-style-name="Default">
      <style:table-cell-properties style:cell-protect="protected formula-hidden" style:print-content="false" fo:wrap-option="no-wrap"/>
      <style:text-properties fo:color="#ffa500" fo:font-weight="bold" style:font-weight-asian="bold" style:font-weight-complex="bold"/>
    </style:style>
    <style:style style:name="ce63" style:family="table-cell" style:parent-style-name="Default">
      <style:table-cell-properties style:cell-protect="protected formula-hidden" style:print-content="false"/>
      <style:text-properties fo:color="#ffa500"/>
    </style:style>
    <style:style style:name="ce64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style:font-name="Liberation Mono" fo:font-weight="bold" style:font-weight-asian="bold" style:font-weight-complex="bold"/>
    </style:style>
    <style:style style:name="ce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 style:font-name="Liberation Mono"/>
    </style:style>
    <style:style style:name="ce31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32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0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1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2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3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4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75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6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fo:color="#ffa500" fo:font-weight="bold" style:font-weight-asian="bold" style:font-weight-complex="bold"/>
    </style:style>
    <style:style style:name="ce77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fo:color="#ffa500"/>
    </style:style>
    <style:style style:name="ce78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fo:color="#ffa500" fo:font-weight="bold" style:font-weight-asian="bold" style:font-weight-complex="bold"/>
    </style:style>
    <style:style style:name="ce58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no-wrap"/>
    </style:style>
    <style:style style:name="ce44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cell-protect="protected formula-hidden" style:print-content="true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27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5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5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83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9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09" style:family="table-cell" style:parent-style-name="Default">
      <style:table-cell-properties style:cell-protect="protected formula-hidden" style:print-content="false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6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45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44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4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5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3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5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5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169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83" style:family="table-cell" style:parent-style-name="Default" style:data-style-name="N99">
      <style:table-cell-properties style:cell-protect="protected formula-hidden" style:print-content="true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12"/>
        <table:table-column table:style-name="co2" table:default-cell-style-name="ce14"/>
        <table:table-row table:style-name="ro1">
          <table:table-cell table:style-name="ce11" office:value-type="string" calcext:value-type="string">
            <text:p>Nome Campionato</text:p>
          </table:table-cell>
          <table:table-cell table:style-name="ce13" office:value-type="string" calcext:value-type="string">
            <text:p>Campionato a 10 Squadre sola andata</text:p>
          </table:table-cell>
        </table:table-row>
        <table:table-row table:style-name="ro1">
          <table:table-cell table:style-name="ce11" office:value-type="string" calcext:value-type="string">
            <text:p>Nazione/Regione/Sezione</text:p>
          </table:table-cell>
          <table:table-cell table:style-name="ce13" office:value-type="string" calcext:value-type="string">
            <text:p>Sezione di Zoolandia</text:p>
          </table:table-cell>
        </table:table-row>
        <table:table-row table:style-name="ro1">
          <table:table-cell table:style-name="ce11" office:value-type="string" calcext:value-type="string">
            <text:p>Stagione</text:p>
          </table:table-cell>
          <table:table-cell table:style-name="ce13" office:value-type="string" calcext:value-type="string">
            <text:p>Stagione 2020/2021</text:p>
          </table:table-cell>
        </table:table-row>
        <table:table-row table:style-name="ro1">
          <table:table-cell table:style-name="ce11" office:value-type="string" calcext:value-type="string">
            <text:p>Punti vittoria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1" office:value-type="string" calcext:value-type="string">
            <text:p>Punti sconfitta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Punti forfait</text:p>
          </table:table-cell>
          <table:table-cell table:style-name="ce13" office:value-type="float" office:value="0" calcext:value-type="float">
            <text:p>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quadre" table:style-name="ta1" table:protected="true" table:print-ranges="Squadre.A1:Squadre.C1048576">
        <loext:table-protection loext:select-unprotected-cells="true"/>
        <office:forms form:automatic-focus="false" form:apply-design-mode="false"/>
        <table:table-column table:style-name="co4" table:number-columns-repeated="3" table:default-cell-style-name="ce20"/>
        <table:table-column table:style-name="co5" table:default-cell-style-name="ce54"/>
        <table:table-column table:style-name="co6" table:default-cell-style-name="ce63"/>
        <table:table-column table:style-name="co7" table:default-cell-style-name="ce67"/>
        <table:table-column table:style-name="co8" table:default-cell-style-name="ce54"/>
        <table:table-column table:style-name="co9" table:default-cell-style-name="ce54"/>
        <table:table-column table:style-name="co10" table:number-columns-repeated="3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70"/>
        <table:table-column table:style-name="co14" table:number-columns-repeated="2" table:default-cell-style-name="ce54"/>
        <table:table-column table:style-name="co13" table:default-cell-style-name="ce75"/>
        <table:table-column table:style-name="co3" table:number-columns-repeated="10" table:default-cell-style-name="ce70"/>
        <table:table-column table:style-name="co3" table:number-columns-repeated="10" table:default-cell-style-name="ce54"/>
        <table:table-column table:style-name="co3" table:number-columns-repeated="986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Squadra</text:p>
          </table:table-cell>
          <table:table-cell table:style-name="ce3" office:value-type="string" calcext:value-type="string" table:number-columns-spanned="1" table:number-rows-spanned="2">
            <text:p>Nome</text:p>
            <text:p>Campo</text:p>
          </table:table-cell>
          <table:table-cell table:style-name="ce3" office:value-type="string" calcext:value-type="string" table:number-columns-spanned="1" table:number-rows-spanned="2">
            <text:p>Mappa</text:p>
            <text:p>Campo</text:p>
          </table:table-cell>
          <table:table-cell table:style-name="ce33" office:value-type="string" calcext:value-type="string" table:number-columns-spanned="1" table:number-rows-spanned="2">
            <text:p>Posizione</text:p>
          </table:table-cell>
          <table:table-cell table:style-name="ce61" office:value-type="string" calcext:value-type="string" table:number-columns-spanned="1" table:number-rows-spanned="2">
            <text:p>Squadra</text:p>
          </table:table-cell>
          <table:table-cell table:style-name="ce64" office:value-type="string" calcext:value-type="string" table:number-columns-spanned="1" table:number-rows-spanned="2">
            <text:p>Coefficiente</text:p>
          </table:table-cell>
          <table:table-cell table:style-name="ce33" office:value-type="string" calcext:value-type="string" table:number-columns-spanned="1" table:number-rows-spanned="2">
            <text:p>Punti</text:p>
            <text:p>Classifica</text:p>
          </table:table-cell>
          <table:table-cell table:style-name="ce33" office:value-type="string" calcext:value-type="string" table:number-columns-spanned="1" table:number-rows-spanned="2">
            <text:p>Partite</text:p>
            <text:p>Giocate</text:p>
          </table:table-cell>
          <table:table-cell table:style-name="ce33" office:value-type="string" calcext:value-type="string" table:number-columns-spanned="1" table:number-rows-spanned="2">
            <text:p>Partite</text:p>
            <text:p>Vinte</text:p>
          </table:table-cell>
          <table:table-cell table:style-name="ce33" office:value-type="string" calcext:value-type="string" table:number-columns-spanned="1" table:number-rows-spanned="2">
            <text:p>Partite</text:p>
            <text:p>Perse</text:p>
          </table:table-cell>
          <table:table-cell table:style-name="ce33" office:value-type="string" calcext:value-type="string" table:number-columns-spanned="1" table:number-rows-spanned="2">
            <text:p>Partite</text:p>
            <text:p>Forfait</text:p>
          </table:table-cell>
          <table:table-cell table:style-name="ce33" office:value-type="string" calcext:value-type="string" table:number-columns-spanned="1" table:number-rows-spanned="2">
            <text:p>Punti</text:p>
            <text:p>Fatti</text:p>
          </table:table-cell>
          <table:table-cell table:style-name="ce33" office:value-type="string" calcext:value-type="string" table:number-columns-spanned="1" table:number-rows-spanned="2">
            <text:p>Punti</text:p>
            <text:p>Subiti</text:p>
          </table:table-cell>
          <table:table-cell table:style-name="ce31" office:value-type="string" calcext:value-type="string" table:number-columns-spanned="1" table:number-rows-spanned="2"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72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73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1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32"/>
          <table:table-cell table:style-name="ce76" office:value-type="string" calcext:value-type="string" table:number-columns-spanned="10" table:number-rows-spanned="1">
            <text:p>Punti Fatti Scontri Diretti</text:p>
          </table:table-cell>
          <table:covered-table-cell table:number-columns-repeated="9" table:style-name="ce78"/>
          <table:table-cell table:style-name="ce58" table:number-columns-repeated="978"/>
          <table:table-cell table:style-name="ce59" table:number-columns-repeated="8"/>
        </table:table-row>
        <table:table-row table:style-name="ro2">
          <table:covered-table-cell table:number-columns-repeated="3" table:style-name="ce5"/>
          <table:covered-table-cell table:style-name="ce34"/>
          <table:covered-table-cell table:style-name="ce62"/>
          <table:covered-table-cell table:style-name="ce65"/>
          <table:covered-table-cell table:number-columns-repeated="7" table:style-name="ce34"/>
          <table:covered-table-cell table:style-name="ce32"/>
          <table:covered-table-cell table:number-columns-repeated="2" table:style-name="ce71"/>
          <table:covered-table-cell table:style-name="ce74"/>
          <table:table-cell table:style-name="ce32" table:formula="of:=[.$E3]" office:value-type="string" office:string-value="Albatros" calcext:value-type="string">
            <text:p>Albatros</text:p>
          </table:table-cell>
          <table:table-cell table:style-name="ce32" table:formula="of:=[.$E4]" office:value-type="string" office:string-value="Barracuda" calcext:value-type="string">
            <text:p>Barracuda</text:p>
          </table:table-cell>
          <table:table-cell table:style-name="ce32" table:formula="of:=[.$E5]" office:value-type="string" office:string-value="Cinghiali" calcext:value-type="string">
            <text:p>Cinghiali</text:p>
          </table:table-cell>
          <table:table-cell table:style-name="ce32" table:formula="of:=[.$E6]" office:value-type="string" office:string-value="Delfini" calcext:value-type="string">
            <text:p>Delfini</text:p>
          </table:table-cell>
          <table:table-cell table:style-name="ce32" table:formula="of:=[.$E7]" office:value-type="string" office:string-value="Elefanti" calcext:value-type="string">
            <text:p>Elefanti</text:p>
          </table:table-cell>
          <table:table-cell table:style-name="ce32" table:formula="of:=[.$E8]" office:value-type="string" office:string-value="Fenicotteri" calcext:value-type="string">
            <text:p>Fenicotteri</text:p>
          </table:table-cell>
          <table:table-cell table:style-name="ce32" table:formula="of:=[.$E9]" office:value-type="string" office:string-value="Gazzelle" calcext:value-type="string">
            <text:p>Gazzelle</text:p>
          </table:table-cell>
          <table:table-cell table:style-name="ce32" table:formula="of:=[.$E10]" office:value-type="string" office:string-value="-" calcext:value-type="string">
            <text:p>-</text:p>
          </table:table-cell>
          <table:table-cell table:style-name="ce32" table:formula="of:=[.$E11]" office:value-type="string" office:string-value="-" calcext:value-type="string">
            <text:p>-</text:p>
          </table:table-cell>
          <table:table-cell table:style-name="ce32" table:formula="of:=[.$E12]" office:value-type="string" office:string-value="-" calcext:value-type="string">
            <text:p>-</text:p>
          </table:table-cell>
          <table:table-cell table:style-name="ce32" table:formula="of:=[.$E3]" office:value-type="string" office:string-value="Albatros" calcext:value-type="string">
            <text:p>Albatros</text:p>
          </table:table-cell>
          <table:table-cell table:style-name="ce32" table:formula="of:=[.$E4]" office:value-type="string" office:string-value="Barracuda" calcext:value-type="string">
            <text:p>Barracuda</text:p>
          </table:table-cell>
          <table:table-cell table:style-name="ce32" table:formula="of:=[.$E5]" office:value-type="string" office:string-value="Cinghiali" calcext:value-type="string">
            <text:p>Cinghiali</text:p>
          </table:table-cell>
          <table:table-cell table:style-name="ce32" table:formula="of:=[.$E6]" office:value-type="string" office:string-value="Delfini" calcext:value-type="string">
            <text:p>Delfini</text:p>
          </table:table-cell>
          <table:table-cell table:style-name="ce32" table:formula="of:=[.$E7]" office:value-type="string" office:string-value="Elefanti" calcext:value-type="string">
            <text:p>Elefanti</text:p>
          </table:table-cell>
          <table:table-cell table:style-name="ce32" table:formula="of:=[.$E8]" office:value-type="string" office:string-value="Fenicotteri" calcext:value-type="string">
            <text:p>Fenicotteri</text:p>
          </table:table-cell>
          <table:table-cell table:style-name="ce32" table:formula="of:=[.$E9]" office:value-type="string" office:string-value="Gazzelle" calcext:value-type="string">
            <text:p>Gazzelle</text:p>
          </table:table-cell>
          <table:table-cell table:style-name="ce32" table:formula="of:=[.$E10]" office:value-type="string" office:string-value="-" calcext:value-type="string">
            <text:p>-</text:p>
          </table:table-cell>
          <table:table-cell table:style-name="ce32" table:formula="of:=[.$E11]" office:value-type="string" office:string-value="-" calcext:value-type="string">
            <text:p>-</text:p>
          </table:table-cell>
          <table:table-cell table:style-name="ce32" table:formula="of:=[.$E12]" office:value-type="string" office:string-value="-" calcext:value-type="string">
            <text:p>-</text:p>
          </table:table-cell>
          <table:table-cell table:style-name="ce58" table:number-columns-repeated="978"/>
          <table:table-cell table:style-name="ce59" table:number-columns-repeated="8"/>
        </table:table-row>
        <table:table-row table:style-name="ro1">
          <table:table-cell table:style-name="ce15" office:value-type="string" calcext:value-type="string">
            <text:p>Albatros</text:p>
          </table:table-cell>
          <table:table-cell table:style-name="ce15" table:formula="of:=&quot;Campo &quot;&amp;[.A3]" office:value-type="string" office:string-value="Campo Albatros" calcext:value-type="string">
            <text:p>Campo Albatros</text:p>
          </table:table-cell>
          <table:table-cell table:style-name="ce15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formula="of:=COUNTIF(areaCoefficienteSquadre;&quot;&gt;=&quot;&amp;[.$F3])-1" office:value-type="float" office:value="7" calcext:value-type="float">
            <text:p>7</text:p>
          </table:table-cell>
          <table:table-cell table:formula="of:=[.A3]&amp;&quot;&quot;" office:value-type="string" office:string-value="Albatros" calcext:value-type="string">
            <text:p>Albatros</text:p>
          </table:table-cell>
          <table:table-cell table:style-name="ce66" table:formula="of:=TEXT([.$G3];&quot;000&quot;)&amp;TEXT(SUM([.$R3:.$AA3]);&quot;+000;-000&quot;)&amp;TEXT(SUM([.$AB3:.$AK3]);&quot;+000;-000&quot;)&amp;TEXT([.$N3];&quot;+000;-000&quot;)&amp;TEXT([.$L3];&quot;+000;-000&quot;)&amp;TEXT(ORG.LIBREOFFICE.RANDBETWEEN.NV(0;999);&quot;+000;-000&quot;)" office:value-type="string" office:string-value="006+000+000-176+149+866" calcext:value-type="string">
            <text:p>006+000+000-176+149+866</text:p>
          </table:table-cell>
          <table:table-cell table:formula="of:=[.I3]*constPuntiVittoria+[.J3]*constPuntiSconfitta+[.K3]*constPuntiForfait" office:value-type="float" office:value="6" calcext:value-type="float">
            <text:p>6</text:p>
          </table:table-cell>
          <table:table-cell table:formula="of:=SUM([.I3:.K3])" office:value-type="float" office:value="6" calcext:value-type="float">
            <text:p>6</text:p>
          </table:table-cell>
          <table:table-cell table:formula="of:=SUMIF(areaSquadraACalendario;[.E3];areaVintaACalendario)+SUMIF(areaSquadraBCalendario;[.E3];areaVintaBCalendario)" office:value-type="float" office:value="0" calcext:value-type="float">
            <text:p>0</text:p>
          </table:table-cell>
          <table:table-cell table:formula="of:=SUMIF(areaSquadraACalendario;[.E3];areaPersaACalendario)+SUMIF(areaSquadraBCalendario;[.E3];areaPersaBCalendario)" office:value-type="float" office:value="6" calcext:value-type="float">
            <text:p>6</text:p>
          </table:table-cell>
          <table:table-cell table:formula="of:=SUMIF(areaSquadraACalendario;[.E3];areaForfaitACalendario)+SUMIF(areaSquadraBCalendario;[.E3];areaForfaitBCalendario)" office:value-type="float" office:value="0" calcext:value-type="float">
            <text:p>0</text:p>
          </table:table-cell>
          <table:table-cell table:formula="of:=SUMIF(areaSquadraACalendario;[.E3];areaPuntiFattiACalendario)+SUMIF(areaSquadraBCalendario;[.E3];areaPuntiFattiBCalendario)" office:value-type="float" office:value="149" calcext:value-type="float">
            <text:p>149</text:p>
          </table:table-cell>
          <table:table-cell table:formula="of:=SUMIF(areaSquadraACalendario;[.E3];areaPuntiSubitiACalendario)+SUMIF(areaSquadraBCalendario;[.E3];areaPuntiSubitiBCalendario)" office:value-type="float" office:value="325" calcext:value-type="float">
            <text:p>325</text:p>
          </table:table-cell>
          <table:table-cell table:formula="of:=SUMIF(areaSquadraACalendario;[.E3];areaDifferenzaPuntiACalendario)+SUMIF(areaSquadraBCalendario;[.E3];areaDifferenzaPuntiBCalendario)" office:value-type="float" office:value="-176" calcext:value-type="float">
            <text:p>-176</text:p>
          </table:table-cell>
          <table:table-cell table:formula="of:=IF([.H3]=0;0;ROUND([.L3]/[.H3];2))" office:value-type="float" office:value="24.83" calcext:value-type="float">
            <text:p>24,83</text:p>
          </table:table-cell>
          <table:table-cell table:formula="of:=IF([.H3]=0;0;ROUND([.M3]/[.H3];2))" office:value-type="float" office:value="54.17" calcext:value-type="float">
            <text:p>54,17</text:p>
          </table:table-cell>
          <table:table-cell table:formula="of:=IF([.H3]=0;0;ROUND([.N3]/[.H3];2))" office:value-type="float" office:value="-29.33" calcext:value-type="float">
            <text:p>-29,33</text:p>
          </table:table-cell>
          <table:table-cell table:formula="of:=IF(AND([.$E3]&lt;&gt;[.R$2];VLOOKUP([.$E3];areaCercaPuntiClassificaSquadre;3;0)=VLOOKUP([.R$2];areaCercaPuntiClassificaSquadre;3;0));SUMIFS(areaDifferenzaPuntiACalendario;areaSquadraACalendario;[.$E3];areaSquadraBCalendario;[.R$2])+SUMIFS(areaDifferenzaPuntiBCalendario;areaSquadraBCalendario;[.$E3];areaSquadraACalendario;[.R$2]);&quot;-&quot;)" office:value-type="string" office:string-value="-" calcext:value-type="string">
            <text:p>-</text:p>
          </table:table-cell>
          <table:table-cell table:formula="of:=IF(AND([.$E3]&lt;&gt;[.S$2];VLOOKUP([.$E3];areaCercaPuntiClassificaSquadre;3;0)=VLOOKUP([.S$2];areaCercaPuntiClassificaSquadre;3;0));SUMIFS(areaDifferenzaPuntiACalendario;areaSquadraACalendario;[.$E3];areaSquadraBCalendario;[.S$2])+SUMIFS(areaDifferenzaPuntiBCalendario;areaSquadraBCalendario;[.$E3];areaSquadraACalendario;[.S$2]);&quot;-&quot;)" office:value-type="string" office:string-value="-" calcext:value-type="string">
            <text:p>-</text:p>
          </table:table-cell>
          <table:table-cell table:formula="of:=IF(AND([.$E3]&lt;&gt;[.T$2];VLOOKUP([.$E3];areaCercaPuntiClassificaSquadre;3;0)=VLOOKUP([.T$2];areaCercaPuntiClassificaSquadre;3;0));SUMIFS(areaDifferenzaPuntiACalendario;areaSquadraACalendario;[.$E3];areaSquadraBCalendario;[.T$2])+SUMIFS(areaDifferenzaPuntiBCalendario;areaSquadraBCalendario;[.$E3];areaSquadraACalendario;[.T$2]);&quot;-&quot;)" office:value-type="string" office:string-value="-" calcext:value-type="string">
            <text:p>-</text:p>
          </table:table-cell>
          <table:table-cell table:formula="of:=IF(AND([.$E3]&lt;&gt;[.U$2];VLOOKUP([.$E3];areaCercaPuntiClassificaSquadre;3;0)=VLOOKUP([.U$2];areaCercaPuntiClassificaSquadre;3;0));SUMIFS(areaDifferenzaPuntiACalendario;areaSquadraACalendario;[.$E3];areaSquadraBCalendario;[.U$2])+SUMIFS(areaDifferenzaPuntiBCalendario;areaSquadraBCalendario;[.$E3];areaSquadraACalendario;[.U$2]);&quot;-&quot;)" office:value-type="string" office:string-value="-" calcext:value-type="string">
            <text:p>-</text:p>
          </table:table-cell>
          <table:table-cell table:formula="of:=IF(AND([.$E3]&lt;&gt;[.V$2];VLOOKUP([.$E3];areaCercaPuntiClassificaSquadre;3;0)=VLOOKUP([.V$2];areaCercaPuntiClassificaSquadre;3;0));SUMIFS(areaDifferenzaPuntiACalendario;areaSquadraACalendario;[.$E3];areaSquadraBCalendario;[.V$2])+SUMIFS(areaDifferenzaPuntiBCalendario;areaSquadraBCalendario;[.$E3];areaSquadraACalendario;[.V$2]);&quot;-&quot;)" office:value-type="string" office:string-value="-" calcext:value-type="string">
            <text:p>-</text:p>
          </table:table-cell>
          <table:table-cell table:formula="of:=IF(AND([.$E3]&lt;&gt;[.W$2];VLOOKUP([.$E3];areaCercaPuntiClassificaSquadre;3;0)=VLOOKUP([.W$2];areaCercaPuntiClassificaSquadre;3;0));SUMIFS(areaDifferenzaPuntiACalendario;areaSquadraACalendario;[.$E3];areaSquadraBCalendario;[.W$2])+SUMIFS(areaDifferenzaPuntiBCalendario;areaSquadraBCalendario;[.$E3];areaSquadraACalendario;[.W$2]);&quot;-&quot;)" office:value-type="string" office:string-value="-" calcext:value-type="string">
            <text:p>-</text:p>
          </table:table-cell>
          <table:table-cell table:formula="of:=IF(AND([.$E3]&lt;&gt;[.X$2];VLOOKUP([.$E3];areaCercaPuntiClassificaSquadre;3;0)=VLOOKUP([.X$2];areaCercaPuntiClassificaSquadre;3;0));SUMIFS(areaDifferenzaPuntiACalendario;areaSquadraACalendario;[.$E3];areaSquadraBCalendario;[.X$2])+SUMIFS(areaDifferenzaPuntiBCalendario;areaSquadraBCalendario;[.$E3];areaSquadraACalendario;[.X$2]);&quot;-&quot;)" office:value-type="string" office:string-value="-" calcext:value-type="string">
            <text:p>-</text:p>
          </table:table-cell>
          <table:table-cell table:formula="of:=IF(AND([.$E3]&lt;&gt;[.Y$2];VLOOKUP([.$E3];areaCercaPuntiClassificaSquadre;3;0)=VLOOKUP([.Y$2];areaCercaPuntiClassificaSquadre;3;0));SUMIFS(areaDifferenzaPuntiACalendario;areaSquadraACalendario;[.$E3];areaSquadraBCalendario;[.Y$2])+SUMIFS(areaDifferenzaPuntiBCalendario;areaSquadraBCalendario;[.$E3];areaSquadraACalendario;[.Y$2]);&quot;-&quot;)" office:value-type="string" office:string-value="-" calcext:value-type="string">
            <text:p>-</text:p>
          </table:table-cell>
          <table:table-cell table:formula="of:=IF(AND([.$E3]&lt;&gt;[.Z$2];VLOOKUP([.$E3];areaCercaPuntiClassificaSquadre;3;0)=VLOOKUP([.Z$2];areaCercaPuntiClassificaSquadre;3;0));SUMIFS(areaDifferenzaPuntiACalendario;areaSquadraACalendario;[.$E3];areaSquadraBCalendario;[.Z$2])+SUMIFS(areaDifferenzaPuntiBCalendario;areaSquadraBCalendario;[.$E3];areaSquadraACalendario;[.Z$2]);&quot;-&quot;)" office:value-type="string" office:string-value="-" calcext:value-type="string">
            <text:p>-</text:p>
          </table:table-cell>
          <table:table-cell table:formula="of:=IF(AND([.$E3]&lt;&gt;[.AA$2];VLOOKUP([.$E3];areaCercaPuntiClassificaSquadre;3;0)=VLOOKUP([.AA$2];areaCercaPuntiClassificaSquadre;3;0));SUMIFS(areaDifferenzaPuntiACalendario;areaSquadraACalendario;[.$E3];areaSquadraBCalendario;[.AA$2])+SUMIFS(areaDifferenzaPuntiBCalendario;areaSquadraBCalendario;[.$E3];areaSquadraACalendario;[.AA$2]);&quot;-&quot;)" office:value-type="string" office:string-value="-" calcext:value-type="string">
            <text:p>-</text:p>
          </table:table-cell>
          <table:table-cell table:style-name="ce77" table:formula="of:=IF(AND([.$E3]&lt;&gt;[.AB$2];VLOOKUP([.$E3];areaCercaPuntiClassificaSquadre;3;0)=VLOOKUP([.AB$2];areaCercaPuntiClassificaSquadre;3;0));SUMIFS(areaPuntiFattiACalendario;areaSquadraACalendario;[.$E3];areaSquadraBCalendario;[.AB$2])+SUMIFS(areaPuntiFattiBCalendario;areaSquadraBCalendario;[.$E3];areaSquadraACalendario;[.AB$2]);&quot;-&quot;)" office:value-type="string" office:string-value="-" calcext:value-type="string">
            <text:p>-</text:p>
          </table:table-cell>
          <table:table-cell table:formula="of:=IF(AND([.$E3]&lt;&gt;[.AC$2];VLOOKUP([.$E3];areaCercaPuntiClassificaSquadre;3;0)=VLOOKUP([.AC$2];areaCercaPuntiClassificaSquadre;3;0));SUMIFS(areaPuntiFattiACalendario;areaSquadraACalendario;[.$E3];areaSquadraBCalendario;[.AC$2])+SUMIFS(areaPuntiFattiBCalendario;areaSquadraBCalendario;[.$E3];areaSquadraACalendario;[.AC$2]);&quot;-&quot;)" office:value-type="string" office:string-value="-" calcext:value-type="string">
            <text:p>-</text:p>
          </table:table-cell>
          <table:table-cell table:formula="of:=IF(AND([.$E3]&lt;&gt;[.AD$2];VLOOKUP([.$E3];areaCercaPuntiClassificaSquadre;3;0)=VLOOKUP([.AD$2];areaCercaPuntiClassificaSquadre;3;0));SUMIFS(areaPuntiFattiACalendario;areaSquadraACalendario;[.$E3];areaSquadraBCalendario;[.AD$2])+SUMIFS(areaPuntiFattiBCalendario;areaSquadraBCalendario;[.$E3];areaSquadraACalendario;[.AD$2]);&quot;-&quot;)" office:value-type="string" office:string-value="-" calcext:value-type="string">
            <text:p>-</text:p>
          </table:table-cell>
          <table:table-cell table:formula="of:=IF(AND([.$E3]&lt;&gt;[.AE$2];VLOOKUP([.$E3];areaCercaPuntiClassificaSquadre;3;0)=VLOOKUP([.AE$2];areaCercaPuntiClassificaSquadre;3;0));SUMIFS(areaPuntiFattiACalendario;areaSquadraACalendario;[.$E3];areaSquadraBCalendario;[.AE$2])+SUMIFS(areaPuntiFattiBCalendario;areaSquadraBCalendario;[.$E3];areaSquadraACalendario;[.AE$2]);&quot;-&quot;)" office:value-type="string" office:string-value="-" calcext:value-type="string">
            <text:p>-</text:p>
          </table:table-cell>
          <table:table-cell table:formula="of:=IF(AND([.$E3]&lt;&gt;[.AF$2];VLOOKUP([.$E3];areaCercaPuntiClassificaSquadre;3;0)=VLOOKUP([.AF$2];areaCercaPuntiClassificaSquadre;3;0));SUMIFS(areaPuntiFattiACalendario;areaSquadraACalendario;[.$E3];areaSquadraBCalendario;[.AF$2])+SUMIFS(areaPuntiFattiBCalendario;areaSquadraBCalendario;[.$E3];areaSquadraACalendario;[.AF$2]);&quot;-&quot;)" office:value-type="string" office:string-value="-" calcext:value-type="string">
            <text:p>-</text:p>
          </table:table-cell>
          <table:table-cell table:formula="of:=IF(AND([.$E3]&lt;&gt;[.AG$2];VLOOKUP([.$E3];areaCercaPuntiClassificaSquadre;3;0)=VLOOKUP([.AG$2];areaCercaPuntiClassificaSquadre;3;0));SUMIFS(areaPuntiFattiACalendario;areaSquadraACalendario;[.$E3];areaSquadraBCalendario;[.AG$2])+SUMIFS(areaPuntiFattiBCalendario;areaSquadraBCalendario;[.$E3];areaSquadraACalendario;[.AG$2]);&quot;-&quot;)" office:value-type="string" office:string-value="-" calcext:value-type="string">
            <text:p>-</text:p>
          </table:table-cell>
          <table:table-cell table:formula="of:=IF(AND([.$E3]&lt;&gt;[.AH$2];VLOOKUP([.$E3];areaCercaPuntiClassificaSquadre;3;0)=VLOOKUP([.AH$2];areaCercaPuntiClassificaSquadre;3;0));SUMIFS(areaPuntiFattiACalendario;areaSquadraACalendario;[.$E3];areaSquadraBCalendario;[.AH$2])+SUMIFS(areaPuntiFattiBCalendario;areaSquadraBCalendario;[.$E3];areaSquadraACalendario;[.AH$2]);&quot;-&quot;)" office:value-type="string" office:string-value="-" calcext:value-type="string">
            <text:p>-</text:p>
          </table:table-cell>
          <table:table-cell table:formula="of:=IF(AND([.$E3]&lt;&gt;[.AI$2];VLOOKUP([.$E3];areaCercaPuntiClassificaSquadre;3;0)=VLOOKUP([.AI$2];areaCercaPuntiClassificaSquadre;3;0));SUMIFS(areaPuntiFattiACalendario;areaSquadraACalendario;[.$E3];areaSquadraBCalendario;[.AI$2])+SUMIFS(areaPuntiFattiBCalendario;areaSquadraBCalendario;[.$E3];areaSquadraACalendario;[.AI$2]);&quot;-&quot;)" office:value-type="string" office:string-value="-" calcext:value-type="string">
            <text:p>-</text:p>
          </table:table-cell>
          <table:table-cell table:formula="of:=IF(AND([.$E3]&lt;&gt;[.AJ$2];VLOOKUP([.$E3];areaCercaPuntiClassificaSquadre;3;0)=VLOOKUP([.AJ$2];areaCercaPuntiClassificaSquadre;3;0));SUMIFS(areaPuntiFattiACalendario;areaSquadraACalendario;[.$E3];areaSquadraBCalendario;[.AJ$2])+SUMIFS(areaPuntiFattiBCalendario;areaSquadraBCalendario;[.$E3];areaSquadraACalendario;[.AJ$2]);&quot;-&quot;)" office:value-type="string" office:string-value="-" calcext:value-type="string">
            <text:p>-</text:p>
          </table:table-cell>
          <table:table-cell table:formula="of:=IF(AND([.$E3]&lt;&gt;[.AK$2];VLOOKUP([.$E3];areaCercaPuntiClassificaSquadre;3;0)=VLOOKUP([.AK$2];areaCercaPuntiClassificaSquadre;3;0));SUMIFS(areaPuntiFattiACalendario;areaSquadraACalendario;[.$E3];areaSquadraBCalendario;[.AK$2])+SUMIFS(areaPuntiFattiBCalendario;areaSquadraBCalendario;[.$E3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Barracuda</text:p>
          </table:table-cell>
          <table:table-cell table:style-name="ce15" table:formula="of:=&quot;Campo &quot;&amp;[.A4]" office:value-type="string" office:string-value="Campo Barracuda" calcext:value-type="string">
            <text:p>Campo Barracuda</text:p>
          </table:table-cell>
          <table:table-cell table:style-name="ce15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formula="of:=COUNTIF(areaCoefficienteSquadre;&quot;&gt;=&quot;&amp;[.$F4])-1" office:value-type="float" office:value="4" calcext:value-type="float">
            <text:p>4</text:p>
          </table:table-cell>
          <table:table-cell table:formula="of:=[.A4]&amp;&quot;&quot;" office:value-type="string" office:string-value="Barracuda" calcext:value-type="string">
            <text:p>Barracuda</text:p>
          </table:table-cell>
          <table:table-cell table:formula="of:=TEXT([.$G4];&quot;000&quot;)&amp;TEXT(SUM([.$R4:.$AA4]);&quot;+000;-000&quot;)&amp;TEXT(SUM([.$AB4:.$AK4]);&quot;+000;-000&quot;)&amp;TEXT([.$N4];&quot;+000;-000&quot;)&amp;TEXT([.$L4];&quot;+000;-000&quot;)&amp;TEXT(ORG.LIBREOFFICE.RANDBETWEEN.NV(0;999);&quot;+000;-000&quot;)" office:value-type="string" office:string-value="009+000+000+080+359+998" calcext:value-type="string">
            <text:p>009+000+000+080+359+998</text:p>
          </table:table-cell>
          <table:table-cell table:formula="of:=[.I4]*constPuntiVittoria+[.J4]*constPuntiSconfitta+[.K4]*constPuntiForfait" office:value-type="float" office:value="9" calcext:value-type="float">
            <text:p>9</text:p>
          </table:table-cell>
          <table:table-cell table:formula="of:=SUM([.I4:.K4])" office:value-type="float" office:value="6" calcext:value-type="float">
            <text:p>6</text:p>
          </table:table-cell>
          <table:table-cell table:formula="of:=SUMIF(areaSquadraACalendario;[.E4];areaVintaACalendario)+SUMIF(areaSquadraBCalendario;[.E4];areaVintaBCalendario)" office:value-type="float" office:value="3" calcext:value-type="float">
            <text:p>3</text:p>
          </table:table-cell>
          <table:table-cell table:formula="of:=SUMIF(areaSquadraACalendario;[.E4];areaPersaACalendario)+SUMIF(areaSquadraBCalendario;[.E4];areaPersaBCalendario)" office:value-type="float" office:value="3" calcext:value-type="float">
            <text:p>3</text:p>
          </table:table-cell>
          <table:table-cell table:formula="of:=SUMIF(areaSquadraACalendario;[.E4];areaForfaitACalendario)+SUMIF(areaSquadraBCalendario;[.E4];areaForfaitBCalendario)" office:value-type="float" office:value="0" calcext:value-type="float">
            <text:p>0</text:p>
          </table:table-cell>
          <table:table-cell table:formula="of:=SUMIF(areaSquadraACalendario;[.E4];areaPuntiFattiACalendario)+SUMIF(areaSquadraBCalendario;[.E4];areaPuntiFattiBCalendario)" office:value-type="float" office:value="359" calcext:value-type="float">
            <text:p>359</text:p>
          </table:table-cell>
          <table:table-cell table:formula="of:=SUMIF(areaSquadraACalendario;[.E4];areaPuntiSubitiACalendario)+SUMIF(areaSquadraBCalendario;[.E4];areaPuntiSubitiBCalendario)" office:value-type="float" office:value="279" calcext:value-type="float">
            <text:p>279</text:p>
          </table:table-cell>
          <table:table-cell table:formula="of:=SUMIF(areaSquadraACalendario;[.E4];areaDifferenzaPuntiACalendario)+SUMIF(areaSquadraBCalendario;[.E4];areaDifferenzaPuntiBCalendario)" office:value-type="float" office:value="80" calcext:value-type="float">
            <text:p>+80</text:p>
          </table:table-cell>
          <table:table-cell table:formula="of:=IF([.H4]=0;0;ROUND([.L4]/[.H4];2))" office:value-type="float" office:value="59.83" calcext:value-type="float">
            <text:p>59,83</text:p>
          </table:table-cell>
          <table:table-cell table:formula="of:=IF([.H4]=0;0;ROUND([.M4]/[.H4];2))" office:value-type="float" office:value="46.5" calcext:value-type="float">
            <text:p>46,5</text:p>
          </table:table-cell>
          <table:table-cell table:formula="of:=IF([.H4]=0;0;ROUND([.N4]/[.H4];2))" office:value-type="float" office:value="13.33" calcext:value-type="float">
            <text:p>+13,33</text:p>
          </table:table-cell>
          <table:table-cell table:formula="of:=IF(AND([.$E4]&lt;&gt;[.R$2];VLOOKUP([.$E4];areaCercaPuntiClassificaSquadre;3;0)=VLOOKUP([.R$2];areaCercaPuntiClassificaSquadre;3;0));SUMIFS(areaDifferenzaPuntiACalendario;areaSquadraACalendario;[.$E4];areaSquadraBCalendario;[.R$2])+SUMIFS(areaDifferenzaPuntiBCalendario;areaSquadraBCalendario;[.$E4];areaSquadraACalendario;[.R$2]);&quot;-&quot;)" office:value-type="string" office:string-value="-" calcext:value-type="string">
            <text:p>-</text:p>
          </table:table-cell>
          <table:table-cell table:formula="of:=IF(AND([.$E4]&lt;&gt;[.S$2];VLOOKUP([.$E4];areaCercaPuntiClassificaSquadre;3;0)=VLOOKUP([.S$2];areaCercaPuntiClassificaSquadre;3;0));SUMIFS(areaDifferenzaPuntiACalendario;areaSquadraACalendario;[.$E4];areaSquadraBCalendario;[.S$2])+SUMIFS(areaDifferenzaPuntiBCalendario;areaSquadraBCalendario;[.$E4];areaSquadraACalendario;[.S$2]);&quot;-&quot;)" office:value-type="string" office:string-value="-" calcext:value-type="string">
            <text:p>-</text:p>
          </table:table-cell>
          <table:table-cell table:formula="of:=IF(AND([.$E4]&lt;&gt;[.T$2];VLOOKUP([.$E4];areaCercaPuntiClassificaSquadre;3;0)=VLOOKUP([.T$2];areaCercaPuntiClassificaSquadre;3;0));SUMIFS(areaDifferenzaPuntiACalendario;areaSquadraACalendario;[.$E4];areaSquadraBCalendario;[.T$2])+SUMIFS(areaDifferenzaPuntiBCalendario;areaSquadraBCalendario;[.$E4];areaSquadraACalendario;[.T$2]);&quot;-&quot;)" office:value-type="string" office:string-value="-" calcext:value-type="string">
            <text:p>-</text:p>
          </table:table-cell>
          <table:table-cell table:formula="of:=IF(AND([.$E4]&lt;&gt;[.U$2];VLOOKUP([.$E4];areaCercaPuntiClassificaSquadre;3;0)=VLOOKUP([.U$2];areaCercaPuntiClassificaSquadre;3;0));SUMIFS(areaDifferenzaPuntiACalendario;areaSquadraACalendario;[.$E4];areaSquadraBCalendario;[.U$2])+SUMIFS(areaDifferenzaPuntiBCalendario;areaSquadraBCalendario;[.$E4];areaSquadraACalendario;[.U$2]);&quot;-&quot;)" office:value-type="string" office:string-value="-" calcext:value-type="string">
            <text:p>-</text:p>
          </table:table-cell>
          <table:table-cell table:formula="of:=IF(AND([.$E4]&lt;&gt;[.V$2];VLOOKUP([.$E4];areaCercaPuntiClassificaSquadre;3;0)=VLOOKUP([.V$2];areaCercaPuntiClassificaSquadre;3;0));SUMIFS(areaDifferenzaPuntiACalendario;areaSquadraACalendario;[.$E4];areaSquadraBCalendario;[.V$2])+SUMIFS(areaDifferenzaPuntiBCalendario;areaSquadraBCalendario;[.$E4];areaSquadraACalendario;[.V$2]);&quot;-&quot;)" office:value-type="string" office:string-value="-" calcext:value-type="string">
            <text:p>-</text:p>
          </table:table-cell>
          <table:table-cell table:formula="of:=IF(AND([.$E4]&lt;&gt;[.W$2];VLOOKUP([.$E4];areaCercaPuntiClassificaSquadre;3;0)=VLOOKUP([.W$2];areaCercaPuntiClassificaSquadre;3;0));SUMIFS(areaDifferenzaPuntiACalendario;areaSquadraACalendario;[.$E4];areaSquadraBCalendario;[.W$2])+SUMIFS(areaDifferenzaPuntiBCalendario;areaSquadraBCalendario;[.$E4];areaSquadraACalendario;[.W$2]);&quot;-&quot;)" office:value-type="string" office:string-value="-" calcext:value-type="string">
            <text:p>-</text:p>
          </table:table-cell>
          <table:table-cell table:formula="of:=IF(AND([.$E4]&lt;&gt;[.X$2];VLOOKUP([.$E4];areaCercaPuntiClassificaSquadre;3;0)=VLOOKUP([.X$2];areaCercaPuntiClassificaSquadre;3;0));SUMIFS(areaDifferenzaPuntiACalendario;areaSquadraACalendario;[.$E4];areaSquadraBCalendario;[.X$2])+SUMIFS(areaDifferenzaPuntiBCalendario;areaSquadraBCalendario;[.$E4];areaSquadraACalendario;[.X$2]);&quot;-&quot;)" office:value-type="string" office:string-value="-" calcext:value-type="string">
            <text:p>-</text:p>
          </table:table-cell>
          <table:table-cell table:formula="of:=IF(AND([.$E4]&lt;&gt;[.Y$2];VLOOKUP([.$E4];areaCercaPuntiClassificaSquadre;3;0)=VLOOKUP([.Y$2];areaCercaPuntiClassificaSquadre;3;0));SUMIFS(areaDifferenzaPuntiACalendario;areaSquadraACalendario;[.$E4];areaSquadraBCalendario;[.Y$2])+SUMIFS(areaDifferenzaPuntiBCalendario;areaSquadraBCalendario;[.$E4];areaSquadraACalendario;[.Y$2]);&quot;-&quot;)" office:value-type="string" office:string-value="-" calcext:value-type="string">
            <text:p>-</text:p>
          </table:table-cell>
          <table:table-cell table:formula="of:=IF(AND([.$E4]&lt;&gt;[.Z$2];VLOOKUP([.$E4];areaCercaPuntiClassificaSquadre;3;0)=VLOOKUP([.Z$2];areaCercaPuntiClassificaSquadre;3;0));SUMIFS(areaDifferenzaPuntiACalendario;areaSquadraACalendario;[.$E4];areaSquadraBCalendario;[.Z$2])+SUMIFS(areaDifferenzaPuntiBCalendario;areaSquadraBCalendario;[.$E4];areaSquadraACalendario;[.Z$2]);&quot;-&quot;)" office:value-type="string" office:string-value="-" calcext:value-type="string">
            <text:p>-</text:p>
          </table:table-cell>
          <table:table-cell table:formula="of:=IF(AND([.$E4]&lt;&gt;[.AA$2];VLOOKUP([.$E4];areaCercaPuntiClassificaSquadre;3;0)=VLOOKUP([.AA$2];areaCercaPuntiClassificaSquadre;3;0));SUMIFS(areaDifferenzaPuntiACalendario;areaSquadraACalendario;[.$E4];areaSquadraBCalendario;[.AA$2])+SUMIFS(areaDifferenzaPuntiBCalendario;areaSquadraBCalendario;[.$E4];areaSquadraACalendario;[.AA$2]);&quot;-&quot;)" office:value-type="string" office:string-value="-" calcext:value-type="string">
            <text:p>-</text:p>
          </table:table-cell>
          <table:table-cell table:formula="of:=IF(AND([.$E4]&lt;&gt;[.AB$2];VLOOKUP([.$E4];areaCercaPuntiClassificaSquadre;3;0)=VLOOKUP([.AB$2];areaCercaPuntiClassificaSquadre;3;0));SUMIFS(areaPuntiFattiACalendario;areaSquadraACalendario;[.$E4];areaSquadraBCalendario;[.AB$2])+SUMIFS(areaPuntiFattiBCalendario;areaSquadraBCalendario;[.$E4];areaSquadraACalendario;[.AB$2]);&quot;-&quot;)" office:value-type="string" office:string-value="-" calcext:value-type="string">
            <text:p>-</text:p>
          </table:table-cell>
          <table:table-cell table:formula="of:=IF(AND([.$E4]&lt;&gt;[.AC$2];VLOOKUP([.$E4];areaCercaPuntiClassificaSquadre;3;0)=VLOOKUP([.AC$2];areaCercaPuntiClassificaSquadre;3;0));SUMIFS(areaPuntiFattiACalendario;areaSquadraACalendario;[.$E4];areaSquadraBCalendario;[.AC$2])+SUMIFS(areaPuntiFattiBCalendario;areaSquadraBCalendario;[.$E4];areaSquadraACalendario;[.AC$2]);&quot;-&quot;)" office:value-type="string" office:string-value="-" calcext:value-type="string">
            <text:p>-</text:p>
          </table:table-cell>
          <table:table-cell table:formula="of:=IF(AND([.$E4]&lt;&gt;[.AD$2];VLOOKUP([.$E4];areaCercaPuntiClassificaSquadre;3;0)=VLOOKUP([.AD$2];areaCercaPuntiClassificaSquadre;3;0));SUMIFS(areaPuntiFattiACalendario;areaSquadraACalendario;[.$E4];areaSquadraBCalendario;[.AD$2])+SUMIFS(areaPuntiFattiBCalendario;areaSquadraBCalendario;[.$E4];areaSquadraACalendario;[.AD$2]);&quot;-&quot;)" office:value-type="string" office:string-value="-" calcext:value-type="string">
            <text:p>-</text:p>
          </table:table-cell>
          <table:table-cell table:formula="of:=IF(AND([.$E4]&lt;&gt;[.AE$2];VLOOKUP([.$E4];areaCercaPuntiClassificaSquadre;3;0)=VLOOKUP([.AE$2];areaCercaPuntiClassificaSquadre;3;0));SUMIFS(areaPuntiFattiACalendario;areaSquadraACalendario;[.$E4];areaSquadraBCalendario;[.AE$2])+SUMIFS(areaPuntiFattiBCalendario;areaSquadraBCalendario;[.$E4];areaSquadraACalendario;[.AE$2]);&quot;-&quot;)" office:value-type="string" office:string-value="-" calcext:value-type="string">
            <text:p>-</text:p>
          </table:table-cell>
          <table:table-cell table:formula="of:=IF(AND([.$E4]&lt;&gt;[.AF$2];VLOOKUP([.$E4];areaCercaPuntiClassificaSquadre;3;0)=VLOOKUP([.AF$2];areaCercaPuntiClassificaSquadre;3;0));SUMIFS(areaPuntiFattiACalendario;areaSquadraACalendario;[.$E4];areaSquadraBCalendario;[.AF$2])+SUMIFS(areaPuntiFattiBCalendario;areaSquadraBCalendario;[.$E4];areaSquadraACalendario;[.AF$2]);&quot;-&quot;)" office:value-type="string" office:string-value="-" calcext:value-type="string">
            <text:p>-</text:p>
          </table:table-cell>
          <table:table-cell table:formula="of:=IF(AND([.$E4]&lt;&gt;[.AG$2];VLOOKUP([.$E4];areaCercaPuntiClassificaSquadre;3;0)=VLOOKUP([.AG$2];areaCercaPuntiClassificaSquadre;3;0));SUMIFS(areaPuntiFattiACalendario;areaSquadraACalendario;[.$E4];areaSquadraBCalendario;[.AG$2])+SUMIFS(areaPuntiFattiBCalendario;areaSquadraBCalendario;[.$E4];areaSquadraACalendario;[.AG$2]);&quot;-&quot;)" office:value-type="string" office:string-value="-" calcext:value-type="string">
            <text:p>-</text:p>
          </table:table-cell>
          <table:table-cell table:formula="of:=IF(AND([.$E4]&lt;&gt;[.AH$2];VLOOKUP([.$E4];areaCercaPuntiClassificaSquadre;3;0)=VLOOKUP([.AH$2];areaCercaPuntiClassificaSquadre;3;0));SUMIFS(areaPuntiFattiACalendario;areaSquadraACalendario;[.$E4];areaSquadraBCalendario;[.AH$2])+SUMIFS(areaPuntiFattiBCalendario;areaSquadraBCalendario;[.$E4];areaSquadraACalendario;[.AH$2]);&quot;-&quot;)" office:value-type="string" office:string-value="-" calcext:value-type="string">
            <text:p>-</text:p>
          </table:table-cell>
          <table:table-cell table:formula="of:=IF(AND([.$E4]&lt;&gt;[.AI$2];VLOOKUP([.$E4];areaCercaPuntiClassificaSquadre;3;0)=VLOOKUP([.AI$2];areaCercaPuntiClassificaSquadre;3;0));SUMIFS(areaPuntiFattiACalendario;areaSquadraACalendario;[.$E4];areaSquadraBCalendario;[.AI$2])+SUMIFS(areaPuntiFattiBCalendario;areaSquadraBCalendario;[.$E4];areaSquadraACalendario;[.AI$2]);&quot;-&quot;)" office:value-type="string" office:string-value="-" calcext:value-type="string">
            <text:p>-</text:p>
          </table:table-cell>
          <table:table-cell table:formula="of:=IF(AND([.$E4]&lt;&gt;[.AJ$2];VLOOKUP([.$E4];areaCercaPuntiClassificaSquadre;3;0)=VLOOKUP([.AJ$2];areaCercaPuntiClassificaSquadre;3;0));SUMIFS(areaPuntiFattiACalendario;areaSquadraACalendario;[.$E4];areaSquadraBCalendario;[.AJ$2])+SUMIFS(areaPuntiFattiBCalendario;areaSquadraBCalendario;[.$E4];areaSquadraACalendario;[.AJ$2]);&quot;-&quot;)" office:value-type="string" office:string-value="-" calcext:value-type="string">
            <text:p>-</text:p>
          </table:table-cell>
          <table:table-cell table:formula="of:=IF(AND([.$E4]&lt;&gt;[.AK$2];VLOOKUP([.$E4];areaCercaPuntiClassificaSquadre;3;0)=VLOOKUP([.AK$2];areaCercaPuntiClassificaSquadre;3;0));SUMIFS(areaPuntiFattiACalendario;areaSquadraACalendario;[.$E4];areaSquadraBCalendario;[.AK$2])+SUMIFS(areaPuntiFattiBCalendario;areaSquadraBCalendario;[.$E4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Cinghiali</text:p>
          </table:table-cell>
          <table:table-cell table:style-name="ce15" table:formula="of:=&quot;Campo &quot;&amp;[.A5]" office:value-type="string" office:string-value="Campo Cinghiali" calcext:value-type="string">
            <text:p>Campo Cinghiali</text:p>
          </table:table-cell>
          <table:table-cell table:style-name="ce15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formula="of:=COUNTIF(areaCoefficienteSquadre;&quot;&gt;=&quot;&amp;[.$F5])-1" office:value-type="float" office:value="5" calcext:value-type="float">
            <text:p>5</text:p>
          </table:table-cell>
          <table:table-cell table:formula="of:=[.A5]&amp;&quot;&quot;" office:value-type="string" office:string-value="Cinghiali" calcext:value-type="string">
            <text:p>Cinghiali</text:p>
          </table:table-cell>
          <table:table-cell table:formula="of:=TEXT([.$G5];&quot;000&quot;)&amp;TEXT(SUM([.$R5:.$AA5]);&quot;+000;-000&quot;)&amp;TEXT(SUM([.$AB5:.$AK5]);&quot;+000;-000&quot;)&amp;TEXT([.$N5];&quot;+000;-000&quot;)&amp;TEXT([.$L5];&quot;+000;-000&quot;)&amp;TEXT(ORG.LIBREOFFICE.RANDBETWEEN.NV(0;999);&quot;+000;-000&quot;)" office:value-type="string" office:string-value="008+002+050-091+223+633" calcext:value-type="string">
            <text:p>008+002+050-091+223+633</text:p>
          </table:table-cell>
          <table:table-cell table:formula="of:=[.I5]*constPuntiVittoria+[.J5]*constPuntiSconfitta+[.K5]*constPuntiForfait" office:value-type="float" office:value="8" calcext:value-type="float">
            <text:p>8</text:p>
          </table:table-cell>
          <table:table-cell table:formula="of:=SUM([.I5:.K5])" office:value-type="float" office:value="6" calcext:value-type="float">
            <text:p>6</text:p>
          </table:table-cell>
          <table:table-cell table:formula="of:=SUMIF(areaSquadraACalendario;[.E5];areaVintaACalendario)+SUMIF(areaSquadraBCalendario;[.E5];areaVintaBCalendario)" office:value-type="float" office:value="2" calcext:value-type="float">
            <text:p>2</text:p>
          </table:table-cell>
          <table:table-cell table:formula="of:=SUMIF(areaSquadraACalendario;[.E5];areaPersaACalendario)+SUMIF(areaSquadraBCalendario;[.E5];areaPersaBCalendario)" office:value-type="float" office:value="4" calcext:value-type="float">
            <text:p>4</text:p>
          </table:table-cell>
          <table:table-cell table:formula="of:=SUMIF(areaSquadraACalendario;[.E5];areaForfaitACalendario)+SUMIF(areaSquadraBCalendario;[.E5];areaForfaitBCalendario)" office:value-type="float" office:value="0" calcext:value-type="float">
            <text:p>0</text:p>
          </table:table-cell>
          <table:table-cell table:formula="of:=SUMIF(areaSquadraACalendario;[.E5];areaPuntiFattiACalendario)+SUMIF(areaSquadraBCalendario;[.E5];areaPuntiFattiBCalendario)" office:value-type="float" office:value="223" calcext:value-type="float">
            <text:p>223</text:p>
          </table:table-cell>
          <table:table-cell table:formula="of:=SUMIF(areaSquadraACalendario;[.E5];areaPuntiSubitiACalendario)+SUMIF(areaSquadraBCalendario;[.E5];areaPuntiSubitiBCalendario)" office:value-type="float" office:value="314" calcext:value-type="float">
            <text:p>314</text:p>
          </table:table-cell>
          <table:table-cell table:formula="of:=SUMIF(areaSquadraACalendario;[.E5];areaDifferenzaPuntiACalendario)+SUMIF(areaSquadraBCalendario;[.E5];areaDifferenzaPuntiBCalendario)" office:value-type="float" office:value="-91" calcext:value-type="float">
            <text:p>-91</text:p>
          </table:table-cell>
          <table:table-cell table:formula="of:=IF([.H5]=0;0;ROUND([.L5]/[.H5];2))" office:value-type="float" office:value="37.17" calcext:value-type="float">
            <text:p>37,17</text:p>
          </table:table-cell>
          <table:table-cell table:formula="of:=IF([.H5]=0;0;ROUND([.M5]/[.H5];2))" office:value-type="float" office:value="52.33" calcext:value-type="float">
            <text:p>52,33</text:p>
          </table:table-cell>
          <table:table-cell table:formula="of:=IF([.H5]=0;0;ROUND([.N5]/[.H5];2))" office:value-type="float" office:value="-15.17" calcext:value-type="float">
            <text:p>-15,17</text:p>
          </table:table-cell>
          <table:table-cell table:formula="of:=IF(AND([.$E5]&lt;&gt;[.R$2];VLOOKUP([.$E5];areaCercaPuntiClassificaSquadre;3;0)=VLOOKUP([.R$2];areaCercaPuntiClassificaSquadre;3;0));SUMIFS(areaDifferenzaPuntiACalendario;areaSquadraACalendario;[.$E5];areaSquadraBCalendario;[.R$2])+SUMIFS(areaDifferenzaPuntiBCalendario;areaSquadraBCalendario;[.$E5];areaSquadraACalendario;[.R$2]);&quot;-&quot;)" office:value-type="string" office:string-value="-" calcext:value-type="string">
            <text:p>-</text:p>
          </table:table-cell>
          <table:table-cell table:formula="of:=IF(AND([.$E5]&lt;&gt;[.S$2];VLOOKUP([.$E5];areaCercaPuntiClassificaSquadre;3;0)=VLOOKUP([.S$2];areaCercaPuntiClassificaSquadre;3;0));SUMIFS(areaDifferenzaPuntiACalendario;areaSquadraACalendario;[.$E5];areaSquadraBCalendario;[.S$2])+SUMIFS(areaDifferenzaPuntiBCalendario;areaSquadraBCalendario;[.$E5];areaSquadraACalendario;[.S$2]);&quot;-&quot;)" office:value-type="string" office:string-value="-" calcext:value-type="string">
            <text:p>-</text:p>
          </table:table-cell>
          <table:table-cell table:formula="of:=IF(AND([.$E5]&lt;&gt;[.T$2];VLOOKUP([.$E5];areaCercaPuntiClassificaSquadre;3;0)=VLOOKUP([.T$2];areaCercaPuntiClassificaSquadre;3;0));SUMIFS(areaDifferenzaPuntiACalendario;areaSquadraACalendario;[.$E5];areaSquadraBCalendario;[.T$2])+SUMIFS(areaDifferenzaPuntiBCalendario;areaSquadraBCalendario;[.$E5];areaSquadraACalendario;[.T$2]);&quot;-&quot;)" office:value-type="string" office:string-value="-" calcext:value-type="string">
            <text:p>-</text:p>
          </table:table-cell>
          <table:table-cell table:formula="of:=IF(AND([.$E5]&lt;&gt;[.U$2];VLOOKUP([.$E5];areaCercaPuntiClassificaSquadre;3;0)=VLOOKUP([.U$2];areaCercaPuntiClassificaSquadre;3;0));SUMIFS(areaDifferenzaPuntiACalendario;areaSquadraACalendario;[.$E5];areaSquadraBCalendario;[.U$2])+SUMIFS(areaDifferenzaPuntiBCalendario;areaSquadraBCalendario;[.$E5];areaSquadraACalendario;[.U$2]);&quot;-&quot;)" office:value-type="string" office:string-value="-" calcext:value-type="string">
            <text:p>-</text:p>
          </table:table-cell>
          <table:table-cell table:formula="of:=IF(AND([.$E5]&lt;&gt;[.V$2];VLOOKUP([.$E5];areaCercaPuntiClassificaSquadre;3;0)=VLOOKUP([.V$2];areaCercaPuntiClassificaSquadre;3;0));SUMIFS(areaDifferenzaPuntiACalendario;areaSquadraACalendario;[.$E5];areaSquadraBCalendario;[.V$2])+SUMIFS(areaDifferenzaPuntiBCalendario;areaSquadraBCalendario;[.$E5];areaSquadraACalendario;[.V$2]);&quot;-&quot;)" office:value-type="string" office:string-value="-" calcext:value-type="string">
            <text:p>-</text:p>
          </table:table-cell>
          <table:table-cell table:formula="of:=IF(AND([.$E5]&lt;&gt;[.W$2];VLOOKUP([.$E5];areaCercaPuntiClassificaSquadre;3;0)=VLOOKUP([.W$2];areaCercaPuntiClassificaSquadre;3;0));SUMIFS(areaDifferenzaPuntiACalendario;areaSquadraACalendario;[.$E5];areaSquadraBCalendario;[.W$2])+SUMIFS(areaDifferenzaPuntiBCalendario;areaSquadraBCalendario;[.$E5];areaSquadraACalendario;[.W$2]);&quot;-&quot;)" office:value-type="string" office:string-value="-" calcext:value-type="string">
            <text:p>-</text:p>
          </table:table-cell>
          <table:table-cell table:formula="of:=IF(AND([.$E5]&lt;&gt;[.X$2];VLOOKUP([.$E5];areaCercaPuntiClassificaSquadre;3;0)=VLOOKUP([.X$2];areaCercaPuntiClassificaSquadre;3;0));SUMIFS(areaDifferenzaPuntiACalendario;areaSquadraACalendario;[.$E5];areaSquadraBCalendario;[.X$2])+SUMIFS(areaDifferenzaPuntiBCalendario;areaSquadraBCalendario;[.$E5];areaSquadraACalendario;[.X$2]);&quot;-&quot;)" office:value-type="float" office:value="2" calcext:value-type="float">
            <text:p>+2</text:p>
          </table:table-cell>
          <table:table-cell table:formula="of:=IF(AND([.$E5]&lt;&gt;[.Y$2];VLOOKUP([.$E5];areaCercaPuntiClassificaSquadre;3;0)=VLOOKUP([.Y$2];areaCercaPuntiClassificaSquadre;3;0));SUMIFS(areaDifferenzaPuntiACalendario;areaSquadraACalendario;[.$E5];areaSquadraBCalendario;[.Y$2])+SUMIFS(areaDifferenzaPuntiBCalendario;areaSquadraBCalendario;[.$E5];areaSquadraACalendario;[.Y$2]);&quot;-&quot;)" office:value-type="string" office:string-value="-" calcext:value-type="string">
            <text:p>-</text:p>
          </table:table-cell>
          <table:table-cell table:formula="of:=IF(AND([.$E5]&lt;&gt;[.Z$2];VLOOKUP([.$E5];areaCercaPuntiClassificaSquadre;3;0)=VLOOKUP([.Z$2];areaCercaPuntiClassificaSquadre;3;0));SUMIFS(areaDifferenzaPuntiACalendario;areaSquadraACalendario;[.$E5];areaSquadraBCalendario;[.Z$2])+SUMIFS(areaDifferenzaPuntiBCalendario;areaSquadraBCalendario;[.$E5];areaSquadraACalendario;[.Z$2]);&quot;-&quot;)" office:value-type="string" office:string-value="-" calcext:value-type="string">
            <text:p>-</text:p>
          </table:table-cell>
          <table:table-cell table:formula="of:=IF(AND([.$E5]&lt;&gt;[.AA$2];VLOOKUP([.$E5];areaCercaPuntiClassificaSquadre;3;0)=VLOOKUP([.AA$2];areaCercaPuntiClassificaSquadre;3;0));SUMIFS(areaDifferenzaPuntiACalendario;areaSquadraACalendario;[.$E5];areaSquadraBCalendario;[.AA$2])+SUMIFS(areaDifferenzaPuntiBCalendario;areaSquadraBCalendario;[.$E5];areaSquadraACalendario;[.AA$2]);&quot;-&quot;)" office:value-type="string" office:string-value="-" calcext:value-type="string">
            <text:p>-</text:p>
          </table:table-cell>
          <table:table-cell table:formula="of:=IF(AND([.$E5]&lt;&gt;[.AB$2];VLOOKUP([.$E5];areaCercaPuntiClassificaSquadre;3;0)=VLOOKUP([.AB$2];areaCercaPuntiClassificaSquadre;3;0));SUMIFS(areaPuntiFattiACalendario;areaSquadraACalendario;[.$E5];areaSquadraBCalendario;[.AB$2])+SUMIFS(areaPuntiFattiBCalendario;areaSquadraBCalendario;[.$E5];areaSquadraACalendario;[.AB$2]);&quot;-&quot;)" office:value-type="string" office:string-value="-" calcext:value-type="string">
            <text:p>-</text:p>
          </table:table-cell>
          <table:table-cell table:formula="of:=IF(AND([.$E5]&lt;&gt;[.AC$2];VLOOKUP([.$E5];areaCercaPuntiClassificaSquadre;3;0)=VLOOKUP([.AC$2];areaCercaPuntiClassificaSquadre;3;0));SUMIFS(areaPuntiFattiACalendario;areaSquadraACalendario;[.$E5];areaSquadraBCalendario;[.AC$2])+SUMIFS(areaPuntiFattiBCalendario;areaSquadraBCalendario;[.$E5];areaSquadraACalendario;[.AC$2]);&quot;-&quot;)" office:value-type="string" office:string-value="-" calcext:value-type="string">
            <text:p>-</text:p>
          </table:table-cell>
          <table:table-cell table:formula="of:=IF(AND([.$E5]&lt;&gt;[.AD$2];VLOOKUP([.$E5];areaCercaPuntiClassificaSquadre;3;0)=VLOOKUP([.AD$2];areaCercaPuntiClassificaSquadre;3;0));SUMIFS(areaPuntiFattiACalendario;areaSquadraACalendario;[.$E5];areaSquadraBCalendario;[.AD$2])+SUMIFS(areaPuntiFattiBCalendario;areaSquadraBCalendario;[.$E5];areaSquadraACalendario;[.AD$2]);&quot;-&quot;)" office:value-type="string" office:string-value="-" calcext:value-type="string">
            <text:p>-</text:p>
          </table:table-cell>
          <table:table-cell table:formula="of:=IF(AND([.$E5]&lt;&gt;[.AE$2];VLOOKUP([.$E5];areaCercaPuntiClassificaSquadre;3;0)=VLOOKUP([.AE$2];areaCercaPuntiClassificaSquadre;3;0));SUMIFS(areaPuntiFattiACalendario;areaSquadraACalendario;[.$E5];areaSquadraBCalendario;[.AE$2])+SUMIFS(areaPuntiFattiBCalendario;areaSquadraBCalendario;[.$E5];areaSquadraACalendario;[.AE$2]);&quot;-&quot;)" office:value-type="string" office:string-value="-" calcext:value-type="string">
            <text:p>-</text:p>
          </table:table-cell>
          <table:table-cell table:formula="of:=IF(AND([.$E5]&lt;&gt;[.AF$2];VLOOKUP([.$E5];areaCercaPuntiClassificaSquadre;3;0)=VLOOKUP([.AF$2];areaCercaPuntiClassificaSquadre;3;0));SUMIFS(areaPuntiFattiACalendario;areaSquadraACalendario;[.$E5];areaSquadraBCalendario;[.AF$2])+SUMIFS(areaPuntiFattiBCalendario;areaSquadraBCalendario;[.$E5];areaSquadraACalendario;[.AF$2]);&quot;-&quot;)" office:value-type="string" office:string-value="-" calcext:value-type="string">
            <text:p>-</text:p>
          </table:table-cell>
          <table:table-cell table:formula="of:=IF(AND([.$E5]&lt;&gt;[.AG$2];VLOOKUP([.$E5];areaCercaPuntiClassificaSquadre;3;0)=VLOOKUP([.AG$2];areaCercaPuntiClassificaSquadre;3;0));SUMIFS(areaPuntiFattiACalendario;areaSquadraACalendario;[.$E5];areaSquadraBCalendario;[.AG$2])+SUMIFS(areaPuntiFattiBCalendario;areaSquadraBCalendario;[.$E5];areaSquadraACalendario;[.AG$2]);&quot;-&quot;)" office:value-type="string" office:string-value="-" calcext:value-type="string">
            <text:p>-</text:p>
          </table:table-cell>
          <table:table-cell table:formula="of:=IF(AND([.$E5]&lt;&gt;[.AH$2];VLOOKUP([.$E5];areaCercaPuntiClassificaSquadre;3;0)=VLOOKUP([.AH$2];areaCercaPuntiClassificaSquadre;3;0));SUMIFS(areaPuntiFattiACalendario;areaSquadraACalendario;[.$E5];areaSquadraBCalendario;[.AH$2])+SUMIFS(areaPuntiFattiBCalendario;areaSquadraBCalendario;[.$E5];areaSquadraACalendario;[.AH$2]);&quot;-&quot;)" office:value-type="float" office:value="50" calcext:value-type="float">
            <text:p>50</text:p>
          </table:table-cell>
          <table:table-cell table:formula="of:=IF(AND([.$E5]&lt;&gt;[.AI$2];VLOOKUP([.$E5];areaCercaPuntiClassificaSquadre;3;0)=VLOOKUP([.AI$2];areaCercaPuntiClassificaSquadre;3;0));SUMIFS(areaPuntiFattiACalendario;areaSquadraACalendario;[.$E5];areaSquadraBCalendario;[.AI$2])+SUMIFS(areaPuntiFattiBCalendario;areaSquadraBCalendario;[.$E5];areaSquadraACalendario;[.AI$2]);&quot;-&quot;)" office:value-type="string" office:string-value="-" calcext:value-type="string">
            <text:p>-</text:p>
          </table:table-cell>
          <table:table-cell table:formula="of:=IF(AND([.$E5]&lt;&gt;[.AJ$2];VLOOKUP([.$E5];areaCercaPuntiClassificaSquadre;3;0)=VLOOKUP([.AJ$2];areaCercaPuntiClassificaSquadre;3;0));SUMIFS(areaPuntiFattiACalendario;areaSquadraACalendario;[.$E5];areaSquadraBCalendario;[.AJ$2])+SUMIFS(areaPuntiFattiBCalendario;areaSquadraBCalendario;[.$E5];areaSquadraACalendario;[.AJ$2]);&quot;-&quot;)" office:value-type="string" office:string-value="-" calcext:value-type="string">
            <text:p>-</text:p>
          </table:table-cell>
          <table:table-cell table:formula="of:=IF(AND([.$E5]&lt;&gt;[.AK$2];VLOOKUP([.$E5];areaCercaPuntiClassificaSquadre;3;0)=VLOOKUP([.AK$2];areaCercaPuntiClassificaSquadre;3;0));SUMIFS(areaPuntiFattiACalendario;areaSquadraACalendario;[.$E5];areaSquadraBCalendario;[.AK$2])+SUMIFS(areaPuntiFattiBCalendario;areaSquadraBCalendario;[.$E5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Delfini</text:p>
          </table:table-cell>
          <table:table-cell table:style-name="ce15" table:formula="of:=&quot;Campo &quot;&amp;[.A6]" office:value-type="string" office:string-value="Campo Delfini" calcext:value-type="string">
            <text:p>Campo Delfini</text:p>
          </table:table-cell>
          <table:table-cell table:style-name="ce15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formula="of:=COUNTIF(areaCoefficienteSquadre;&quot;&gt;=&quot;&amp;[.$F6])-1" office:value-type="float" office:value="2" calcext:value-type="float">
            <text:p>2</text:p>
          </table:table-cell>
          <table:table-cell table:formula="of:=[.A6]&amp;&quot;&quot;" office:value-type="string" office:string-value="Delfini" calcext:value-type="string">
            <text:p>Delfini</text:p>
          </table:table-cell>
          <table:table-cell table:formula="of:=TEXT([.$G6];&quot;000&quot;)&amp;TEXT(SUM([.$R6:.$AA6]);&quot;+000;-000&quot;)&amp;TEXT(SUM([.$AB6:.$AK6]);&quot;+000;-000&quot;)&amp;TEXT([.$N6];&quot;+000;-000&quot;)&amp;TEXT([.$L6];&quot;+000;-000&quot;)&amp;TEXT(ORG.LIBREOFFICE.RANDBETWEEN.NV(0;999);&quot;+000;-000&quot;)" office:value-type="string" office:string-value="011-004+049+065+319+083" calcext:value-type="string">
            <text:p>011-004+049+065+319+083</text:p>
          </table:table-cell>
          <table:table-cell table:formula="of:=[.I6]*constPuntiVittoria+[.J6]*constPuntiSconfitta+[.K6]*constPuntiForfait" office:value-type="float" office:value="11" calcext:value-type="float">
            <text:p>11</text:p>
          </table:table-cell>
          <table:table-cell table:formula="of:=SUM([.I6:.K6])" office:value-type="float" office:value="6" calcext:value-type="float">
            <text:p>6</text:p>
          </table:table-cell>
          <table:table-cell table:formula="of:=SUMIF(areaSquadraACalendario;[.E6];areaVintaACalendario)+SUMIF(areaSquadraBCalendario;[.E6];areaVintaBCalendario)" office:value-type="float" office:value="5" calcext:value-type="float">
            <text:p>5</text:p>
          </table:table-cell>
          <table:table-cell table:formula="of:=SUMIF(areaSquadraACalendario;[.E6];areaPersaACalendario)+SUMIF(areaSquadraBCalendario;[.E6];areaPersaBCalendario)" office:value-type="float" office:value="1" calcext:value-type="float">
            <text:p>1</text:p>
          </table:table-cell>
          <table:table-cell table:formula="of:=SUMIF(areaSquadraACalendario;[.E6];areaForfaitACalendario)+SUMIF(areaSquadraBCalendario;[.E6];areaForfaitBCalendario)" office:value-type="float" office:value="0" calcext:value-type="float">
            <text:p>0</text:p>
          </table:table-cell>
          <table:table-cell table:formula="of:=SUMIF(areaSquadraACalendario;[.E6];areaPuntiFattiACalendario)+SUMIF(areaSquadraBCalendario;[.E6];areaPuntiFattiBCalendario)" office:value-type="float" office:value="319" calcext:value-type="float">
            <text:p>319</text:p>
          </table:table-cell>
          <table:table-cell table:formula="of:=SUMIF(areaSquadraACalendario;[.E6];areaPuntiSubitiACalendario)+SUMIF(areaSquadraBCalendario;[.E6];areaPuntiSubitiBCalendario)" office:value-type="float" office:value="254" calcext:value-type="float">
            <text:p>254</text:p>
          </table:table-cell>
          <table:table-cell table:formula="of:=SUMIF(areaSquadraACalendario;[.E6];areaDifferenzaPuntiACalendario)+SUMIF(areaSquadraBCalendario;[.E6];areaDifferenzaPuntiBCalendario)" office:value-type="float" office:value="65" calcext:value-type="float">
            <text:p>+65</text:p>
          </table:table-cell>
          <table:table-cell table:formula="of:=IF([.H6]=0;0;ROUND([.L6]/[.H6];2))" office:value-type="float" office:value="53.17" calcext:value-type="float">
            <text:p>53,17</text:p>
          </table:table-cell>
          <table:table-cell table:formula="of:=IF([.H6]=0;0;ROUND([.M6]/[.H6];2))" office:value-type="float" office:value="42.33" calcext:value-type="float">
            <text:p>42,33</text:p>
          </table:table-cell>
          <table:table-cell table:formula="of:=IF([.H6]=0;0;ROUND([.N6]/[.H6];2))" office:value-type="float" office:value="10.83" calcext:value-type="float">
            <text:p>+10,83</text:p>
          </table:table-cell>
          <table:table-cell table:formula="of:=IF(AND([.$E6]&lt;&gt;[.R$2];VLOOKUP([.$E6];areaCercaPuntiClassificaSquadre;3;0)=VLOOKUP([.R$2];areaCercaPuntiClassificaSquadre;3;0));SUMIFS(areaDifferenzaPuntiACalendario;areaSquadraACalendario;[.$E6];areaSquadraBCalendario;[.R$2])+SUMIFS(areaDifferenzaPuntiBCalendario;areaSquadraBCalendario;[.$E6];areaSquadraACalendario;[.R$2]);&quot;-&quot;)" office:value-type="string" office:string-value="-" calcext:value-type="string">
            <text:p>-</text:p>
          </table:table-cell>
          <table:table-cell table:formula="of:=IF(AND([.$E6]&lt;&gt;[.S$2];VLOOKUP([.$E6];areaCercaPuntiClassificaSquadre;3;0)=VLOOKUP([.S$2];areaCercaPuntiClassificaSquadre;3;0));SUMIFS(areaDifferenzaPuntiACalendario;areaSquadraACalendario;[.$E6];areaSquadraBCalendario;[.S$2])+SUMIFS(areaDifferenzaPuntiBCalendario;areaSquadraBCalendario;[.$E6];areaSquadraACalendario;[.S$2]);&quot;-&quot;)" office:value-type="string" office:string-value="-" calcext:value-type="string">
            <text:p>-</text:p>
          </table:table-cell>
          <table:table-cell table:formula="of:=IF(AND([.$E6]&lt;&gt;[.T$2];VLOOKUP([.$E6];areaCercaPuntiClassificaSquadre;3;0)=VLOOKUP([.T$2];areaCercaPuntiClassificaSquadre;3;0));SUMIFS(areaDifferenzaPuntiACalendario;areaSquadraACalendario;[.$E6];areaSquadraBCalendario;[.T$2])+SUMIFS(areaDifferenzaPuntiBCalendario;areaSquadraBCalendario;[.$E6];areaSquadraACalendario;[.T$2]);&quot;-&quot;)" office:value-type="string" office:string-value="-" calcext:value-type="string">
            <text:p>-</text:p>
          </table:table-cell>
          <table:table-cell table:formula="of:=IF(AND([.$E6]&lt;&gt;[.U$2];VLOOKUP([.$E6];areaCercaPuntiClassificaSquadre;3;0)=VLOOKUP([.U$2];areaCercaPuntiClassificaSquadre;3;0));SUMIFS(areaDifferenzaPuntiACalendario;areaSquadraACalendario;[.$E6];areaSquadraBCalendario;[.U$2])+SUMIFS(areaDifferenzaPuntiBCalendario;areaSquadraBCalendario;[.$E6];areaSquadraACalendario;[.U$2]);&quot;-&quot;)" office:value-type="string" office:string-value="-" calcext:value-type="string">
            <text:p>-</text:p>
          </table:table-cell>
          <table:table-cell table:formula="of:=IF(AND([.$E6]&lt;&gt;[.V$2];VLOOKUP([.$E6];areaCercaPuntiClassificaSquadre;3;0)=VLOOKUP([.V$2];areaCercaPuntiClassificaSquadre;3;0));SUMIFS(areaDifferenzaPuntiACalendario;areaSquadraACalendario;[.$E6];areaSquadraBCalendario;[.V$2])+SUMIFS(areaDifferenzaPuntiBCalendario;areaSquadraBCalendario;[.$E6];areaSquadraACalendario;[.V$2]);&quot;-&quot;)" office:value-type="string" office:string-value="-" calcext:value-type="string">
            <text:p>-</text:p>
          </table:table-cell>
          <table:table-cell table:formula="of:=IF(AND([.$E6]&lt;&gt;[.W$2];VLOOKUP([.$E6];areaCercaPuntiClassificaSquadre;3;0)=VLOOKUP([.W$2];areaCercaPuntiClassificaSquadre;3;0));SUMIFS(areaDifferenzaPuntiACalendario;areaSquadraACalendario;[.$E6];areaSquadraBCalendario;[.W$2])+SUMIFS(areaDifferenzaPuntiBCalendario;areaSquadraBCalendario;[.$E6];areaSquadraACalendario;[.W$2]);&quot;-&quot;)" office:value-type="float" office:value="-4" calcext:value-type="float">
            <text:p>-4</text:p>
          </table:table-cell>
          <table:table-cell table:formula="of:=IF(AND([.$E6]&lt;&gt;[.X$2];VLOOKUP([.$E6];areaCercaPuntiClassificaSquadre;3;0)=VLOOKUP([.X$2];areaCercaPuntiClassificaSquadre;3;0));SUMIFS(areaDifferenzaPuntiACalendario;areaSquadraACalendario;[.$E6];areaSquadraBCalendario;[.X$2])+SUMIFS(areaDifferenzaPuntiBCalendario;areaSquadraBCalendario;[.$E6];areaSquadraACalendario;[.X$2]);&quot;-&quot;)" office:value-type="string" office:string-value="-" calcext:value-type="string">
            <text:p>-</text:p>
          </table:table-cell>
          <table:table-cell table:formula="of:=IF(AND([.$E6]&lt;&gt;[.Y$2];VLOOKUP([.$E6];areaCercaPuntiClassificaSquadre;3;0)=VLOOKUP([.Y$2];areaCercaPuntiClassificaSquadre;3;0));SUMIFS(areaDifferenzaPuntiACalendario;areaSquadraACalendario;[.$E6];areaSquadraBCalendario;[.Y$2])+SUMIFS(areaDifferenzaPuntiBCalendario;areaSquadraBCalendario;[.$E6];areaSquadraACalendario;[.Y$2]);&quot;-&quot;)" office:value-type="string" office:string-value="-" calcext:value-type="string">
            <text:p>-</text:p>
          </table:table-cell>
          <table:table-cell table:formula="of:=IF(AND([.$E6]&lt;&gt;[.Z$2];VLOOKUP([.$E6];areaCercaPuntiClassificaSquadre;3;0)=VLOOKUP([.Z$2];areaCercaPuntiClassificaSquadre;3;0));SUMIFS(areaDifferenzaPuntiACalendario;areaSquadraACalendario;[.$E6];areaSquadraBCalendario;[.Z$2])+SUMIFS(areaDifferenzaPuntiBCalendario;areaSquadraBCalendario;[.$E6];areaSquadraACalendario;[.Z$2]);&quot;-&quot;)" office:value-type="string" office:string-value="-" calcext:value-type="string">
            <text:p>-</text:p>
          </table:table-cell>
          <table:table-cell table:formula="of:=IF(AND([.$E6]&lt;&gt;[.AA$2];VLOOKUP([.$E6];areaCercaPuntiClassificaSquadre;3;0)=VLOOKUP([.AA$2];areaCercaPuntiClassificaSquadre;3;0));SUMIFS(areaDifferenzaPuntiACalendario;areaSquadraACalendario;[.$E6];areaSquadraBCalendario;[.AA$2])+SUMIFS(areaDifferenzaPuntiBCalendario;areaSquadraBCalendario;[.$E6];areaSquadraACalendario;[.AA$2]);&quot;-&quot;)" office:value-type="string" office:string-value="-" calcext:value-type="string">
            <text:p>-</text:p>
          </table:table-cell>
          <table:table-cell table:formula="of:=IF(AND([.$E6]&lt;&gt;[.AB$2];VLOOKUP([.$E6];areaCercaPuntiClassificaSquadre;3;0)=VLOOKUP([.AB$2];areaCercaPuntiClassificaSquadre;3;0));SUMIFS(areaPuntiFattiACalendario;areaSquadraACalendario;[.$E6];areaSquadraBCalendario;[.AB$2])+SUMIFS(areaPuntiFattiBCalendario;areaSquadraBCalendario;[.$E6];areaSquadraACalendario;[.AB$2]);&quot;-&quot;)" office:value-type="string" office:string-value="-" calcext:value-type="string">
            <text:p>-</text:p>
          </table:table-cell>
          <table:table-cell table:formula="of:=IF(AND([.$E6]&lt;&gt;[.AC$2];VLOOKUP([.$E6];areaCercaPuntiClassificaSquadre;3;0)=VLOOKUP([.AC$2];areaCercaPuntiClassificaSquadre;3;0));SUMIFS(areaPuntiFattiACalendario;areaSquadraACalendario;[.$E6];areaSquadraBCalendario;[.AC$2])+SUMIFS(areaPuntiFattiBCalendario;areaSquadraBCalendario;[.$E6];areaSquadraACalendario;[.AC$2]);&quot;-&quot;)" office:value-type="string" office:string-value="-" calcext:value-type="string">
            <text:p>-</text:p>
          </table:table-cell>
          <table:table-cell table:formula="of:=IF(AND([.$E6]&lt;&gt;[.AD$2];VLOOKUP([.$E6];areaCercaPuntiClassificaSquadre;3;0)=VLOOKUP([.AD$2];areaCercaPuntiClassificaSquadre;3;0));SUMIFS(areaPuntiFattiACalendario;areaSquadraACalendario;[.$E6];areaSquadraBCalendario;[.AD$2])+SUMIFS(areaPuntiFattiBCalendario;areaSquadraBCalendario;[.$E6];areaSquadraACalendario;[.AD$2]);&quot;-&quot;)" office:value-type="string" office:string-value="-" calcext:value-type="string">
            <text:p>-</text:p>
          </table:table-cell>
          <table:table-cell table:formula="of:=IF(AND([.$E6]&lt;&gt;[.AE$2];VLOOKUP([.$E6];areaCercaPuntiClassificaSquadre;3;0)=VLOOKUP([.AE$2];areaCercaPuntiClassificaSquadre;3;0));SUMIFS(areaPuntiFattiACalendario;areaSquadraACalendario;[.$E6];areaSquadraBCalendario;[.AE$2])+SUMIFS(areaPuntiFattiBCalendario;areaSquadraBCalendario;[.$E6];areaSquadraACalendario;[.AE$2]);&quot;-&quot;)" office:value-type="string" office:string-value="-" calcext:value-type="string">
            <text:p>-</text:p>
          </table:table-cell>
          <table:table-cell table:formula="of:=IF(AND([.$E6]&lt;&gt;[.AF$2];VLOOKUP([.$E6];areaCercaPuntiClassificaSquadre;3;0)=VLOOKUP([.AF$2];areaCercaPuntiClassificaSquadre;3;0));SUMIFS(areaPuntiFattiACalendario;areaSquadraACalendario;[.$E6];areaSquadraBCalendario;[.AF$2])+SUMIFS(areaPuntiFattiBCalendario;areaSquadraBCalendario;[.$E6];areaSquadraACalendario;[.AF$2]);&quot;-&quot;)" office:value-type="string" office:string-value="-" calcext:value-type="string">
            <text:p>-</text:p>
          </table:table-cell>
          <table:table-cell table:formula="of:=IF(AND([.$E6]&lt;&gt;[.AG$2];VLOOKUP([.$E6];areaCercaPuntiClassificaSquadre;3;0)=VLOOKUP([.AG$2];areaCercaPuntiClassificaSquadre;3;0));SUMIFS(areaPuntiFattiACalendario;areaSquadraACalendario;[.$E6];areaSquadraBCalendario;[.AG$2])+SUMIFS(areaPuntiFattiBCalendario;areaSquadraBCalendario;[.$E6];areaSquadraACalendario;[.AG$2]);&quot;-&quot;)" office:value-type="float" office:value="49" calcext:value-type="float">
            <text:p>49</text:p>
          </table:table-cell>
          <table:table-cell table:formula="of:=IF(AND([.$E6]&lt;&gt;[.AH$2];VLOOKUP([.$E6];areaCercaPuntiClassificaSquadre;3;0)=VLOOKUP([.AH$2];areaCercaPuntiClassificaSquadre;3;0));SUMIFS(areaPuntiFattiACalendario;areaSquadraACalendario;[.$E6];areaSquadraBCalendario;[.AH$2])+SUMIFS(areaPuntiFattiBCalendario;areaSquadraBCalendario;[.$E6];areaSquadraACalendario;[.AH$2]);&quot;-&quot;)" office:value-type="string" office:string-value="-" calcext:value-type="string">
            <text:p>-</text:p>
          </table:table-cell>
          <table:table-cell table:formula="of:=IF(AND([.$E6]&lt;&gt;[.AI$2];VLOOKUP([.$E6];areaCercaPuntiClassificaSquadre;3;0)=VLOOKUP([.AI$2];areaCercaPuntiClassificaSquadre;3;0));SUMIFS(areaPuntiFattiACalendario;areaSquadraACalendario;[.$E6];areaSquadraBCalendario;[.AI$2])+SUMIFS(areaPuntiFattiBCalendario;areaSquadraBCalendario;[.$E6];areaSquadraACalendario;[.AI$2]);&quot;-&quot;)" office:value-type="string" office:string-value="-" calcext:value-type="string">
            <text:p>-</text:p>
          </table:table-cell>
          <table:table-cell table:formula="of:=IF(AND([.$E6]&lt;&gt;[.AJ$2];VLOOKUP([.$E6];areaCercaPuntiClassificaSquadre;3;0)=VLOOKUP([.AJ$2];areaCercaPuntiClassificaSquadre;3;0));SUMIFS(areaPuntiFattiACalendario;areaSquadraACalendario;[.$E6];areaSquadraBCalendario;[.AJ$2])+SUMIFS(areaPuntiFattiBCalendario;areaSquadraBCalendario;[.$E6];areaSquadraACalendario;[.AJ$2]);&quot;-&quot;)" office:value-type="string" office:string-value="-" calcext:value-type="string">
            <text:p>-</text:p>
          </table:table-cell>
          <table:table-cell table:formula="of:=IF(AND([.$E6]&lt;&gt;[.AK$2];VLOOKUP([.$E6];areaCercaPuntiClassificaSquadre;3;0)=VLOOKUP([.AK$2];areaCercaPuntiClassificaSquadre;3;0));SUMIFS(areaPuntiFattiACalendario;areaSquadraACalendario;[.$E6];areaSquadraBCalendario;[.AK$2])+SUMIFS(areaPuntiFattiBCalendario;areaSquadraBCalendario;[.$E6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Elefanti</text:p>
          </table:table-cell>
          <table:table-cell table:style-name="ce15" table:formula="of:=&quot;Campo &quot;&amp;[.A7]" office:value-type="string" office:string-value="Campo Elefanti" calcext:value-type="string">
            <text:p>Campo Elefanti</text:p>
          </table:table-cell>
          <table:table-cell table:style-name="ce15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formula="of:=COUNTIF(areaCoefficienteSquadre;&quot;&gt;=&quot;&amp;[.$F7])-1" office:value-type="float" office:value="3" calcext:value-type="float">
            <text:p>3</text:p>
          </table:table-cell>
          <table:table-cell table:formula="of:=[.A7]&amp;&quot;&quot;" office:value-type="string" office:string-value="Elefanti" calcext:value-type="string">
            <text:p>Elefanti</text:p>
          </table:table-cell>
          <table:table-cell table:formula="of:=TEXT([.$G7];&quot;000&quot;)&amp;TEXT(SUM([.$R7:.$AA7]);&quot;+000;-000&quot;)&amp;TEXT(SUM([.$AB7:.$AK7]);&quot;+000;-000&quot;)&amp;TEXT([.$N7];&quot;+000;-000&quot;)&amp;TEXT([.$L7];&quot;+000;-000&quot;)&amp;TEXT(ORG.LIBREOFFICE.RANDBETWEEN.NV(0;999);&quot;+000;-000&quot;)" office:value-type="string" office:string-value="010+000+000+104+351+673" calcext:value-type="string">
            <text:p>010+000+000+104+351+673</text:p>
          </table:table-cell>
          <table:table-cell table:formula="of:=[.I7]*constPuntiVittoria+[.J7]*constPuntiSconfitta+[.K7]*constPuntiForfait" office:value-type="float" office:value="10" calcext:value-type="float">
            <text:p>10</text:p>
          </table:table-cell>
          <table:table-cell table:formula="of:=SUM([.I7:.K7])" office:value-type="float" office:value="6" calcext:value-type="float">
            <text:p>6</text:p>
          </table:table-cell>
          <table:table-cell table:formula="of:=SUMIF(areaSquadraACalendario;[.E7];areaVintaACalendario)+SUMIF(areaSquadraBCalendario;[.E7];areaVintaBCalendario)" office:value-type="float" office:value="4" calcext:value-type="float">
            <text:p>4</text:p>
          </table:table-cell>
          <table:table-cell table:formula="of:=SUMIF(areaSquadraACalendario;[.E7];areaPersaACalendario)+SUMIF(areaSquadraBCalendario;[.E7];areaPersaBCalendario)" office:value-type="float" office:value="2" calcext:value-type="float">
            <text:p>2</text:p>
          </table:table-cell>
          <table:table-cell table:formula="of:=SUMIF(areaSquadraACalendario;[.E7];areaForfaitACalendario)+SUMIF(areaSquadraBCalendario;[.E7];areaForfaitBCalendario)" office:value-type="float" office:value="0" calcext:value-type="float">
            <text:p>0</text:p>
          </table:table-cell>
          <table:table-cell table:formula="of:=SUMIF(areaSquadraACalendario;[.E7];areaPuntiFattiACalendario)+SUMIF(areaSquadraBCalendario;[.E7];areaPuntiFattiBCalendario)" office:value-type="float" office:value="351" calcext:value-type="float">
            <text:p>351</text:p>
          </table:table-cell>
          <table:table-cell table:formula="of:=SUMIF(areaSquadraACalendario;[.E7];areaPuntiSubitiACalendario)+SUMIF(areaSquadraBCalendario;[.E7];areaPuntiSubitiBCalendario)" office:value-type="float" office:value="247" calcext:value-type="float">
            <text:p>247</text:p>
          </table:table-cell>
          <table:table-cell table:formula="of:=SUMIF(areaSquadraACalendario;[.E7];areaDifferenzaPuntiACalendario)+SUMIF(areaSquadraBCalendario;[.E7];areaDifferenzaPuntiBCalendario)" office:value-type="float" office:value="104" calcext:value-type="float">
            <text:p>+104</text:p>
          </table:table-cell>
          <table:table-cell table:formula="of:=IF([.H7]=0;0;ROUND([.L7]/[.H7];2))" office:value-type="float" office:value="58.5" calcext:value-type="float">
            <text:p>58,5</text:p>
          </table:table-cell>
          <table:table-cell table:formula="of:=IF([.H7]=0;0;ROUND([.M7]/[.H7];2))" office:value-type="float" office:value="41.17" calcext:value-type="float">
            <text:p>41,17</text:p>
          </table:table-cell>
          <table:table-cell table:formula="of:=IF([.H7]=0;0;ROUND([.N7]/[.H7];2))" office:value-type="float" office:value="17.33" calcext:value-type="float">
            <text:p>+17,33</text:p>
          </table:table-cell>
          <table:table-cell table:formula="of:=IF(AND([.$E7]&lt;&gt;[.R$2];VLOOKUP([.$E7];areaCercaPuntiClassificaSquadre;3;0)=VLOOKUP([.R$2];areaCercaPuntiClassificaSquadre;3;0));SUMIFS(areaDifferenzaPuntiACalendario;areaSquadraACalendario;[.$E7];areaSquadraBCalendario;[.R$2])+SUMIFS(areaDifferenzaPuntiBCalendario;areaSquadraBCalendario;[.$E7];areaSquadraACalendario;[.R$2]);&quot;-&quot;)" office:value-type="string" office:string-value="-" calcext:value-type="string">
            <text:p>-</text:p>
          </table:table-cell>
          <table:table-cell table:formula="of:=IF(AND([.$E7]&lt;&gt;[.S$2];VLOOKUP([.$E7];areaCercaPuntiClassificaSquadre;3;0)=VLOOKUP([.S$2];areaCercaPuntiClassificaSquadre;3;0));SUMIFS(areaDifferenzaPuntiACalendario;areaSquadraACalendario;[.$E7];areaSquadraBCalendario;[.S$2])+SUMIFS(areaDifferenzaPuntiBCalendario;areaSquadraBCalendario;[.$E7];areaSquadraACalendario;[.S$2]);&quot;-&quot;)" office:value-type="string" office:string-value="-" calcext:value-type="string">
            <text:p>-</text:p>
          </table:table-cell>
          <table:table-cell table:formula="of:=IF(AND([.$E7]&lt;&gt;[.T$2];VLOOKUP([.$E7];areaCercaPuntiClassificaSquadre;3;0)=VLOOKUP([.T$2];areaCercaPuntiClassificaSquadre;3;0));SUMIFS(areaDifferenzaPuntiACalendario;areaSquadraACalendario;[.$E7];areaSquadraBCalendario;[.T$2])+SUMIFS(areaDifferenzaPuntiBCalendario;areaSquadraBCalendario;[.$E7];areaSquadraACalendario;[.T$2]);&quot;-&quot;)" office:value-type="string" office:string-value="-" calcext:value-type="string">
            <text:p>-</text:p>
          </table:table-cell>
          <table:table-cell table:formula="of:=IF(AND([.$E7]&lt;&gt;[.U$2];VLOOKUP([.$E7];areaCercaPuntiClassificaSquadre;3;0)=VLOOKUP([.U$2];areaCercaPuntiClassificaSquadre;3;0));SUMIFS(areaDifferenzaPuntiACalendario;areaSquadraACalendario;[.$E7];areaSquadraBCalendario;[.U$2])+SUMIFS(areaDifferenzaPuntiBCalendario;areaSquadraBCalendario;[.$E7];areaSquadraACalendario;[.U$2]);&quot;-&quot;)" office:value-type="string" office:string-value="-" calcext:value-type="string">
            <text:p>-</text:p>
          </table:table-cell>
          <table:table-cell table:formula="of:=IF(AND([.$E7]&lt;&gt;[.V$2];VLOOKUP([.$E7];areaCercaPuntiClassificaSquadre;3;0)=VLOOKUP([.V$2];areaCercaPuntiClassificaSquadre;3;0));SUMIFS(areaDifferenzaPuntiACalendario;areaSquadraACalendario;[.$E7];areaSquadraBCalendario;[.V$2])+SUMIFS(areaDifferenzaPuntiBCalendario;areaSquadraBCalendario;[.$E7];areaSquadraACalendario;[.V$2]);&quot;-&quot;)" office:value-type="string" office:string-value="-" calcext:value-type="string">
            <text:p>-</text:p>
          </table:table-cell>
          <table:table-cell table:formula="of:=IF(AND([.$E7]&lt;&gt;[.W$2];VLOOKUP([.$E7];areaCercaPuntiClassificaSquadre;3;0)=VLOOKUP([.W$2];areaCercaPuntiClassificaSquadre;3;0));SUMIFS(areaDifferenzaPuntiACalendario;areaSquadraACalendario;[.$E7];areaSquadraBCalendario;[.W$2])+SUMIFS(areaDifferenzaPuntiBCalendario;areaSquadraBCalendario;[.$E7];areaSquadraACalendario;[.W$2]);&quot;-&quot;)" office:value-type="string" office:string-value="-" calcext:value-type="string">
            <text:p>-</text:p>
          </table:table-cell>
          <table:table-cell table:formula="of:=IF(AND([.$E7]&lt;&gt;[.X$2];VLOOKUP([.$E7];areaCercaPuntiClassificaSquadre;3;0)=VLOOKUP([.X$2];areaCercaPuntiClassificaSquadre;3;0));SUMIFS(areaDifferenzaPuntiACalendario;areaSquadraACalendario;[.$E7];areaSquadraBCalendario;[.X$2])+SUMIFS(areaDifferenzaPuntiBCalendario;areaSquadraBCalendario;[.$E7];areaSquadraACalendario;[.X$2]);&quot;-&quot;)" office:value-type="string" office:string-value="-" calcext:value-type="string">
            <text:p>-</text:p>
          </table:table-cell>
          <table:table-cell table:formula="of:=IF(AND([.$E7]&lt;&gt;[.Y$2];VLOOKUP([.$E7];areaCercaPuntiClassificaSquadre;3;0)=VLOOKUP([.Y$2];areaCercaPuntiClassificaSquadre;3;0));SUMIFS(areaDifferenzaPuntiACalendario;areaSquadraACalendario;[.$E7];areaSquadraBCalendario;[.Y$2])+SUMIFS(areaDifferenzaPuntiBCalendario;areaSquadraBCalendario;[.$E7];areaSquadraACalendario;[.Y$2]);&quot;-&quot;)" office:value-type="string" office:string-value="-" calcext:value-type="string">
            <text:p>-</text:p>
          </table:table-cell>
          <table:table-cell table:formula="of:=IF(AND([.$E7]&lt;&gt;[.Z$2];VLOOKUP([.$E7];areaCercaPuntiClassificaSquadre;3;0)=VLOOKUP([.Z$2];areaCercaPuntiClassificaSquadre;3;0));SUMIFS(areaDifferenzaPuntiACalendario;areaSquadraACalendario;[.$E7];areaSquadraBCalendario;[.Z$2])+SUMIFS(areaDifferenzaPuntiBCalendario;areaSquadraBCalendario;[.$E7];areaSquadraACalendario;[.Z$2]);&quot;-&quot;)" office:value-type="string" office:string-value="-" calcext:value-type="string">
            <text:p>-</text:p>
          </table:table-cell>
          <table:table-cell table:formula="of:=IF(AND([.$E7]&lt;&gt;[.AA$2];VLOOKUP([.$E7];areaCercaPuntiClassificaSquadre;3;0)=VLOOKUP([.AA$2];areaCercaPuntiClassificaSquadre;3;0));SUMIFS(areaDifferenzaPuntiACalendario;areaSquadraACalendario;[.$E7];areaSquadraBCalendario;[.AA$2])+SUMIFS(areaDifferenzaPuntiBCalendario;areaSquadraBCalendario;[.$E7];areaSquadraACalendario;[.AA$2]);&quot;-&quot;)" office:value-type="string" office:string-value="-" calcext:value-type="string">
            <text:p>-</text:p>
          </table:table-cell>
          <table:table-cell table:formula="of:=IF(AND([.$E7]&lt;&gt;[.AB$2];VLOOKUP([.$E7];areaCercaPuntiClassificaSquadre;3;0)=VLOOKUP([.AB$2];areaCercaPuntiClassificaSquadre;3;0));SUMIFS(areaPuntiFattiACalendario;areaSquadraACalendario;[.$E7];areaSquadraBCalendario;[.AB$2])+SUMIFS(areaPuntiFattiBCalendario;areaSquadraBCalendario;[.$E7];areaSquadraACalendario;[.AB$2]);&quot;-&quot;)" office:value-type="string" office:string-value="-" calcext:value-type="string">
            <text:p>-</text:p>
          </table:table-cell>
          <table:table-cell table:formula="of:=IF(AND([.$E7]&lt;&gt;[.AC$2];VLOOKUP([.$E7];areaCercaPuntiClassificaSquadre;3;0)=VLOOKUP([.AC$2];areaCercaPuntiClassificaSquadre;3;0));SUMIFS(areaPuntiFattiACalendario;areaSquadraACalendario;[.$E7];areaSquadraBCalendario;[.AC$2])+SUMIFS(areaPuntiFattiBCalendario;areaSquadraBCalendario;[.$E7];areaSquadraACalendario;[.AC$2]);&quot;-&quot;)" office:value-type="string" office:string-value="-" calcext:value-type="string">
            <text:p>-</text:p>
          </table:table-cell>
          <table:table-cell table:formula="of:=IF(AND([.$E7]&lt;&gt;[.AD$2];VLOOKUP([.$E7];areaCercaPuntiClassificaSquadre;3;0)=VLOOKUP([.AD$2];areaCercaPuntiClassificaSquadre;3;0));SUMIFS(areaPuntiFattiACalendario;areaSquadraACalendario;[.$E7];areaSquadraBCalendario;[.AD$2])+SUMIFS(areaPuntiFattiBCalendario;areaSquadraBCalendario;[.$E7];areaSquadraACalendario;[.AD$2]);&quot;-&quot;)" office:value-type="string" office:string-value="-" calcext:value-type="string">
            <text:p>-</text:p>
          </table:table-cell>
          <table:table-cell table:formula="of:=IF(AND([.$E7]&lt;&gt;[.AE$2];VLOOKUP([.$E7];areaCercaPuntiClassificaSquadre;3;0)=VLOOKUP([.AE$2];areaCercaPuntiClassificaSquadre;3;0));SUMIFS(areaPuntiFattiACalendario;areaSquadraACalendario;[.$E7];areaSquadraBCalendario;[.AE$2])+SUMIFS(areaPuntiFattiBCalendario;areaSquadraBCalendario;[.$E7];areaSquadraACalendario;[.AE$2]);&quot;-&quot;)" office:value-type="string" office:string-value="-" calcext:value-type="string">
            <text:p>-</text:p>
          </table:table-cell>
          <table:table-cell table:formula="of:=IF(AND([.$E7]&lt;&gt;[.AF$2];VLOOKUP([.$E7];areaCercaPuntiClassificaSquadre;3;0)=VLOOKUP([.AF$2];areaCercaPuntiClassificaSquadre;3;0));SUMIFS(areaPuntiFattiACalendario;areaSquadraACalendario;[.$E7];areaSquadraBCalendario;[.AF$2])+SUMIFS(areaPuntiFattiBCalendario;areaSquadraBCalendario;[.$E7];areaSquadraACalendario;[.AF$2]);&quot;-&quot;)" office:value-type="string" office:string-value="-" calcext:value-type="string">
            <text:p>-</text:p>
          </table:table-cell>
          <table:table-cell table:formula="of:=IF(AND([.$E7]&lt;&gt;[.AG$2];VLOOKUP([.$E7];areaCercaPuntiClassificaSquadre;3;0)=VLOOKUP([.AG$2];areaCercaPuntiClassificaSquadre;3;0));SUMIFS(areaPuntiFattiACalendario;areaSquadraACalendario;[.$E7];areaSquadraBCalendario;[.AG$2])+SUMIFS(areaPuntiFattiBCalendario;areaSquadraBCalendario;[.$E7];areaSquadraACalendario;[.AG$2]);&quot;-&quot;)" office:value-type="string" office:string-value="-" calcext:value-type="string">
            <text:p>-</text:p>
          </table:table-cell>
          <table:table-cell table:formula="of:=IF(AND([.$E7]&lt;&gt;[.AH$2];VLOOKUP([.$E7];areaCercaPuntiClassificaSquadre;3;0)=VLOOKUP([.AH$2];areaCercaPuntiClassificaSquadre;3;0));SUMIFS(areaPuntiFattiACalendario;areaSquadraACalendario;[.$E7];areaSquadraBCalendario;[.AH$2])+SUMIFS(areaPuntiFattiBCalendario;areaSquadraBCalendario;[.$E7];areaSquadraACalendario;[.AH$2]);&quot;-&quot;)" office:value-type="string" office:string-value="-" calcext:value-type="string">
            <text:p>-</text:p>
          </table:table-cell>
          <table:table-cell table:formula="of:=IF(AND([.$E7]&lt;&gt;[.AI$2];VLOOKUP([.$E7];areaCercaPuntiClassificaSquadre;3;0)=VLOOKUP([.AI$2];areaCercaPuntiClassificaSquadre;3;0));SUMIFS(areaPuntiFattiACalendario;areaSquadraACalendario;[.$E7];areaSquadraBCalendario;[.AI$2])+SUMIFS(areaPuntiFattiBCalendario;areaSquadraBCalendario;[.$E7];areaSquadraACalendario;[.AI$2]);&quot;-&quot;)" office:value-type="string" office:string-value="-" calcext:value-type="string">
            <text:p>-</text:p>
          </table:table-cell>
          <table:table-cell table:formula="of:=IF(AND([.$E7]&lt;&gt;[.AJ$2];VLOOKUP([.$E7];areaCercaPuntiClassificaSquadre;3;0)=VLOOKUP([.AJ$2];areaCercaPuntiClassificaSquadre;3;0));SUMIFS(areaPuntiFattiACalendario;areaSquadraACalendario;[.$E7];areaSquadraBCalendario;[.AJ$2])+SUMIFS(areaPuntiFattiBCalendario;areaSquadraBCalendario;[.$E7];areaSquadraACalendario;[.AJ$2]);&quot;-&quot;)" office:value-type="string" office:string-value="-" calcext:value-type="string">
            <text:p>-</text:p>
          </table:table-cell>
          <table:table-cell table:formula="of:=IF(AND([.$E7]&lt;&gt;[.AK$2];VLOOKUP([.$E7];areaCercaPuntiClassificaSquadre;3;0)=VLOOKUP([.AK$2];areaCercaPuntiClassificaSquadre;3;0));SUMIFS(areaPuntiFattiACalendario;areaSquadraACalendario;[.$E7];areaSquadraBCalendario;[.AK$2])+SUMIFS(areaPuntiFattiBCalendario;areaSquadraBCalendario;[.$E7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Fenicotteri</text:p>
          </table:table-cell>
          <table:table-cell table:style-name="ce15" table:formula="of:=&quot;Campo &quot;&amp;[.A8]" office:value-type="string" office:string-value="Campo Fenicotteri" calcext:value-type="string">
            <text:p>Campo Fenicotteri</text:p>
          </table:table-cell>
          <table:table-cell table:style-name="ce15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formula="of:=COUNTIF(areaCoefficienteSquadre;&quot;&gt;=&quot;&amp;[.$F8])-1" office:value-type="float" office:value="1" calcext:value-type="float">
            <text:p>1</text:p>
          </table:table-cell>
          <table:table-cell table:formula="of:=[.A8]&amp;&quot;&quot;" office:value-type="string" office:string-value="Fenicotteri" calcext:value-type="string">
            <text:p>Fenicotteri</text:p>
          </table:table-cell>
          <table:table-cell table:formula="of:=TEXT([.$G8];&quot;000&quot;)&amp;TEXT(SUM([.$R8:.$AA8]);&quot;+000;-000&quot;)&amp;TEXT(SUM([.$AB8:.$AK8]);&quot;+000;-000&quot;)&amp;TEXT([.$N8];&quot;+000;-000&quot;)&amp;TEXT([.$L8];&quot;+000;-000&quot;)&amp;TEXT(ORG.LIBREOFFICE.RANDBETWEEN.NV(0;999);&quot;+000;-000&quot;)" office:value-type="string" office:string-value="011+004+053+048+298+572" calcext:value-type="string">
            <text:p>011+004+053+048+298+572</text:p>
          </table:table-cell>
          <table:table-cell table:formula="of:=[.I8]*constPuntiVittoria+[.J8]*constPuntiSconfitta+[.K8]*constPuntiForfait" office:value-type="float" office:value="11" calcext:value-type="float">
            <text:p>11</text:p>
          </table:table-cell>
          <table:table-cell table:formula="of:=SUM([.I8:.K8])" office:value-type="float" office:value="6" calcext:value-type="float">
            <text:p>6</text:p>
          </table:table-cell>
          <table:table-cell table:formula="of:=SUMIF(areaSquadraACalendario;[.E8];areaVintaACalendario)+SUMIF(areaSquadraBCalendario;[.E8];areaVintaBCalendario)" office:value-type="float" office:value="5" calcext:value-type="float">
            <text:p>5</text:p>
          </table:table-cell>
          <table:table-cell table:formula="of:=SUMIF(areaSquadraACalendario;[.E8];areaPersaACalendario)+SUMIF(areaSquadraBCalendario;[.E8];areaPersaBCalendario)" office:value-type="float" office:value="1" calcext:value-type="float">
            <text:p>1</text:p>
          </table:table-cell>
          <table:table-cell table:formula="of:=SUMIF(areaSquadraACalendario;[.E8];areaForfaitACalendario)+SUMIF(areaSquadraBCalendario;[.E8];areaForfaitBCalendario)" office:value-type="float" office:value="0" calcext:value-type="float">
            <text:p>0</text:p>
          </table:table-cell>
          <table:table-cell table:formula="of:=SUMIF(areaSquadraACalendario;[.E8];areaPuntiFattiACalendario)+SUMIF(areaSquadraBCalendario;[.E8];areaPuntiFattiBCalendario)" office:value-type="float" office:value="298" calcext:value-type="float">
            <text:p>298</text:p>
          </table:table-cell>
          <table:table-cell table:formula="of:=SUMIF(areaSquadraACalendario;[.E8];areaPuntiSubitiACalendario)+SUMIF(areaSquadraBCalendario;[.E8];areaPuntiSubitiBCalendario)" office:value-type="float" office:value="250" calcext:value-type="float">
            <text:p>250</text:p>
          </table:table-cell>
          <table:table-cell table:formula="of:=SUMIF(areaSquadraACalendario;[.E8];areaDifferenzaPuntiACalendario)+SUMIF(areaSquadraBCalendario;[.E8];areaDifferenzaPuntiBCalendario)" office:value-type="float" office:value="48" calcext:value-type="float">
            <text:p>+48</text:p>
          </table:table-cell>
          <table:table-cell table:formula="of:=IF([.H8]=0;0;ROUND([.L8]/[.H8];2))" office:value-type="float" office:value="49.67" calcext:value-type="float">
            <text:p>49,67</text:p>
          </table:table-cell>
          <table:table-cell table:formula="of:=IF([.H8]=0;0;ROUND([.M8]/[.H8];2))" office:value-type="float" office:value="41.67" calcext:value-type="float">
            <text:p>41,67</text:p>
          </table:table-cell>
          <table:table-cell table:formula="of:=IF([.H8]=0;0;ROUND([.N8]/[.H8];2))" office:value-type="float" office:value="8" calcext:value-type="float">
            <text:p>+8,00</text:p>
          </table:table-cell>
          <table:table-cell table:formula="of:=IF(AND([.$E8]&lt;&gt;[.R$2];VLOOKUP([.$E8];areaCercaPuntiClassificaSquadre;3;0)=VLOOKUP([.R$2];areaCercaPuntiClassificaSquadre;3;0));SUMIFS(areaDifferenzaPuntiACalendario;areaSquadraACalendario;[.$E8];areaSquadraBCalendario;[.R$2])+SUMIFS(areaDifferenzaPuntiBCalendario;areaSquadraBCalendario;[.$E8];areaSquadraACalendario;[.R$2]);&quot;-&quot;)" office:value-type="string" office:string-value="-" calcext:value-type="string">
            <text:p>-</text:p>
          </table:table-cell>
          <table:table-cell table:formula="of:=IF(AND([.$E8]&lt;&gt;[.S$2];VLOOKUP([.$E8];areaCercaPuntiClassificaSquadre;3;0)=VLOOKUP([.S$2];areaCercaPuntiClassificaSquadre;3;0));SUMIFS(areaDifferenzaPuntiACalendario;areaSquadraACalendario;[.$E8];areaSquadraBCalendario;[.S$2])+SUMIFS(areaDifferenzaPuntiBCalendario;areaSquadraBCalendario;[.$E8];areaSquadraACalendario;[.S$2]);&quot;-&quot;)" office:value-type="string" office:string-value="-" calcext:value-type="string">
            <text:p>-</text:p>
          </table:table-cell>
          <table:table-cell table:formula="of:=IF(AND([.$E8]&lt;&gt;[.T$2];VLOOKUP([.$E8];areaCercaPuntiClassificaSquadre;3;0)=VLOOKUP([.T$2];areaCercaPuntiClassificaSquadre;3;0));SUMIFS(areaDifferenzaPuntiACalendario;areaSquadraACalendario;[.$E8];areaSquadraBCalendario;[.T$2])+SUMIFS(areaDifferenzaPuntiBCalendario;areaSquadraBCalendario;[.$E8];areaSquadraACalendario;[.T$2]);&quot;-&quot;)" office:value-type="string" office:string-value="-" calcext:value-type="string">
            <text:p>-</text:p>
          </table:table-cell>
          <table:table-cell table:formula="of:=IF(AND([.$E8]&lt;&gt;[.U$2];VLOOKUP([.$E8];areaCercaPuntiClassificaSquadre;3;0)=VLOOKUP([.U$2];areaCercaPuntiClassificaSquadre;3;0));SUMIFS(areaDifferenzaPuntiACalendario;areaSquadraACalendario;[.$E8];areaSquadraBCalendario;[.U$2])+SUMIFS(areaDifferenzaPuntiBCalendario;areaSquadraBCalendario;[.$E8];areaSquadraACalendario;[.U$2]);&quot;-&quot;)" office:value-type="float" office:value="4" calcext:value-type="float">
            <text:p>+4</text:p>
          </table:table-cell>
          <table:table-cell table:formula="of:=IF(AND([.$E8]&lt;&gt;[.V$2];VLOOKUP([.$E8];areaCercaPuntiClassificaSquadre;3;0)=VLOOKUP([.V$2];areaCercaPuntiClassificaSquadre;3;0));SUMIFS(areaDifferenzaPuntiACalendario;areaSquadraACalendario;[.$E8];areaSquadraBCalendario;[.V$2])+SUMIFS(areaDifferenzaPuntiBCalendario;areaSquadraBCalendario;[.$E8];areaSquadraACalendario;[.V$2]);&quot;-&quot;)" office:value-type="string" office:string-value="-" calcext:value-type="string">
            <text:p>-</text:p>
          </table:table-cell>
          <table:table-cell table:formula="of:=IF(AND([.$E8]&lt;&gt;[.W$2];VLOOKUP([.$E8];areaCercaPuntiClassificaSquadre;3;0)=VLOOKUP([.W$2];areaCercaPuntiClassificaSquadre;3;0));SUMIFS(areaDifferenzaPuntiACalendario;areaSquadraACalendario;[.$E8];areaSquadraBCalendario;[.W$2])+SUMIFS(areaDifferenzaPuntiBCalendario;areaSquadraBCalendario;[.$E8];areaSquadraACalendario;[.W$2]);&quot;-&quot;)" office:value-type="string" office:string-value="-" calcext:value-type="string">
            <text:p>-</text:p>
          </table:table-cell>
          <table:table-cell table:formula="of:=IF(AND([.$E8]&lt;&gt;[.X$2];VLOOKUP([.$E8];areaCercaPuntiClassificaSquadre;3;0)=VLOOKUP([.X$2];areaCercaPuntiClassificaSquadre;3;0));SUMIFS(areaDifferenzaPuntiACalendario;areaSquadraACalendario;[.$E8];areaSquadraBCalendario;[.X$2])+SUMIFS(areaDifferenzaPuntiBCalendario;areaSquadraBCalendario;[.$E8];areaSquadraACalendario;[.X$2]);&quot;-&quot;)" office:value-type="string" office:string-value="-" calcext:value-type="string">
            <text:p>-</text:p>
          </table:table-cell>
          <table:table-cell table:formula="of:=IF(AND([.$E8]&lt;&gt;[.Y$2];VLOOKUP([.$E8];areaCercaPuntiClassificaSquadre;3;0)=VLOOKUP([.Y$2];areaCercaPuntiClassificaSquadre;3;0));SUMIFS(areaDifferenzaPuntiACalendario;areaSquadraACalendario;[.$E8];areaSquadraBCalendario;[.Y$2])+SUMIFS(areaDifferenzaPuntiBCalendario;areaSquadraBCalendario;[.$E8];areaSquadraACalendario;[.Y$2]);&quot;-&quot;)" office:value-type="string" office:string-value="-" calcext:value-type="string">
            <text:p>-</text:p>
          </table:table-cell>
          <table:table-cell table:formula="of:=IF(AND([.$E8]&lt;&gt;[.Z$2];VLOOKUP([.$E8];areaCercaPuntiClassificaSquadre;3;0)=VLOOKUP([.Z$2];areaCercaPuntiClassificaSquadre;3;0));SUMIFS(areaDifferenzaPuntiACalendario;areaSquadraACalendario;[.$E8];areaSquadraBCalendario;[.Z$2])+SUMIFS(areaDifferenzaPuntiBCalendario;areaSquadraBCalendario;[.$E8];areaSquadraACalendario;[.Z$2]);&quot;-&quot;)" office:value-type="string" office:string-value="-" calcext:value-type="string">
            <text:p>-</text:p>
          </table:table-cell>
          <table:table-cell table:formula="of:=IF(AND([.$E8]&lt;&gt;[.AA$2];VLOOKUP([.$E8];areaCercaPuntiClassificaSquadre;3;0)=VLOOKUP([.AA$2];areaCercaPuntiClassificaSquadre;3;0));SUMIFS(areaDifferenzaPuntiACalendario;areaSquadraACalendario;[.$E8];areaSquadraBCalendario;[.AA$2])+SUMIFS(areaDifferenzaPuntiBCalendario;areaSquadraBCalendario;[.$E8];areaSquadraACalendario;[.AA$2]);&quot;-&quot;)" office:value-type="string" office:string-value="-" calcext:value-type="string">
            <text:p>-</text:p>
          </table:table-cell>
          <table:table-cell table:formula="of:=IF(AND([.$E8]&lt;&gt;[.AB$2];VLOOKUP([.$E8];areaCercaPuntiClassificaSquadre;3;0)=VLOOKUP([.AB$2];areaCercaPuntiClassificaSquadre;3;0));SUMIFS(areaPuntiFattiACalendario;areaSquadraACalendario;[.$E8];areaSquadraBCalendario;[.AB$2])+SUMIFS(areaPuntiFattiBCalendario;areaSquadraBCalendario;[.$E8];areaSquadraACalendario;[.AB$2]);&quot;-&quot;)" office:value-type="string" office:string-value="-" calcext:value-type="string">
            <text:p>-</text:p>
          </table:table-cell>
          <table:table-cell table:formula="of:=IF(AND([.$E8]&lt;&gt;[.AC$2];VLOOKUP([.$E8];areaCercaPuntiClassificaSquadre;3;0)=VLOOKUP([.AC$2];areaCercaPuntiClassificaSquadre;3;0));SUMIFS(areaPuntiFattiACalendario;areaSquadraACalendario;[.$E8];areaSquadraBCalendario;[.AC$2])+SUMIFS(areaPuntiFattiBCalendario;areaSquadraBCalendario;[.$E8];areaSquadraACalendario;[.AC$2]);&quot;-&quot;)" office:value-type="string" office:string-value="-" calcext:value-type="string">
            <text:p>-</text:p>
          </table:table-cell>
          <table:table-cell table:formula="of:=IF(AND([.$E8]&lt;&gt;[.AD$2];VLOOKUP([.$E8];areaCercaPuntiClassificaSquadre;3;0)=VLOOKUP([.AD$2];areaCercaPuntiClassificaSquadre;3;0));SUMIFS(areaPuntiFattiACalendario;areaSquadraACalendario;[.$E8];areaSquadraBCalendario;[.AD$2])+SUMIFS(areaPuntiFattiBCalendario;areaSquadraBCalendario;[.$E8];areaSquadraACalendario;[.AD$2]);&quot;-&quot;)" office:value-type="string" office:string-value="-" calcext:value-type="string">
            <text:p>-</text:p>
          </table:table-cell>
          <table:table-cell table:formula="of:=IF(AND([.$E8]&lt;&gt;[.AE$2];VLOOKUP([.$E8];areaCercaPuntiClassificaSquadre;3;0)=VLOOKUP([.AE$2];areaCercaPuntiClassificaSquadre;3;0));SUMIFS(areaPuntiFattiACalendario;areaSquadraACalendario;[.$E8];areaSquadraBCalendario;[.AE$2])+SUMIFS(areaPuntiFattiBCalendario;areaSquadraBCalendario;[.$E8];areaSquadraACalendario;[.AE$2]);&quot;-&quot;)" office:value-type="float" office:value="53" calcext:value-type="float">
            <text:p>53</text:p>
          </table:table-cell>
          <table:table-cell table:formula="of:=IF(AND([.$E8]&lt;&gt;[.AF$2];VLOOKUP([.$E8];areaCercaPuntiClassificaSquadre;3;0)=VLOOKUP([.AF$2];areaCercaPuntiClassificaSquadre;3;0));SUMIFS(areaPuntiFattiACalendario;areaSquadraACalendario;[.$E8];areaSquadraBCalendario;[.AF$2])+SUMIFS(areaPuntiFattiBCalendario;areaSquadraBCalendario;[.$E8];areaSquadraACalendario;[.AF$2]);&quot;-&quot;)" office:value-type="string" office:string-value="-" calcext:value-type="string">
            <text:p>-</text:p>
          </table:table-cell>
          <table:table-cell table:formula="of:=IF(AND([.$E8]&lt;&gt;[.AG$2];VLOOKUP([.$E8];areaCercaPuntiClassificaSquadre;3;0)=VLOOKUP([.AG$2];areaCercaPuntiClassificaSquadre;3;0));SUMIFS(areaPuntiFattiACalendario;areaSquadraACalendario;[.$E8];areaSquadraBCalendario;[.AG$2])+SUMIFS(areaPuntiFattiBCalendario;areaSquadraBCalendario;[.$E8];areaSquadraACalendario;[.AG$2]);&quot;-&quot;)" office:value-type="string" office:string-value="-" calcext:value-type="string">
            <text:p>-</text:p>
          </table:table-cell>
          <table:table-cell table:formula="of:=IF(AND([.$E8]&lt;&gt;[.AH$2];VLOOKUP([.$E8];areaCercaPuntiClassificaSquadre;3;0)=VLOOKUP([.AH$2];areaCercaPuntiClassificaSquadre;3;0));SUMIFS(areaPuntiFattiACalendario;areaSquadraACalendario;[.$E8];areaSquadraBCalendario;[.AH$2])+SUMIFS(areaPuntiFattiBCalendario;areaSquadraBCalendario;[.$E8];areaSquadraACalendario;[.AH$2]);&quot;-&quot;)" office:value-type="string" office:string-value="-" calcext:value-type="string">
            <text:p>-</text:p>
          </table:table-cell>
          <table:table-cell table:formula="of:=IF(AND([.$E8]&lt;&gt;[.AI$2];VLOOKUP([.$E8];areaCercaPuntiClassificaSquadre;3;0)=VLOOKUP([.AI$2];areaCercaPuntiClassificaSquadre;3;0));SUMIFS(areaPuntiFattiACalendario;areaSquadraACalendario;[.$E8];areaSquadraBCalendario;[.AI$2])+SUMIFS(areaPuntiFattiBCalendario;areaSquadraBCalendario;[.$E8];areaSquadraACalendario;[.AI$2]);&quot;-&quot;)" office:value-type="string" office:string-value="-" calcext:value-type="string">
            <text:p>-</text:p>
          </table:table-cell>
          <table:table-cell table:formula="of:=IF(AND([.$E8]&lt;&gt;[.AJ$2];VLOOKUP([.$E8];areaCercaPuntiClassificaSquadre;3;0)=VLOOKUP([.AJ$2];areaCercaPuntiClassificaSquadre;3;0));SUMIFS(areaPuntiFattiACalendario;areaSquadraACalendario;[.$E8];areaSquadraBCalendario;[.AJ$2])+SUMIFS(areaPuntiFattiBCalendario;areaSquadraBCalendario;[.$E8];areaSquadraACalendario;[.AJ$2]);&quot;-&quot;)" office:value-type="string" office:string-value="-" calcext:value-type="string">
            <text:p>-</text:p>
          </table:table-cell>
          <table:table-cell table:formula="of:=IF(AND([.$E8]&lt;&gt;[.AK$2];VLOOKUP([.$E8];areaCercaPuntiClassificaSquadre;3;0)=VLOOKUP([.AK$2];areaCercaPuntiClassificaSquadre;3;0));SUMIFS(areaPuntiFattiACalendario;areaSquadraACalendario;[.$E8];areaSquadraBCalendario;[.AK$2])+SUMIFS(areaPuntiFattiBCalendario;areaSquadraBCalendario;[.$E8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style-name="ce15" office:value-type="string" calcext:value-type="string">
            <text:p>Gazzelle</text:p>
          </table:table-cell>
          <table:table-cell table:style-name="ce15" table:formula="of:=&quot;Campo &quot;&amp;[.A9]" office:value-type="string" office:string-value="Campo Gazzelle" calcext:value-type="string">
            <text:p>Campo Gazzelle</text:p>
          </table:table-cell>
          <table:table-cell table:style-name="ce15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formula="of:=COUNTIF(areaCoefficienteSquadre;&quot;&gt;=&quot;&amp;[.$F9])-1" office:value-type="float" office:value="6" calcext:value-type="float">
            <text:p>6</text:p>
          </table:table-cell>
          <table:table-cell table:formula="of:=[.A9]&amp;&quot;&quot;" office:value-type="string" office:string-value="Gazzelle" calcext:value-type="string">
            <text:p>Gazzelle</text:p>
          </table:table-cell>
          <table:table-cell table:formula="of:=TEXT([.$G9];&quot;000&quot;)&amp;TEXT(SUM([.$R9:.$AA9]);&quot;+000;-000&quot;)&amp;TEXT(SUM([.$AB9:.$AK9]);&quot;+000;-000&quot;)&amp;TEXT([.$N9];&quot;+000;-000&quot;)&amp;TEXT([.$L9];&quot;+000;-000&quot;)&amp;TEXT(ORG.LIBREOFFICE.RANDBETWEEN.NV(0;999);&quot;+000;-000&quot;)" office:value-type="string" office:string-value="008-002+048-030+279+875" calcext:value-type="string">
            <text:p>008-002+048-030+279+875</text:p>
          </table:table-cell>
          <table:table-cell table:formula="of:=[.I9]*constPuntiVittoria+[.J9]*constPuntiSconfitta+[.K9]*constPuntiForfait" office:value-type="float" office:value="8" calcext:value-type="float">
            <text:p>8</text:p>
          </table:table-cell>
          <table:table-cell table:formula="of:=SUM([.I9:.K9])" office:value-type="float" office:value="6" calcext:value-type="float">
            <text:p>6</text:p>
          </table:table-cell>
          <table:table-cell table:formula="of:=SUMIF(areaSquadraACalendario;[.E9];areaVintaACalendario)+SUMIF(areaSquadraBCalendario;[.E9];areaVintaBCalendario)" office:value-type="float" office:value="2" calcext:value-type="float">
            <text:p>2</text:p>
          </table:table-cell>
          <table:table-cell table:formula="of:=SUMIF(areaSquadraACalendario;[.E9];areaPersaACalendario)+SUMIF(areaSquadraBCalendario;[.E9];areaPersaBCalendario)" office:value-type="float" office:value="4" calcext:value-type="float">
            <text:p>4</text:p>
          </table:table-cell>
          <table:table-cell table:formula="of:=SUMIF(areaSquadraACalendario;[.E9];areaForfaitACalendario)+SUMIF(areaSquadraBCalendario;[.E9];areaForfaitBCalendario)" office:value-type="float" office:value="0" calcext:value-type="float">
            <text:p>0</text:p>
          </table:table-cell>
          <table:table-cell table:formula="of:=SUMIF(areaSquadraACalendario;[.E9];areaPuntiFattiACalendario)+SUMIF(areaSquadraBCalendario;[.E9];areaPuntiFattiBCalendario)" office:value-type="float" office:value="279" calcext:value-type="float">
            <text:p>279</text:p>
          </table:table-cell>
          <table:table-cell table:formula="of:=SUMIF(areaSquadraACalendario;[.E9];areaPuntiSubitiACalendario)+SUMIF(areaSquadraBCalendario;[.E9];areaPuntiSubitiBCalendario)" office:value-type="float" office:value="309" calcext:value-type="float">
            <text:p>309</text:p>
          </table:table-cell>
          <table:table-cell table:formula="of:=SUMIF(areaSquadraACalendario;[.E9];areaDifferenzaPuntiACalendario)+SUMIF(areaSquadraBCalendario;[.E9];areaDifferenzaPuntiBCalendario)" office:value-type="float" office:value="-30" calcext:value-type="float">
            <text:p>-30</text:p>
          </table:table-cell>
          <table:table-cell table:formula="of:=IF([.H9]=0;0;ROUND([.L9]/[.H9];2))" office:value-type="float" office:value="46.5" calcext:value-type="float">
            <text:p>46,5</text:p>
          </table:table-cell>
          <table:table-cell table:formula="of:=IF([.H9]=0;0;ROUND([.M9]/[.H9];2))" office:value-type="float" office:value="51.5" calcext:value-type="float">
            <text:p>51,5</text:p>
          </table:table-cell>
          <table:table-cell table:formula="of:=IF([.H9]=0;0;ROUND([.N9]/[.H9];2))" office:value-type="float" office:value="-5" calcext:value-type="float">
            <text:p>-5,00</text:p>
          </table:table-cell>
          <table:table-cell table:formula="of:=IF(AND([.$E9]&lt;&gt;[.R$2];VLOOKUP([.$E9];areaCercaPuntiClassificaSquadre;3;0)=VLOOKUP([.R$2];areaCercaPuntiClassificaSquadre;3;0));SUMIFS(areaDifferenzaPuntiACalendario;areaSquadraACalendario;[.$E9];areaSquadraBCalendario;[.R$2])+SUMIFS(areaDifferenzaPuntiBCalendario;areaSquadraBCalendario;[.$E9];areaSquadraACalendario;[.R$2]);&quot;-&quot;)" office:value-type="string" office:string-value="-" calcext:value-type="string">
            <text:p>-</text:p>
          </table:table-cell>
          <table:table-cell table:formula="of:=IF(AND([.$E9]&lt;&gt;[.S$2];VLOOKUP([.$E9];areaCercaPuntiClassificaSquadre;3;0)=VLOOKUP([.S$2];areaCercaPuntiClassificaSquadre;3;0));SUMIFS(areaDifferenzaPuntiACalendario;areaSquadraACalendario;[.$E9];areaSquadraBCalendario;[.S$2])+SUMIFS(areaDifferenzaPuntiBCalendario;areaSquadraBCalendario;[.$E9];areaSquadraACalendario;[.S$2]);&quot;-&quot;)" office:value-type="string" office:string-value="-" calcext:value-type="string">
            <text:p>-</text:p>
          </table:table-cell>
          <table:table-cell table:formula="of:=IF(AND([.$E9]&lt;&gt;[.T$2];VLOOKUP([.$E9];areaCercaPuntiClassificaSquadre;3;0)=VLOOKUP([.T$2];areaCercaPuntiClassificaSquadre;3;0));SUMIFS(areaDifferenzaPuntiACalendario;areaSquadraACalendario;[.$E9];areaSquadraBCalendario;[.T$2])+SUMIFS(areaDifferenzaPuntiBCalendario;areaSquadraBCalendario;[.$E9];areaSquadraACalendario;[.T$2]);&quot;-&quot;)" office:value-type="float" office:value="-2" calcext:value-type="float">
            <text:p>-2</text:p>
          </table:table-cell>
          <table:table-cell table:formula="of:=IF(AND([.$E9]&lt;&gt;[.U$2];VLOOKUP([.$E9];areaCercaPuntiClassificaSquadre;3;0)=VLOOKUP([.U$2];areaCercaPuntiClassificaSquadre;3;0));SUMIFS(areaDifferenzaPuntiACalendario;areaSquadraACalendario;[.$E9];areaSquadraBCalendario;[.U$2])+SUMIFS(areaDifferenzaPuntiBCalendario;areaSquadraBCalendario;[.$E9];areaSquadraACalendario;[.U$2]);&quot;-&quot;)" office:value-type="string" office:string-value="-" calcext:value-type="string">
            <text:p>-</text:p>
          </table:table-cell>
          <table:table-cell table:formula="of:=IF(AND([.$E9]&lt;&gt;[.V$2];VLOOKUP([.$E9];areaCercaPuntiClassificaSquadre;3;0)=VLOOKUP([.V$2];areaCercaPuntiClassificaSquadre;3;0));SUMIFS(areaDifferenzaPuntiACalendario;areaSquadraACalendario;[.$E9];areaSquadraBCalendario;[.V$2])+SUMIFS(areaDifferenzaPuntiBCalendario;areaSquadraBCalendario;[.$E9];areaSquadraACalendario;[.V$2]);&quot;-&quot;)" office:value-type="string" office:string-value="-" calcext:value-type="string">
            <text:p>-</text:p>
          </table:table-cell>
          <table:table-cell table:formula="of:=IF(AND([.$E9]&lt;&gt;[.W$2];VLOOKUP([.$E9];areaCercaPuntiClassificaSquadre;3;0)=VLOOKUP([.W$2];areaCercaPuntiClassificaSquadre;3;0));SUMIFS(areaDifferenzaPuntiACalendario;areaSquadraACalendario;[.$E9];areaSquadraBCalendario;[.W$2])+SUMIFS(areaDifferenzaPuntiBCalendario;areaSquadraBCalendario;[.$E9];areaSquadraACalendario;[.W$2]);&quot;-&quot;)" office:value-type="string" office:string-value="-" calcext:value-type="string">
            <text:p>-</text:p>
          </table:table-cell>
          <table:table-cell table:formula="of:=IF(AND([.$E9]&lt;&gt;[.X$2];VLOOKUP([.$E9];areaCercaPuntiClassificaSquadre;3;0)=VLOOKUP([.X$2];areaCercaPuntiClassificaSquadre;3;0));SUMIFS(areaDifferenzaPuntiACalendario;areaSquadraACalendario;[.$E9];areaSquadraBCalendario;[.X$2])+SUMIFS(areaDifferenzaPuntiBCalendario;areaSquadraBCalendario;[.$E9];areaSquadraACalendario;[.X$2]);&quot;-&quot;)" office:value-type="string" office:string-value="-" calcext:value-type="string">
            <text:p>-</text:p>
          </table:table-cell>
          <table:table-cell table:formula="of:=IF(AND([.$E9]&lt;&gt;[.Y$2];VLOOKUP([.$E9];areaCercaPuntiClassificaSquadre;3;0)=VLOOKUP([.Y$2];areaCercaPuntiClassificaSquadre;3;0));SUMIFS(areaDifferenzaPuntiACalendario;areaSquadraACalendario;[.$E9];areaSquadraBCalendario;[.Y$2])+SUMIFS(areaDifferenzaPuntiBCalendario;areaSquadraBCalendario;[.$E9];areaSquadraACalendario;[.Y$2]);&quot;-&quot;)" office:value-type="string" office:string-value="-" calcext:value-type="string">
            <text:p>-</text:p>
          </table:table-cell>
          <table:table-cell table:formula="of:=IF(AND([.$E9]&lt;&gt;[.Z$2];VLOOKUP([.$E9];areaCercaPuntiClassificaSquadre;3;0)=VLOOKUP([.Z$2];areaCercaPuntiClassificaSquadre;3;0));SUMIFS(areaDifferenzaPuntiACalendario;areaSquadraACalendario;[.$E9];areaSquadraBCalendario;[.Z$2])+SUMIFS(areaDifferenzaPuntiBCalendario;areaSquadraBCalendario;[.$E9];areaSquadraACalendario;[.Z$2]);&quot;-&quot;)" office:value-type="string" office:string-value="-" calcext:value-type="string">
            <text:p>-</text:p>
          </table:table-cell>
          <table:table-cell table:formula="of:=IF(AND([.$E9]&lt;&gt;[.AA$2];VLOOKUP([.$E9];areaCercaPuntiClassificaSquadre;3;0)=VLOOKUP([.AA$2];areaCercaPuntiClassificaSquadre;3;0));SUMIFS(areaDifferenzaPuntiACalendario;areaSquadraACalendario;[.$E9];areaSquadraBCalendario;[.AA$2])+SUMIFS(areaDifferenzaPuntiBCalendario;areaSquadraBCalendario;[.$E9];areaSquadraACalendario;[.AA$2]);&quot;-&quot;)" office:value-type="string" office:string-value="-" calcext:value-type="string">
            <text:p>-</text:p>
          </table:table-cell>
          <table:table-cell table:formula="of:=IF(AND([.$E9]&lt;&gt;[.AB$2];VLOOKUP([.$E9];areaCercaPuntiClassificaSquadre;3;0)=VLOOKUP([.AB$2];areaCercaPuntiClassificaSquadre;3;0));SUMIFS(areaPuntiFattiACalendario;areaSquadraACalendario;[.$E9];areaSquadraBCalendario;[.AB$2])+SUMIFS(areaPuntiFattiBCalendario;areaSquadraBCalendario;[.$E9];areaSquadraACalendario;[.AB$2]);&quot;-&quot;)" office:value-type="string" office:string-value="-" calcext:value-type="string">
            <text:p>-</text:p>
          </table:table-cell>
          <table:table-cell table:formula="of:=IF(AND([.$E9]&lt;&gt;[.AC$2];VLOOKUP([.$E9];areaCercaPuntiClassificaSquadre;3;0)=VLOOKUP([.AC$2];areaCercaPuntiClassificaSquadre;3;0));SUMIFS(areaPuntiFattiACalendario;areaSquadraACalendario;[.$E9];areaSquadraBCalendario;[.AC$2])+SUMIFS(areaPuntiFattiBCalendario;areaSquadraBCalendario;[.$E9];areaSquadraACalendario;[.AC$2]);&quot;-&quot;)" office:value-type="string" office:string-value="-" calcext:value-type="string">
            <text:p>-</text:p>
          </table:table-cell>
          <table:table-cell table:formula="of:=IF(AND([.$E9]&lt;&gt;[.AD$2];VLOOKUP([.$E9];areaCercaPuntiClassificaSquadre;3;0)=VLOOKUP([.AD$2];areaCercaPuntiClassificaSquadre;3;0));SUMIFS(areaPuntiFattiACalendario;areaSquadraACalendario;[.$E9];areaSquadraBCalendario;[.AD$2])+SUMIFS(areaPuntiFattiBCalendario;areaSquadraBCalendario;[.$E9];areaSquadraACalendario;[.AD$2]);&quot;-&quot;)" office:value-type="float" office:value="48" calcext:value-type="float">
            <text:p>48</text:p>
          </table:table-cell>
          <table:table-cell table:formula="of:=IF(AND([.$E9]&lt;&gt;[.AE$2];VLOOKUP([.$E9];areaCercaPuntiClassificaSquadre;3;0)=VLOOKUP([.AE$2];areaCercaPuntiClassificaSquadre;3;0));SUMIFS(areaPuntiFattiACalendario;areaSquadraACalendario;[.$E9];areaSquadraBCalendario;[.AE$2])+SUMIFS(areaPuntiFattiBCalendario;areaSquadraBCalendario;[.$E9];areaSquadraACalendario;[.AE$2]);&quot;-&quot;)" office:value-type="string" office:string-value="-" calcext:value-type="string">
            <text:p>-</text:p>
          </table:table-cell>
          <table:table-cell table:formula="of:=IF(AND([.$E9]&lt;&gt;[.AF$2];VLOOKUP([.$E9];areaCercaPuntiClassificaSquadre;3;0)=VLOOKUP([.AF$2];areaCercaPuntiClassificaSquadre;3;0));SUMIFS(areaPuntiFattiACalendario;areaSquadraACalendario;[.$E9];areaSquadraBCalendario;[.AF$2])+SUMIFS(areaPuntiFattiBCalendario;areaSquadraBCalendario;[.$E9];areaSquadraACalendario;[.AF$2]);&quot;-&quot;)" office:value-type="string" office:string-value="-" calcext:value-type="string">
            <text:p>-</text:p>
          </table:table-cell>
          <table:table-cell table:formula="of:=IF(AND([.$E9]&lt;&gt;[.AG$2];VLOOKUP([.$E9];areaCercaPuntiClassificaSquadre;3;0)=VLOOKUP([.AG$2];areaCercaPuntiClassificaSquadre;3;0));SUMIFS(areaPuntiFattiACalendario;areaSquadraACalendario;[.$E9];areaSquadraBCalendario;[.AG$2])+SUMIFS(areaPuntiFattiBCalendario;areaSquadraBCalendario;[.$E9];areaSquadraACalendario;[.AG$2]);&quot;-&quot;)" office:value-type="string" office:string-value="-" calcext:value-type="string">
            <text:p>-</text:p>
          </table:table-cell>
          <table:table-cell table:formula="of:=IF(AND([.$E9]&lt;&gt;[.AH$2];VLOOKUP([.$E9];areaCercaPuntiClassificaSquadre;3;0)=VLOOKUP([.AH$2];areaCercaPuntiClassificaSquadre;3;0));SUMIFS(areaPuntiFattiACalendario;areaSquadraACalendario;[.$E9];areaSquadraBCalendario;[.AH$2])+SUMIFS(areaPuntiFattiBCalendario;areaSquadraBCalendario;[.$E9];areaSquadraACalendario;[.AH$2]);&quot;-&quot;)" office:value-type="string" office:string-value="-" calcext:value-type="string">
            <text:p>-</text:p>
          </table:table-cell>
          <table:table-cell table:formula="of:=IF(AND([.$E9]&lt;&gt;[.AI$2];VLOOKUP([.$E9];areaCercaPuntiClassificaSquadre;3;0)=VLOOKUP([.AI$2];areaCercaPuntiClassificaSquadre;3;0));SUMIFS(areaPuntiFattiACalendario;areaSquadraACalendario;[.$E9];areaSquadraBCalendario;[.AI$2])+SUMIFS(areaPuntiFattiBCalendario;areaSquadraBCalendario;[.$E9];areaSquadraACalendario;[.AI$2]);&quot;-&quot;)" office:value-type="string" office:string-value="-" calcext:value-type="string">
            <text:p>-</text:p>
          </table:table-cell>
          <table:table-cell table:formula="of:=IF(AND([.$E9]&lt;&gt;[.AJ$2];VLOOKUP([.$E9];areaCercaPuntiClassificaSquadre;3;0)=VLOOKUP([.AJ$2];areaCercaPuntiClassificaSquadre;3;0));SUMIFS(areaPuntiFattiACalendario;areaSquadraACalendario;[.$E9];areaSquadraBCalendario;[.AJ$2])+SUMIFS(areaPuntiFattiBCalendario;areaSquadraBCalendario;[.$E9];areaSquadraACalendario;[.AJ$2]);&quot;-&quot;)" office:value-type="string" office:string-value="-" calcext:value-type="string">
            <text:p>-</text:p>
          </table:table-cell>
          <table:table-cell table:formula="of:=IF(AND([.$E9]&lt;&gt;[.AK$2];VLOOKUP([.$E9];areaCercaPuntiClassificaSquadre;3;0)=VLOOKUP([.AK$2];areaCercaPuntiClassificaSquadre;3;0));SUMIFS(areaPuntiFattiACalendario;areaSquadraACalendario;[.$E9];areaSquadraBCalendario;[.AK$2])+SUMIFS(areaPuntiFattiBCalendario;areaSquadraBCalendario;[.$E9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number-columns-repeated="3" table:style-name="ce15" office:value-type="string" calcext:value-type="string">
            <text:p>-</text:p>
          </table:table-cell>
          <table:table-cell table:formula="of:=COUNTIF(areaCoefficienteSquadre;&quot;&gt;=&quot;&amp;[.$F10])-1" office:value-type="float" office:value="8" calcext:value-type="float">
            <text:p>8</text:p>
          </table:table-cell>
          <table:table-cell table:formula="of:=[.A10]&amp;&quot;&quot;" office:value-type="string" office:string-value="-" calcext:value-type="string">
            <text:p>-</text:p>
          </table:table-cell>
          <table:table-cell table:formula="of:=TEXT([.$G10];&quot;000&quot;)&amp;TEXT(SUM([.$R10:.$AA10]);&quot;+000;-000&quot;)&amp;TEXT(SUM([.$AB10:.$AK10]);&quot;+000;-000&quot;)&amp;TEXT([.$N10];&quot;+000;-000&quot;)&amp;TEXT([.$L10];&quot;+000;-000&quot;)&amp;TEXT(ORG.LIBREOFFICE.RANDBETWEEN.NV(0;999);&quot;+000;-000&quot;)" office:value-type="string" office:string-value="000+000+000+000+000+971" calcext:value-type="string">
            <text:p>000+000+000+000+000+971</text:p>
          </table:table-cell>
          <table:table-cell table:formula="of:=[.I10]*constPuntiVittoria+[.J10]*constPuntiSconfitta+[.K10]*constPuntiForfait" office:value-type="float" office:value="0" calcext:value-type="float">
            <text:p>0</text:p>
          </table:table-cell>
          <table:table-cell table:formula="of:=SUM([.I10:.K10])" office:value-type="float" office:value="0" calcext:value-type="float">
            <text:p>0</text:p>
          </table:table-cell>
          <table:table-cell table:formula="of:=SUMIF(areaSquadraACalendario;[.E10];areaVintaACalendario)+SUMIF(areaSquadraBCalendario;[.E10];areaVintaBCalendario)" office:value-type="float" office:value="0" calcext:value-type="float">
            <text:p>0</text:p>
          </table:table-cell>
          <table:table-cell table:formula="of:=SUMIF(areaSquadraACalendario;[.E10];areaPersaACalendario)+SUMIF(areaSquadraBCalendario;[.E10];areaPersaBCalendario)" office:value-type="float" office:value="0" calcext:value-type="float">
            <text:p>0</text:p>
          </table:table-cell>
          <table:table-cell table:formula="of:=SUMIF(areaSquadraACalendario;[.E10];areaForfaitACalendario)+SUMIF(areaSquadraBCalendario;[.E10];areaForfaitBCalendario)" office:value-type="float" office:value="0" calcext:value-type="float">
            <text:p>0</text:p>
          </table:table-cell>
          <table:table-cell table:formula="of:=SUMIF(areaSquadraACalendario;[.E10];areaPuntiFattiACalendario)+SUMIF(areaSquadraBCalendario;[.E10];areaPuntiFattiBCalendario)" office:value-type="float" office:value="0" calcext:value-type="float">
            <text:p>0</text:p>
          </table:table-cell>
          <table:table-cell table:formula="of:=SUMIF(areaSquadraACalendario;[.E10];areaPuntiSubitiACalendario)+SUMIF(areaSquadraBCalendario;[.E10];areaPuntiSubitiBCalendario)" office:value-type="float" office:value="0" calcext:value-type="float">
            <text:p>0</text:p>
          </table:table-cell>
          <table:table-cell table:formula="of:=SUMIF(areaSquadraACalendario;[.E10];areaDifferenzaPuntiACalendario)+SUMIF(areaSquadraBCalendario;[.E10];areaDifferenzaPuntiBCalendario)" office:value-type="float" office:value="0" calcext:value-type="float">
            <text:p>+0</text:p>
          </table:table-cell>
          <table:table-cell table:formula="of:=IF([.H10]=0;0;ROUND([.L10]/[.H10];2))" office:value-type="float" office:value="0" calcext:value-type="float">
            <text:p>0</text:p>
          </table:table-cell>
          <table:table-cell table:formula="of:=IF([.H10]=0;0;ROUND([.M10]/[.H10];2))" office:value-type="float" office:value="0" calcext:value-type="float">
            <text:p>0</text:p>
          </table:table-cell>
          <table:table-cell table:formula="of:=IF([.H10]=0;0;ROUND([.N10]/[.H10];2))" office:value-type="float" office:value="0" calcext:value-type="float">
            <text:p>+0,00</text:p>
          </table:table-cell>
          <table:table-cell table:formula="of:=IF(AND([.$E10]&lt;&gt;[.R$2];VLOOKUP([.$E10];areaCercaPuntiClassificaSquadre;3;0)=VLOOKUP([.R$2];areaCercaPuntiClassificaSquadre;3;0));SUMIFS(areaDifferenzaPuntiACalendario;areaSquadraACalendario;[.$E10];areaSquadraBCalendario;[.R$2])+SUMIFS(areaDifferenzaPuntiBCalendario;areaSquadraBCalendario;[.$E10];areaSquadraACalendario;[.R$2]);&quot;-&quot;)" office:value-type="string" office:string-value="-" calcext:value-type="string">
            <text:p>-</text:p>
          </table:table-cell>
          <table:table-cell table:formula="of:=IF(AND([.$E10]&lt;&gt;[.S$2];VLOOKUP([.$E10];areaCercaPuntiClassificaSquadre;3;0)=VLOOKUP([.S$2];areaCercaPuntiClassificaSquadre;3;0));SUMIFS(areaDifferenzaPuntiACalendario;areaSquadraACalendario;[.$E10];areaSquadraBCalendario;[.S$2])+SUMIFS(areaDifferenzaPuntiBCalendario;areaSquadraBCalendario;[.$E10];areaSquadraACalendario;[.S$2]);&quot;-&quot;)" office:value-type="string" office:string-value="-" calcext:value-type="string">
            <text:p>-</text:p>
          </table:table-cell>
          <table:table-cell table:formula="of:=IF(AND([.$E10]&lt;&gt;[.T$2];VLOOKUP([.$E10];areaCercaPuntiClassificaSquadre;3;0)=VLOOKUP([.T$2];areaCercaPuntiClassificaSquadre;3;0));SUMIFS(areaDifferenzaPuntiACalendario;areaSquadraACalendario;[.$E10];areaSquadraBCalendario;[.T$2])+SUMIFS(areaDifferenzaPuntiBCalendario;areaSquadraBCalendario;[.$E10];areaSquadraACalendario;[.T$2]);&quot;-&quot;)" office:value-type="string" office:string-value="-" calcext:value-type="string">
            <text:p>-</text:p>
          </table:table-cell>
          <table:table-cell table:formula="of:=IF(AND([.$E10]&lt;&gt;[.U$2];VLOOKUP([.$E10];areaCercaPuntiClassificaSquadre;3;0)=VLOOKUP([.U$2];areaCercaPuntiClassificaSquadre;3;0));SUMIFS(areaDifferenzaPuntiACalendario;areaSquadraACalendario;[.$E10];areaSquadraBCalendario;[.U$2])+SUMIFS(areaDifferenzaPuntiBCalendario;areaSquadraBCalendario;[.$E10];areaSquadraACalendario;[.U$2]);&quot;-&quot;)" office:value-type="string" office:string-value="-" calcext:value-type="string">
            <text:p>-</text:p>
          </table:table-cell>
          <table:table-cell table:formula="of:=IF(AND([.$E10]&lt;&gt;[.V$2];VLOOKUP([.$E10];areaCercaPuntiClassificaSquadre;3;0)=VLOOKUP([.V$2];areaCercaPuntiClassificaSquadre;3;0));SUMIFS(areaDifferenzaPuntiACalendario;areaSquadraACalendario;[.$E10];areaSquadraBCalendario;[.V$2])+SUMIFS(areaDifferenzaPuntiBCalendario;areaSquadraBCalendario;[.$E10];areaSquadraACalendario;[.V$2]);&quot;-&quot;)" office:value-type="string" office:string-value="-" calcext:value-type="string">
            <text:p>-</text:p>
          </table:table-cell>
          <table:table-cell table:formula="of:=IF(AND([.$E10]&lt;&gt;[.W$2];VLOOKUP([.$E10];areaCercaPuntiClassificaSquadre;3;0)=VLOOKUP([.W$2];areaCercaPuntiClassificaSquadre;3;0));SUMIFS(areaDifferenzaPuntiACalendario;areaSquadraACalendario;[.$E10];areaSquadraBCalendario;[.W$2])+SUMIFS(areaDifferenzaPuntiBCalendario;areaSquadraBCalendario;[.$E10];areaSquadraACalendario;[.W$2]);&quot;-&quot;)" office:value-type="string" office:string-value="-" calcext:value-type="string">
            <text:p>-</text:p>
          </table:table-cell>
          <table:table-cell table:formula="of:=IF(AND([.$E10]&lt;&gt;[.X$2];VLOOKUP([.$E10];areaCercaPuntiClassificaSquadre;3;0)=VLOOKUP([.X$2];areaCercaPuntiClassificaSquadre;3;0));SUMIFS(areaDifferenzaPuntiACalendario;areaSquadraACalendario;[.$E10];areaSquadraBCalendario;[.X$2])+SUMIFS(areaDifferenzaPuntiBCalendario;areaSquadraBCalendario;[.$E10];areaSquadraACalendario;[.X$2]);&quot;-&quot;)" office:value-type="string" office:string-value="-" calcext:value-type="string">
            <text:p>-</text:p>
          </table:table-cell>
          <table:table-cell table:formula="of:=IF(AND([.$E10]&lt;&gt;[.Y$2];VLOOKUP([.$E10];areaCercaPuntiClassificaSquadre;3;0)=VLOOKUP([.Y$2];areaCercaPuntiClassificaSquadre;3;0));SUMIFS(areaDifferenzaPuntiACalendario;areaSquadraACalendario;[.$E10];areaSquadraBCalendario;[.Y$2])+SUMIFS(areaDifferenzaPuntiBCalendario;areaSquadraBCalendario;[.$E10];areaSquadraACalendario;[.Y$2]);&quot;-&quot;)" office:value-type="string" office:string-value="-" calcext:value-type="string">
            <text:p>-</text:p>
          </table:table-cell>
          <table:table-cell table:formula="of:=IF(AND([.$E10]&lt;&gt;[.Z$2];VLOOKUP([.$E10];areaCercaPuntiClassificaSquadre;3;0)=VLOOKUP([.Z$2];areaCercaPuntiClassificaSquadre;3;0));SUMIFS(areaDifferenzaPuntiACalendario;areaSquadraACalendario;[.$E10];areaSquadraBCalendario;[.Z$2])+SUMIFS(areaDifferenzaPuntiBCalendario;areaSquadraBCalendario;[.$E10];areaSquadraACalendario;[.Z$2]);&quot;-&quot;)" office:value-type="string" office:string-value="-" calcext:value-type="string">
            <text:p>-</text:p>
          </table:table-cell>
          <table:table-cell table:formula="of:=IF(AND([.$E10]&lt;&gt;[.AA$2];VLOOKUP([.$E10];areaCercaPuntiClassificaSquadre;3;0)=VLOOKUP([.AA$2];areaCercaPuntiClassificaSquadre;3;0));SUMIFS(areaDifferenzaPuntiACalendario;areaSquadraACalendario;[.$E10];areaSquadraBCalendario;[.AA$2])+SUMIFS(areaDifferenzaPuntiBCalendario;areaSquadraBCalendario;[.$E10];areaSquadraACalendario;[.AA$2]);&quot;-&quot;)" office:value-type="string" office:string-value="-" calcext:value-type="string">
            <text:p>-</text:p>
          </table:table-cell>
          <table:table-cell table:formula="of:=IF(AND([.$E10]&lt;&gt;[.AB$2];VLOOKUP([.$E10];areaCercaPuntiClassificaSquadre;3;0)=VLOOKUP([.AB$2];areaCercaPuntiClassificaSquadre;3;0));SUMIFS(areaPuntiFattiACalendario;areaSquadraACalendario;[.$E10];areaSquadraBCalendario;[.AB$2])+SUMIFS(areaPuntiFattiBCalendario;areaSquadraBCalendario;[.$E10];areaSquadraACalendario;[.AB$2]);&quot;-&quot;)" office:value-type="string" office:string-value="-" calcext:value-type="string">
            <text:p>-</text:p>
          </table:table-cell>
          <table:table-cell table:formula="of:=IF(AND([.$E10]&lt;&gt;[.AC$2];VLOOKUP([.$E10];areaCercaPuntiClassificaSquadre;3;0)=VLOOKUP([.AC$2];areaCercaPuntiClassificaSquadre;3;0));SUMIFS(areaPuntiFattiACalendario;areaSquadraACalendario;[.$E10];areaSquadraBCalendario;[.AC$2])+SUMIFS(areaPuntiFattiBCalendario;areaSquadraBCalendario;[.$E10];areaSquadraACalendario;[.AC$2]);&quot;-&quot;)" office:value-type="string" office:string-value="-" calcext:value-type="string">
            <text:p>-</text:p>
          </table:table-cell>
          <table:table-cell table:formula="of:=IF(AND([.$E10]&lt;&gt;[.AD$2];VLOOKUP([.$E10];areaCercaPuntiClassificaSquadre;3;0)=VLOOKUP([.AD$2];areaCercaPuntiClassificaSquadre;3;0));SUMIFS(areaPuntiFattiACalendario;areaSquadraACalendario;[.$E10];areaSquadraBCalendario;[.AD$2])+SUMIFS(areaPuntiFattiBCalendario;areaSquadraBCalendario;[.$E10];areaSquadraACalendario;[.AD$2]);&quot;-&quot;)" office:value-type="string" office:string-value="-" calcext:value-type="string">
            <text:p>-</text:p>
          </table:table-cell>
          <table:table-cell table:formula="of:=IF(AND([.$E10]&lt;&gt;[.AE$2];VLOOKUP([.$E10];areaCercaPuntiClassificaSquadre;3;0)=VLOOKUP([.AE$2];areaCercaPuntiClassificaSquadre;3;0));SUMIFS(areaPuntiFattiACalendario;areaSquadraACalendario;[.$E10];areaSquadraBCalendario;[.AE$2])+SUMIFS(areaPuntiFattiBCalendario;areaSquadraBCalendario;[.$E10];areaSquadraACalendario;[.AE$2]);&quot;-&quot;)" office:value-type="string" office:string-value="-" calcext:value-type="string">
            <text:p>-</text:p>
          </table:table-cell>
          <table:table-cell table:formula="of:=IF(AND([.$E10]&lt;&gt;[.AF$2];VLOOKUP([.$E10];areaCercaPuntiClassificaSquadre;3;0)=VLOOKUP([.AF$2];areaCercaPuntiClassificaSquadre;3;0));SUMIFS(areaPuntiFattiACalendario;areaSquadraACalendario;[.$E10];areaSquadraBCalendario;[.AF$2])+SUMIFS(areaPuntiFattiBCalendario;areaSquadraBCalendario;[.$E10];areaSquadraACalendario;[.AF$2]);&quot;-&quot;)" office:value-type="string" office:string-value="-" calcext:value-type="string">
            <text:p>-</text:p>
          </table:table-cell>
          <table:table-cell table:formula="of:=IF(AND([.$E10]&lt;&gt;[.AG$2];VLOOKUP([.$E10];areaCercaPuntiClassificaSquadre;3;0)=VLOOKUP([.AG$2];areaCercaPuntiClassificaSquadre;3;0));SUMIFS(areaPuntiFattiACalendario;areaSquadraACalendario;[.$E10];areaSquadraBCalendario;[.AG$2])+SUMIFS(areaPuntiFattiBCalendario;areaSquadraBCalendario;[.$E10];areaSquadraACalendario;[.AG$2]);&quot;-&quot;)" office:value-type="string" office:string-value="-" calcext:value-type="string">
            <text:p>-</text:p>
          </table:table-cell>
          <table:table-cell table:formula="of:=IF(AND([.$E10]&lt;&gt;[.AH$2];VLOOKUP([.$E10];areaCercaPuntiClassificaSquadre;3;0)=VLOOKUP([.AH$2];areaCercaPuntiClassificaSquadre;3;0));SUMIFS(areaPuntiFattiACalendario;areaSquadraACalendario;[.$E10];areaSquadraBCalendario;[.AH$2])+SUMIFS(areaPuntiFattiBCalendario;areaSquadraBCalendario;[.$E10];areaSquadraACalendario;[.AH$2]);&quot;-&quot;)" office:value-type="string" office:string-value="-" calcext:value-type="string">
            <text:p>-</text:p>
          </table:table-cell>
          <table:table-cell table:formula="of:=IF(AND([.$E10]&lt;&gt;[.AI$2];VLOOKUP([.$E10];areaCercaPuntiClassificaSquadre;3;0)=VLOOKUP([.AI$2];areaCercaPuntiClassificaSquadre;3;0));SUMIFS(areaPuntiFattiACalendario;areaSquadraACalendario;[.$E10];areaSquadraBCalendario;[.AI$2])+SUMIFS(areaPuntiFattiBCalendario;areaSquadraBCalendario;[.$E10];areaSquadraACalendario;[.AI$2]);&quot;-&quot;)" office:value-type="string" office:string-value="-" calcext:value-type="string">
            <text:p>-</text:p>
          </table:table-cell>
          <table:table-cell table:formula="of:=IF(AND([.$E10]&lt;&gt;[.AJ$2];VLOOKUP([.$E10];areaCercaPuntiClassificaSquadre;3;0)=VLOOKUP([.AJ$2];areaCercaPuntiClassificaSquadre;3;0));SUMIFS(areaPuntiFattiACalendario;areaSquadraACalendario;[.$E10];areaSquadraBCalendario;[.AJ$2])+SUMIFS(areaPuntiFattiBCalendario;areaSquadraBCalendario;[.$E10];areaSquadraACalendario;[.AJ$2]);&quot;-&quot;)" office:value-type="string" office:string-value="-" calcext:value-type="string">
            <text:p>-</text:p>
          </table:table-cell>
          <table:table-cell table:formula="of:=IF(AND([.$E10]&lt;&gt;[.AK$2];VLOOKUP([.$E10];areaCercaPuntiClassificaSquadre;3;0)=VLOOKUP([.AK$2];areaCercaPuntiClassificaSquadre;3;0));SUMIFS(areaPuntiFattiACalendario;areaSquadraACalendario;[.$E10];areaSquadraBCalendario;[.AK$2])+SUMIFS(areaPuntiFattiBCalendario;areaSquadraBCalendario;[.$E10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number-columns-repeated="3" table:style-name="ce15" office:value-type="string" calcext:value-type="string">
            <text:p>-</text:p>
          </table:table-cell>
          <table:table-cell table:formula="of:=COUNTIF(areaCoefficienteSquadre;&quot;&gt;=&quot;&amp;[.$F11])-1" office:value-type="float" office:value="9" calcext:value-type="float">
            <text:p>9</text:p>
          </table:table-cell>
          <table:table-cell table:formula="of:=[.A11]&amp;&quot;&quot;" office:value-type="string" office:string-value="-" calcext:value-type="string">
            <text:p>-</text:p>
          </table:table-cell>
          <table:table-cell table:formula="of:=TEXT([.$G11];&quot;000&quot;)&amp;TEXT(SUM([.$R11:.$AA11]);&quot;+000;-000&quot;)&amp;TEXT(SUM([.$AB11:.$AK11]);&quot;+000;-000&quot;)&amp;TEXT([.$N11];&quot;+000;-000&quot;)&amp;TEXT([.$L11];&quot;+000;-000&quot;)&amp;TEXT(ORG.LIBREOFFICE.RANDBETWEEN.NV(0;999);&quot;+000;-000&quot;)" office:value-type="string" office:string-value="000+000+000+000+000+592" calcext:value-type="string">
            <text:p>000+000+000+000+000+592</text:p>
          </table:table-cell>
          <table:table-cell table:formula="of:=[.I11]*constPuntiVittoria+[.J11]*constPuntiSconfitta+[.K11]*constPuntiForfait" office:value-type="float" office:value="0" calcext:value-type="float">
            <text:p>0</text:p>
          </table:table-cell>
          <table:table-cell table:formula="of:=SUM([.I11:.K11])" office:value-type="float" office:value="0" calcext:value-type="float">
            <text:p>0</text:p>
          </table:table-cell>
          <table:table-cell table:formula="of:=SUMIF(areaSquadraACalendario;[.E11];areaVintaACalendario)+SUMIF(areaSquadraBCalendario;[.E11];areaVintaBCalendario)" office:value-type="float" office:value="0" calcext:value-type="float">
            <text:p>0</text:p>
          </table:table-cell>
          <table:table-cell table:formula="of:=SUMIF(areaSquadraACalendario;[.E11];areaPersaACalendario)+SUMIF(areaSquadraBCalendario;[.E11];areaPersaBCalendario)" office:value-type="float" office:value="0" calcext:value-type="float">
            <text:p>0</text:p>
          </table:table-cell>
          <table:table-cell table:formula="of:=SUMIF(areaSquadraACalendario;[.E11];areaForfaitACalendario)+SUMIF(areaSquadraBCalendario;[.E11];areaForfaitBCalendario)" office:value-type="float" office:value="0" calcext:value-type="float">
            <text:p>0</text:p>
          </table:table-cell>
          <table:table-cell table:formula="of:=SUMIF(areaSquadraACalendario;[.E11];areaPuntiFattiACalendario)+SUMIF(areaSquadraBCalendario;[.E11];areaPuntiFattiBCalendario)" office:value-type="float" office:value="0" calcext:value-type="float">
            <text:p>0</text:p>
          </table:table-cell>
          <table:table-cell table:formula="of:=SUMIF(areaSquadraACalendario;[.E11];areaPuntiSubitiACalendario)+SUMIF(areaSquadraBCalendario;[.E11];areaPuntiSubitiBCalendario)" office:value-type="float" office:value="0" calcext:value-type="float">
            <text:p>0</text:p>
          </table:table-cell>
          <table:table-cell table:formula="of:=SUMIF(areaSquadraACalendario;[.E11];areaDifferenzaPuntiACalendario)+SUMIF(areaSquadraBCalendario;[.E11];areaDifferenzaPuntiBCalendario)" office:value-type="float" office:value="0" calcext:value-type="float">
            <text:p>+0</text:p>
          </table:table-cell>
          <table:table-cell table:formula="of:=IF([.H11]=0;0;ROUND([.L11]/[.H11];2))" office:value-type="float" office:value="0" calcext:value-type="float">
            <text:p>0</text:p>
          </table:table-cell>
          <table:table-cell table:formula="of:=IF([.H11]=0;0;ROUND([.M11]/[.H11];2))" office:value-type="float" office:value="0" calcext:value-type="float">
            <text:p>0</text:p>
          </table:table-cell>
          <table:table-cell table:formula="of:=IF([.H11]=0;0;ROUND([.N11]/[.H11];2))" office:value-type="float" office:value="0" calcext:value-type="float">
            <text:p>+0,00</text:p>
          </table:table-cell>
          <table:table-cell table:formula="of:=IF(AND([.$E11]&lt;&gt;[.R$2];VLOOKUP([.$E11];areaCercaPuntiClassificaSquadre;3;0)=VLOOKUP([.R$2];areaCercaPuntiClassificaSquadre;3;0));SUMIFS(areaDifferenzaPuntiACalendario;areaSquadraACalendario;[.$E11];areaSquadraBCalendario;[.R$2])+SUMIFS(areaDifferenzaPuntiBCalendario;areaSquadraBCalendario;[.$E11];areaSquadraACalendario;[.R$2]);&quot;-&quot;)" office:value-type="string" office:string-value="-" calcext:value-type="string">
            <text:p>-</text:p>
          </table:table-cell>
          <table:table-cell table:formula="of:=IF(AND([.$E11]&lt;&gt;[.S$2];VLOOKUP([.$E11];areaCercaPuntiClassificaSquadre;3;0)=VLOOKUP([.S$2];areaCercaPuntiClassificaSquadre;3;0));SUMIFS(areaDifferenzaPuntiACalendario;areaSquadraACalendario;[.$E11];areaSquadraBCalendario;[.S$2])+SUMIFS(areaDifferenzaPuntiBCalendario;areaSquadraBCalendario;[.$E11];areaSquadraACalendario;[.S$2]);&quot;-&quot;)" office:value-type="string" office:string-value="-" calcext:value-type="string">
            <text:p>-</text:p>
          </table:table-cell>
          <table:table-cell table:formula="of:=IF(AND([.$E11]&lt;&gt;[.T$2];VLOOKUP([.$E11];areaCercaPuntiClassificaSquadre;3;0)=VLOOKUP([.T$2];areaCercaPuntiClassificaSquadre;3;0));SUMIFS(areaDifferenzaPuntiACalendario;areaSquadraACalendario;[.$E11];areaSquadraBCalendario;[.T$2])+SUMIFS(areaDifferenzaPuntiBCalendario;areaSquadraBCalendario;[.$E11];areaSquadraACalendario;[.T$2]);&quot;-&quot;)" office:value-type="string" office:string-value="-" calcext:value-type="string">
            <text:p>-</text:p>
          </table:table-cell>
          <table:table-cell table:formula="of:=IF(AND([.$E11]&lt;&gt;[.U$2];VLOOKUP([.$E11];areaCercaPuntiClassificaSquadre;3;0)=VLOOKUP([.U$2];areaCercaPuntiClassificaSquadre;3;0));SUMIFS(areaDifferenzaPuntiACalendario;areaSquadraACalendario;[.$E11];areaSquadraBCalendario;[.U$2])+SUMIFS(areaDifferenzaPuntiBCalendario;areaSquadraBCalendario;[.$E11];areaSquadraACalendario;[.U$2]);&quot;-&quot;)" office:value-type="string" office:string-value="-" calcext:value-type="string">
            <text:p>-</text:p>
          </table:table-cell>
          <table:table-cell table:formula="of:=IF(AND([.$E11]&lt;&gt;[.V$2];VLOOKUP([.$E11];areaCercaPuntiClassificaSquadre;3;0)=VLOOKUP([.V$2];areaCercaPuntiClassificaSquadre;3;0));SUMIFS(areaDifferenzaPuntiACalendario;areaSquadraACalendario;[.$E11];areaSquadraBCalendario;[.V$2])+SUMIFS(areaDifferenzaPuntiBCalendario;areaSquadraBCalendario;[.$E11];areaSquadraACalendario;[.V$2]);&quot;-&quot;)" office:value-type="string" office:string-value="-" calcext:value-type="string">
            <text:p>-</text:p>
          </table:table-cell>
          <table:table-cell table:formula="of:=IF(AND([.$E11]&lt;&gt;[.W$2];VLOOKUP([.$E11];areaCercaPuntiClassificaSquadre;3;0)=VLOOKUP([.W$2];areaCercaPuntiClassificaSquadre;3;0));SUMIFS(areaDifferenzaPuntiACalendario;areaSquadraACalendario;[.$E11];areaSquadraBCalendario;[.W$2])+SUMIFS(areaDifferenzaPuntiBCalendario;areaSquadraBCalendario;[.$E11];areaSquadraACalendario;[.W$2]);&quot;-&quot;)" office:value-type="string" office:string-value="-" calcext:value-type="string">
            <text:p>-</text:p>
          </table:table-cell>
          <table:table-cell table:formula="of:=IF(AND([.$E11]&lt;&gt;[.X$2];VLOOKUP([.$E11];areaCercaPuntiClassificaSquadre;3;0)=VLOOKUP([.X$2];areaCercaPuntiClassificaSquadre;3;0));SUMIFS(areaDifferenzaPuntiACalendario;areaSquadraACalendario;[.$E11];areaSquadraBCalendario;[.X$2])+SUMIFS(areaDifferenzaPuntiBCalendario;areaSquadraBCalendario;[.$E11];areaSquadraACalendario;[.X$2]);&quot;-&quot;)" office:value-type="string" office:string-value="-" calcext:value-type="string">
            <text:p>-</text:p>
          </table:table-cell>
          <table:table-cell table:formula="of:=IF(AND([.$E11]&lt;&gt;[.Y$2];VLOOKUP([.$E11];areaCercaPuntiClassificaSquadre;3;0)=VLOOKUP([.Y$2];areaCercaPuntiClassificaSquadre;3;0));SUMIFS(areaDifferenzaPuntiACalendario;areaSquadraACalendario;[.$E11];areaSquadraBCalendario;[.Y$2])+SUMIFS(areaDifferenzaPuntiBCalendario;areaSquadraBCalendario;[.$E11];areaSquadraACalendario;[.Y$2]);&quot;-&quot;)" office:value-type="string" office:string-value="-" calcext:value-type="string">
            <text:p>-</text:p>
          </table:table-cell>
          <table:table-cell table:formula="of:=IF(AND([.$E11]&lt;&gt;[.Z$2];VLOOKUP([.$E11];areaCercaPuntiClassificaSquadre;3;0)=VLOOKUP([.Z$2];areaCercaPuntiClassificaSquadre;3;0));SUMIFS(areaDifferenzaPuntiACalendario;areaSquadraACalendario;[.$E11];areaSquadraBCalendario;[.Z$2])+SUMIFS(areaDifferenzaPuntiBCalendario;areaSquadraBCalendario;[.$E11];areaSquadraACalendario;[.Z$2]);&quot;-&quot;)" office:value-type="string" office:string-value="-" calcext:value-type="string">
            <text:p>-</text:p>
          </table:table-cell>
          <table:table-cell table:formula="of:=IF(AND([.$E11]&lt;&gt;[.AA$2];VLOOKUP([.$E11];areaCercaPuntiClassificaSquadre;3;0)=VLOOKUP([.AA$2];areaCercaPuntiClassificaSquadre;3;0));SUMIFS(areaDifferenzaPuntiACalendario;areaSquadraACalendario;[.$E11];areaSquadraBCalendario;[.AA$2])+SUMIFS(areaDifferenzaPuntiBCalendario;areaSquadraBCalendario;[.$E11];areaSquadraACalendario;[.AA$2]);&quot;-&quot;)" office:value-type="string" office:string-value="-" calcext:value-type="string">
            <text:p>-</text:p>
          </table:table-cell>
          <table:table-cell table:formula="of:=IF(AND([.$E11]&lt;&gt;[.AB$2];VLOOKUP([.$E11];areaCercaPuntiClassificaSquadre;3;0)=VLOOKUP([.AB$2];areaCercaPuntiClassificaSquadre;3;0));SUMIFS(areaPuntiFattiACalendario;areaSquadraACalendario;[.$E11];areaSquadraBCalendario;[.AB$2])+SUMIFS(areaPuntiFattiBCalendario;areaSquadraBCalendario;[.$E11];areaSquadraACalendario;[.AB$2]);&quot;-&quot;)" office:value-type="string" office:string-value="-" calcext:value-type="string">
            <text:p>-</text:p>
          </table:table-cell>
          <table:table-cell table:formula="of:=IF(AND([.$E11]&lt;&gt;[.AC$2];VLOOKUP([.$E11];areaCercaPuntiClassificaSquadre;3;0)=VLOOKUP([.AC$2];areaCercaPuntiClassificaSquadre;3;0));SUMIFS(areaPuntiFattiACalendario;areaSquadraACalendario;[.$E11];areaSquadraBCalendario;[.AC$2])+SUMIFS(areaPuntiFattiBCalendario;areaSquadraBCalendario;[.$E11];areaSquadraACalendario;[.AC$2]);&quot;-&quot;)" office:value-type="string" office:string-value="-" calcext:value-type="string">
            <text:p>-</text:p>
          </table:table-cell>
          <table:table-cell table:formula="of:=IF(AND([.$E11]&lt;&gt;[.AD$2];VLOOKUP([.$E11];areaCercaPuntiClassificaSquadre;3;0)=VLOOKUP([.AD$2];areaCercaPuntiClassificaSquadre;3;0));SUMIFS(areaPuntiFattiACalendario;areaSquadraACalendario;[.$E11];areaSquadraBCalendario;[.AD$2])+SUMIFS(areaPuntiFattiBCalendario;areaSquadraBCalendario;[.$E11];areaSquadraACalendario;[.AD$2]);&quot;-&quot;)" office:value-type="string" office:string-value="-" calcext:value-type="string">
            <text:p>-</text:p>
          </table:table-cell>
          <table:table-cell table:formula="of:=IF(AND([.$E11]&lt;&gt;[.AE$2];VLOOKUP([.$E11];areaCercaPuntiClassificaSquadre;3;0)=VLOOKUP([.AE$2];areaCercaPuntiClassificaSquadre;3;0));SUMIFS(areaPuntiFattiACalendario;areaSquadraACalendario;[.$E11];areaSquadraBCalendario;[.AE$2])+SUMIFS(areaPuntiFattiBCalendario;areaSquadraBCalendario;[.$E11];areaSquadraACalendario;[.AE$2]);&quot;-&quot;)" office:value-type="string" office:string-value="-" calcext:value-type="string">
            <text:p>-</text:p>
          </table:table-cell>
          <table:table-cell table:formula="of:=IF(AND([.$E11]&lt;&gt;[.AF$2];VLOOKUP([.$E11];areaCercaPuntiClassificaSquadre;3;0)=VLOOKUP([.AF$2];areaCercaPuntiClassificaSquadre;3;0));SUMIFS(areaPuntiFattiACalendario;areaSquadraACalendario;[.$E11];areaSquadraBCalendario;[.AF$2])+SUMIFS(areaPuntiFattiBCalendario;areaSquadraBCalendario;[.$E11];areaSquadraACalendario;[.AF$2]);&quot;-&quot;)" office:value-type="string" office:string-value="-" calcext:value-type="string">
            <text:p>-</text:p>
          </table:table-cell>
          <table:table-cell table:formula="of:=IF(AND([.$E11]&lt;&gt;[.AG$2];VLOOKUP([.$E11];areaCercaPuntiClassificaSquadre;3;0)=VLOOKUP([.AG$2];areaCercaPuntiClassificaSquadre;3;0));SUMIFS(areaPuntiFattiACalendario;areaSquadraACalendario;[.$E11];areaSquadraBCalendario;[.AG$2])+SUMIFS(areaPuntiFattiBCalendario;areaSquadraBCalendario;[.$E11];areaSquadraACalendario;[.AG$2]);&quot;-&quot;)" office:value-type="string" office:string-value="-" calcext:value-type="string">
            <text:p>-</text:p>
          </table:table-cell>
          <table:table-cell table:formula="of:=IF(AND([.$E11]&lt;&gt;[.AH$2];VLOOKUP([.$E11];areaCercaPuntiClassificaSquadre;3;0)=VLOOKUP([.AH$2];areaCercaPuntiClassificaSquadre;3;0));SUMIFS(areaPuntiFattiACalendario;areaSquadraACalendario;[.$E11];areaSquadraBCalendario;[.AH$2])+SUMIFS(areaPuntiFattiBCalendario;areaSquadraBCalendario;[.$E11];areaSquadraACalendario;[.AH$2]);&quot;-&quot;)" office:value-type="string" office:string-value="-" calcext:value-type="string">
            <text:p>-</text:p>
          </table:table-cell>
          <table:table-cell table:formula="of:=IF(AND([.$E11]&lt;&gt;[.AI$2];VLOOKUP([.$E11];areaCercaPuntiClassificaSquadre;3;0)=VLOOKUP([.AI$2];areaCercaPuntiClassificaSquadre;3;0));SUMIFS(areaPuntiFattiACalendario;areaSquadraACalendario;[.$E11];areaSquadraBCalendario;[.AI$2])+SUMIFS(areaPuntiFattiBCalendario;areaSquadraBCalendario;[.$E11];areaSquadraACalendario;[.AI$2]);&quot;-&quot;)" office:value-type="string" office:string-value="-" calcext:value-type="string">
            <text:p>-</text:p>
          </table:table-cell>
          <table:table-cell table:formula="of:=IF(AND([.$E11]&lt;&gt;[.AJ$2];VLOOKUP([.$E11];areaCercaPuntiClassificaSquadre;3;0)=VLOOKUP([.AJ$2];areaCercaPuntiClassificaSquadre;3;0));SUMIFS(areaPuntiFattiACalendario;areaSquadraACalendario;[.$E11];areaSquadraBCalendario;[.AJ$2])+SUMIFS(areaPuntiFattiBCalendario;areaSquadraBCalendario;[.$E11];areaSquadraACalendario;[.AJ$2]);&quot;-&quot;)" office:value-type="string" office:string-value="-" calcext:value-type="string">
            <text:p>-</text:p>
          </table:table-cell>
          <table:table-cell table:formula="of:=IF(AND([.$E11]&lt;&gt;[.AK$2];VLOOKUP([.$E11];areaCercaPuntiClassificaSquadre;3;0)=VLOOKUP([.AK$2];areaCercaPuntiClassificaSquadre;3;0));SUMIFS(areaPuntiFattiACalendario;areaSquadraACalendario;[.$E11];areaSquadraBCalendario;[.AK$2])+SUMIFS(areaPuntiFattiBCalendario;areaSquadraBCalendario;[.$E11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>
          <table:table-cell table:number-columns-repeated="3" table:style-name="ce15" office:value-type="string" calcext:value-type="string">
            <text:p>-</text:p>
          </table:table-cell>
          <table:table-cell table:formula="of:=COUNTIF(areaCoefficienteSquadre;&quot;&gt;=&quot;&amp;[.$F12])-1" office:value-type="float" office:value="10" calcext:value-type="float">
            <text:p>10</text:p>
          </table:table-cell>
          <table:table-cell table:formula="of:=[.A12]&amp;&quot;&quot;" office:value-type="string" office:string-value="-" calcext:value-type="string">
            <text:p>-</text:p>
          </table:table-cell>
          <table:table-cell table:formula="of:=TEXT([.$G12];&quot;000&quot;)&amp;TEXT(SUM([.$R12:.$AA12]);&quot;+000;-000&quot;)&amp;TEXT(SUM([.$AB12:.$AK12]);&quot;+000;-000&quot;)&amp;TEXT([.$N12];&quot;+000;-000&quot;)&amp;TEXT([.$L12];&quot;+000;-000&quot;)&amp;TEXT(ORG.LIBREOFFICE.RANDBETWEEN.NV(0;999);&quot;+000;-000&quot;)" office:value-type="string" office:string-value="000+000+000+000+000+059" calcext:value-type="string">
            <text:p>000+000+000+000+000+059</text:p>
          </table:table-cell>
          <table:table-cell table:formula="of:=[.I12]*constPuntiVittoria+[.J12]*constPuntiSconfitta+[.K12]*constPuntiForfait" office:value-type="float" office:value="0" calcext:value-type="float">
            <text:p>0</text:p>
          </table:table-cell>
          <table:table-cell table:formula="of:=SUM([.I12:.K12])" office:value-type="float" office:value="0" calcext:value-type="float">
            <text:p>0</text:p>
          </table:table-cell>
          <table:table-cell table:formula="of:=SUMIF(areaSquadraACalendario;[.E12];areaVintaACalendario)+SUMIF(areaSquadraBCalendario;[.E12];areaVintaBCalendario)" office:value-type="float" office:value="0" calcext:value-type="float">
            <text:p>0</text:p>
          </table:table-cell>
          <table:table-cell table:formula="of:=SUMIF(areaSquadraACalendario;[.E12];areaPersaACalendario)+SUMIF(areaSquadraBCalendario;[.E12];areaPersaBCalendario)" office:value-type="float" office:value="0" calcext:value-type="float">
            <text:p>0</text:p>
          </table:table-cell>
          <table:table-cell table:formula="of:=SUMIF(areaSquadraACalendario;[.E12];areaForfaitACalendario)+SUMIF(areaSquadraBCalendario;[.E12];areaForfaitBCalendario)" office:value-type="float" office:value="0" calcext:value-type="float">
            <text:p>0</text:p>
          </table:table-cell>
          <table:table-cell table:formula="of:=SUMIF(areaSquadraACalendario;[.E12];areaPuntiFattiACalendario)+SUMIF(areaSquadraBCalendario;[.E12];areaPuntiFattiBCalendario)" office:value-type="float" office:value="0" calcext:value-type="float">
            <text:p>0</text:p>
          </table:table-cell>
          <table:table-cell table:formula="of:=SUMIF(areaSquadraACalendario;[.E12];areaPuntiSubitiACalendario)+SUMIF(areaSquadraBCalendario;[.E12];areaPuntiSubitiBCalendario)" office:value-type="float" office:value="0" calcext:value-type="float">
            <text:p>0</text:p>
          </table:table-cell>
          <table:table-cell table:formula="of:=SUMIF(areaSquadraACalendario;[.E12];areaDifferenzaPuntiACalendario)+SUMIF(areaSquadraBCalendario;[.E12];areaDifferenzaPuntiBCalendario)" office:value-type="float" office:value="0" calcext:value-type="float">
            <text:p>+0</text:p>
          </table:table-cell>
          <table:table-cell table:formula="of:=IF([.H12]=0;0;ROUND([.L12]/[.H12];2))" office:value-type="float" office:value="0" calcext:value-type="float">
            <text:p>0</text:p>
          </table:table-cell>
          <table:table-cell table:formula="of:=IF([.H12]=0;0;ROUND([.M12]/[.H12];2))" office:value-type="float" office:value="0" calcext:value-type="float">
            <text:p>0</text:p>
          </table:table-cell>
          <table:table-cell table:formula="of:=IF([.H12]=0;0;ROUND([.N12]/[.H12];2))" office:value-type="float" office:value="0" calcext:value-type="float">
            <text:p>+0,00</text:p>
          </table:table-cell>
          <table:table-cell table:formula="of:=IF(AND([.$E12]&lt;&gt;[.R$2];VLOOKUP([.$E12];areaCercaPuntiClassificaSquadre;3;0)=VLOOKUP([.R$2];areaCercaPuntiClassificaSquadre;3;0));SUMIFS(areaDifferenzaPuntiACalendario;areaSquadraACalendario;[.$E12];areaSquadraBCalendario;[.R$2])+SUMIFS(areaDifferenzaPuntiBCalendario;areaSquadraBCalendario;[.$E12];areaSquadraACalendario;[.R$2]);&quot;-&quot;)" office:value-type="string" office:string-value="-" calcext:value-type="string">
            <text:p>-</text:p>
          </table:table-cell>
          <table:table-cell table:formula="of:=IF(AND([.$E12]&lt;&gt;[.S$2];VLOOKUP([.$E12];areaCercaPuntiClassificaSquadre;3;0)=VLOOKUP([.S$2];areaCercaPuntiClassificaSquadre;3;0));SUMIFS(areaDifferenzaPuntiACalendario;areaSquadraACalendario;[.$E12];areaSquadraBCalendario;[.S$2])+SUMIFS(areaDifferenzaPuntiBCalendario;areaSquadraBCalendario;[.$E12];areaSquadraACalendario;[.S$2]);&quot;-&quot;)" office:value-type="string" office:string-value="-" calcext:value-type="string">
            <text:p>-</text:p>
          </table:table-cell>
          <table:table-cell table:formula="of:=IF(AND([.$E12]&lt;&gt;[.T$2];VLOOKUP([.$E12];areaCercaPuntiClassificaSquadre;3;0)=VLOOKUP([.T$2];areaCercaPuntiClassificaSquadre;3;0));SUMIFS(areaDifferenzaPuntiACalendario;areaSquadraACalendario;[.$E12];areaSquadraBCalendario;[.T$2])+SUMIFS(areaDifferenzaPuntiBCalendario;areaSquadraBCalendario;[.$E12];areaSquadraACalendario;[.T$2]);&quot;-&quot;)" office:value-type="string" office:string-value="-" calcext:value-type="string">
            <text:p>-</text:p>
          </table:table-cell>
          <table:table-cell table:formula="of:=IF(AND([.$E12]&lt;&gt;[.U$2];VLOOKUP([.$E12];areaCercaPuntiClassificaSquadre;3;0)=VLOOKUP([.U$2];areaCercaPuntiClassificaSquadre;3;0));SUMIFS(areaDifferenzaPuntiACalendario;areaSquadraACalendario;[.$E12];areaSquadraBCalendario;[.U$2])+SUMIFS(areaDifferenzaPuntiBCalendario;areaSquadraBCalendario;[.$E12];areaSquadraACalendario;[.U$2]);&quot;-&quot;)" office:value-type="string" office:string-value="-" calcext:value-type="string">
            <text:p>-</text:p>
          </table:table-cell>
          <table:table-cell table:formula="of:=IF(AND([.$E12]&lt;&gt;[.V$2];VLOOKUP([.$E12];areaCercaPuntiClassificaSquadre;3;0)=VLOOKUP([.V$2];areaCercaPuntiClassificaSquadre;3;0));SUMIFS(areaDifferenzaPuntiACalendario;areaSquadraACalendario;[.$E12];areaSquadraBCalendario;[.V$2])+SUMIFS(areaDifferenzaPuntiBCalendario;areaSquadraBCalendario;[.$E12];areaSquadraACalendario;[.V$2]);&quot;-&quot;)" office:value-type="string" office:string-value="-" calcext:value-type="string">
            <text:p>-</text:p>
          </table:table-cell>
          <table:table-cell table:formula="of:=IF(AND([.$E12]&lt;&gt;[.W$2];VLOOKUP([.$E12];areaCercaPuntiClassificaSquadre;3;0)=VLOOKUP([.W$2];areaCercaPuntiClassificaSquadre;3;0));SUMIFS(areaDifferenzaPuntiACalendario;areaSquadraACalendario;[.$E12];areaSquadraBCalendario;[.W$2])+SUMIFS(areaDifferenzaPuntiBCalendario;areaSquadraBCalendario;[.$E12];areaSquadraACalendario;[.W$2]);&quot;-&quot;)" office:value-type="string" office:string-value="-" calcext:value-type="string">
            <text:p>-</text:p>
          </table:table-cell>
          <table:table-cell table:formula="of:=IF(AND([.$E12]&lt;&gt;[.X$2];VLOOKUP([.$E12];areaCercaPuntiClassificaSquadre;3;0)=VLOOKUP([.X$2];areaCercaPuntiClassificaSquadre;3;0));SUMIFS(areaDifferenzaPuntiACalendario;areaSquadraACalendario;[.$E12];areaSquadraBCalendario;[.X$2])+SUMIFS(areaDifferenzaPuntiBCalendario;areaSquadraBCalendario;[.$E12];areaSquadraACalendario;[.X$2]);&quot;-&quot;)" office:value-type="string" office:string-value="-" calcext:value-type="string">
            <text:p>-</text:p>
          </table:table-cell>
          <table:table-cell table:formula="of:=IF(AND([.$E12]&lt;&gt;[.Y$2];VLOOKUP([.$E12];areaCercaPuntiClassificaSquadre;3;0)=VLOOKUP([.Y$2];areaCercaPuntiClassificaSquadre;3;0));SUMIFS(areaDifferenzaPuntiACalendario;areaSquadraACalendario;[.$E12];areaSquadraBCalendario;[.Y$2])+SUMIFS(areaDifferenzaPuntiBCalendario;areaSquadraBCalendario;[.$E12];areaSquadraACalendario;[.Y$2]);&quot;-&quot;)" office:value-type="string" office:string-value="-" calcext:value-type="string">
            <text:p>-</text:p>
          </table:table-cell>
          <table:table-cell table:formula="of:=IF(AND([.$E12]&lt;&gt;[.Z$2];VLOOKUP([.$E12];areaCercaPuntiClassificaSquadre;3;0)=VLOOKUP([.Z$2];areaCercaPuntiClassificaSquadre;3;0));SUMIFS(areaDifferenzaPuntiACalendario;areaSquadraACalendario;[.$E12];areaSquadraBCalendario;[.Z$2])+SUMIFS(areaDifferenzaPuntiBCalendario;areaSquadraBCalendario;[.$E12];areaSquadraACalendario;[.Z$2]);&quot;-&quot;)" office:value-type="string" office:string-value="-" calcext:value-type="string">
            <text:p>-</text:p>
          </table:table-cell>
          <table:table-cell table:formula="of:=IF(AND([.$E12]&lt;&gt;[.AA$2];VLOOKUP([.$E12];areaCercaPuntiClassificaSquadre;3;0)=VLOOKUP([.AA$2];areaCercaPuntiClassificaSquadre;3;0));SUMIFS(areaDifferenzaPuntiACalendario;areaSquadraACalendario;[.$E12];areaSquadraBCalendario;[.AA$2])+SUMIFS(areaDifferenzaPuntiBCalendario;areaSquadraBCalendario;[.$E12];areaSquadraACalendario;[.AA$2]);&quot;-&quot;)" office:value-type="string" office:string-value="-" calcext:value-type="string">
            <text:p>-</text:p>
          </table:table-cell>
          <table:table-cell table:formula="of:=IF(AND([.$E12]&lt;&gt;[.AB$2];VLOOKUP([.$E12];areaCercaPuntiClassificaSquadre;3;0)=VLOOKUP([.AB$2];areaCercaPuntiClassificaSquadre;3;0));SUMIFS(areaPuntiFattiACalendario;areaSquadraACalendario;[.$E12];areaSquadraBCalendario;[.AB$2])+SUMIFS(areaPuntiFattiBCalendario;areaSquadraBCalendario;[.$E12];areaSquadraACalendario;[.AB$2]);&quot;-&quot;)" office:value-type="string" office:string-value="-" calcext:value-type="string">
            <text:p>-</text:p>
          </table:table-cell>
          <table:table-cell table:formula="of:=IF(AND([.$E12]&lt;&gt;[.AC$2];VLOOKUP([.$E12];areaCercaPuntiClassificaSquadre;3;0)=VLOOKUP([.AC$2];areaCercaPuntiClassificaSquadre;3;0));SUMIFS(areaPuntiFattiACalendario;areaSquadraACalendario;[.$E12];areaSquadraBCalendario;[.AC$2])+SUMIFS(areaPuntiFattiBCalendario;areaSquadraBCalendario;[.$E12];areaSquadraACalendario;[.AC$2]);&quot;-&quot;)" office:value-type="string" office:string-value="-" calcext:value-type="string">
            <text:p>-</text:p>
          </table:table-cell>
          <table:table-cell table:formula="of:=IF(AND([.$E12]&lt;&gt;[.AD$2];VLOOKUP([.$E12];areaCercaPuntiClassificaSquadre;3;0)=VLOOKUP([.AD$2];areaCercaPuntiClassificaSquadre;3;0));SUMIFS(areaPuntiFattiACalendario;areaSquadraACalendario;[.$E12];areaSquadraBCalendario;[.AD$2])+SUMIFS(areaPuntiFattiBCalendario;areaSquadraBCalendario;[.$E12];areaSquadraACalendario;[.AD$2]);&quot;-&quot;)" office:value-type="string" office:string-value="-" calcext:value-type="string">
            <text:p>-</text:p>
          </table:table-cell>
          <table:table-cell table:formula="of:=IF(AND([.$E12]&lt;&gt;[.AE$2];VLOOKUP([.$E12];areaCercaPuntiClassificaSquadre;3;0)=VLOOKUP([.AE$2];areaCercaPuntiClassificaSquadre;3;0));SUMIFS(areaPuntiFattiACalendario;areaSquadraACalendario;[.$E12];areaSquadraBCalendario;[.AE$2])+SUMIFS(areaPuntiFattiBCalendario;areaSquadraBCalendario;[.$E12];areaSquadraACalendario;[.AE$2]);&quot;-&quot;)" office:value-type="string" office:string-value="-" calcext:value-type="string">
            <text:p>-</text:p>
          </table:table-cell>
          <table:table-cell table:formula="of:=IF(AND([.$E12]&lt;&gt;[.AF$2];VLOOKUP([.$E12];areaCercaPuntiClassificaSquadre;3;0)=VLOOKUP([.AF$2];areaCercaPuntiClassificaSquadre;3;0));SUMIFS(areaPuntiFattiACalendario;areaSquadraACalendario;[.$E12];areaSquadraBCalendario;[.AF$2])+SUMIFS(areaPuntiFattiBCalendario;areaSquadraBCalendario;[.$E12];areaSquadraACalendario;[.AF$2]);&quot;-&quot;)" office:value-type="string" office:string-value="-" calcext:value-type="string">
            <text:p>-</text:p>
          </table:table-cell>
          <table:table-cell table:formula="of:=IF(AND([.$E12]&lt;&gt;[.AG$2];VLOOKUP([.$E12];areaCercaPuntiClassificaSquadre;3;0)=VLOOKUP([.AG$2];areaCercaPuntiClassificaSquadre;3;0));SUMIFS(areaPuntiFattiACalendario;areaSquadraACalendario;[.$E12];areaSquadraBCalendario;[.AG$2])+SUMIFS(areaPuntiFattiBCalendario;areaSquadraBCalendario;[.$E12];areaSquadraACalendario;[.AG$2]);&quot;-&quot;)" office:value-type="string" office:string-value="-" calcext:value-type="string">
            <text:p>-</text:p>
          </table:table-cell>
          <table:table-cell table:formula="of:=IF(AND([.$E12]&lt;&gt;[.AH$2];VLOOKUP([.$E12];areaCercaPuntiClassificaSquadre;3;0)=VLOOKUP([.AH$2];areaCercaPuntiClassificaSquadre;3;0));SUMIFS(areaPuntiFattiACalendario;areaSquadraACalendario;[.$E12];areaSquadraBCalendario;[.AH$2])+SUMIFS(areaPuntiFattiBCalendario;areaSquadraBCalendario;[.$E12];areaSquadraACalendario;[.AH$2]);&quot;-&quot;)" office:value-type="string" office:string-value="-" calcext:value-type="string">
            <text:p>-</text:p>
          </table:table-cell>
          <table:table-cell table:formula="of:=IF(AND([.$E12]&lt;&gt;[.AI$2];VLOOKUP([.$E12];areaCercaPuntiClassificaSquadre;3;0)=VLOOKUP([.AI$2];areaCercaPuntiClassificaSquadre;3;0));SUMIFS(areaPuntiFattiACalendario;areaSquadraACalendario;[.$E12];areaSquadraBCalendario;[.AI$2])+SUMIFS(areaPuntiFattiBCalendario;areaSquadraBCalendario;[.$E12];areaSquadraACalendario;[.AI$2]);&quot;-&quot;)" office:value-type="string" office:string-value="-" calcext:value-type="string">
            <text:p>-</text:p>
          </table:table-cell>
          <table:table-cell table:formula="of:=IF(AND([.$E12]&lt;&gt;[.AJ$2];VLOOKUP([.$E12];areaCercaPuntiClassificaSquadre;3;0)=VLOOKUP([.AJ$2];areaCercaPuntiClassificaSquadre;3;0));SUMIFS(areaPuntiFattiACalendario;areaSquadraACalendario;[.$E12];areaSquadraBCalendario;[.AJ$2])+SUMIFS(areaPuntiFattiBCalendario;areaSquadraBCalendario;[.$E12];areaSquadraACalendario;[.AJ$2]);&quot;-&quot;)" office:value-type="string" office:string-value="-" calcext:value-type="string">
            <text:p>-</text:p>
          </table:table-cell>
          <table:table-cell table:formula="of:=IF(AND([.$E12]&lt;&gt;[.AK$2];VLOOKUP([.$E12];areaCercaPuntiClassificaSquadre;3;0)=VLOOKUP([.AK$2];areaCercaPuntiClassificaSquadre;3;0));SUMIFS(areaPuntiFattiACalendario;areaSquadraACalendario;[.$E12];areaSquadraBCalendario;[.AK$2])+SUMIFS(areaPuntiFattiBCalendario;areaSquadraBCalendario;[.$E12];areaSquadraACalendario;[.AK$2]);&quot;-&quot;)" office:value-type="string" office:string-value="-" calcext:value-type="string">
            <text:p>-</text:p>
          </table:table-cell>
          <table:table-cell table:number-columns-repeated="986"/>
        </table:table-row>
        <table:table-row table:style-name="ro1" table:number-rows-repeated="10485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alendario" table:style-name="ta1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15" table:default-cell-style-name="ce49"/>
        <table:table-column table:style-name="co16" table:number-columns-repeated="2" table:default-cell-style-name="ce49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19" table:default-cell-style-name="ce49"/>
        <table:table-column table:style-name="co20" table:default-cell-style-name="ce49"/>
        <table:table-column table:style-name="co19" table:default-cell-style-name="ce49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21" table:default-cell-style-name="ce109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25" table:default-cell-style-name="ce110"/>
        <table:table-column table:style-name="co26" table:default-cell-style-name="ce110"/>
        <table:table-column table:style-name="co27" table:default-cell-style-name="ce110"/>
        <table:table-column table:style-name="co6" table:number-columns-repeated="2" table:default-cell-style-name="ce110"/>
        <table:table-row table:style-name="ro3">
          <table:table-cell table:style-name="ce44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 table:number-columns-repeated="16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27"/>
          <table:table-cell table:number-columns-repeated="16"/>
        </table:table-row>
        <table:table-row table:style-name="ro1">
          <table:table-cell table:number-columns-repeated="9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atti A</text:p>
          </table:table-cell>
          <table:table-cell table:style-name="ce54" office:value-type="string" calcext:value-type="string">
            <text:p>Punti Subiti A</text:p>
          </table:table-cell>
          <table:table-cell table:style-name="ce54" office:value-type="string" calcext:value-type="string">
            <text:p>Differenza Punti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atti B</text:p>
          </table:table-cell>
          <table:table-cell table:style-name="ce54" office:value-type="string" calcext:value-type="string">
            <text:p>Punti Subiti B</text:p>
          </table:table-cell>
          <table:table-cell table:style-name="ce54" office:value-type="string" calcext:value-type="string">
            <text:p>Differenza Punti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87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9]=&quot;&quot;;&quot;(Squadra A)&quot;;[.$B9])" office:value-type="string" office:string-value="Cinghiali" calcext:value-type="string">
            <text:p>Cinghial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70" table:formula="of:=IF([.$G9]+[.$I9]=0;;[.$G9]-[.$I9])" office:value-type="float" office:value="-33" calcext:value-type="float">
            <text:p>-33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57" calcext:value-type="float">
            <text:p>57</text:p>
          </table:table-cell>
          <table:table-cell table:style-name="ce54" table:formula="of:=IF([.$G9]+[.$I9]=0;;[.$G9])" office:value-type="float" office:value="24" calcext:value-type="float">
            <text:p>24</text:p>
          </table:table-cell>
          <table:table-cell table:style-name="ce70" table:formula="of:=IF([.$G9]+[.$I9]=0;;[.$I9]-[.$G9])" office:value-type="float" office:value="33" calcext:value-type="float">
            <text:p>+33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7" calcext:value-type="float" table:number-columns-spanned="1" table:number-rows-spanned="2">
            <text:p>57</text:p>
          </table:table-cell>
          <table:table-cell table:style-name="ce63" table:formula="of:=IF([.$B12]=&quot;&quot;;&quot;(Squadra A)&quot;;[.$B12])" office:value-type="string" office:string-value="Albatros" calcext:value-type="string">
            <text:p>Albatros</text:p>
          </table:table-cell>
          <table:table-cell table:style-name="ce54" table:formula="of:=IF([.$G12]+[.$I12]=0;;IF([.$G12]&gt;[.$I12];1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=&quot;0-20&quot;;1;0);0))" office:value-type="float" office:value="0" calcext:value-type="float">
            <text:p>0</text:p>
          </table:table-cell>
          <table:table-cell table:style-name="ce77" table:formula="of:=IF([.$G12]+[.$I12]=0;;IF([.$G12]&lt;[.$I12];IF([.$G12]&amp;&quot;-&quot;&amp;[.$I12]&lt;&gt;&quot;0-20&quot;;1;0);0))" office:value-type="float" office:value="1" calcext:value-type="float">
            <text:p>1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70" table:formula="of:=IF([.$G12]+[.$I12]=0;;[.$G12]-[.$I12])" office:value-type="float" office:value="-25" calcext:value-type="float">
            <text:p>-25</text:p>
          </table:table-cell>
          <table:table-cell table:style-name="ce63" table:formula="of:=IF([.$C12]=&quot;&quot;;&quot;(Squadra B)&quot;;[.$C12])" office:value-type="string" office:string-value="Barracuda" calcext:value-type="string">
            <text:p>Barracuda</text:p>
          </table:table-cell>
          <table:table-cell table:style-name="ce54" table:formula="of:=IF([.$G12]+[.$I12]=0;;IF([.$I12]&gt;[.$G12];1;0))" office:value-type="float" office:value="1" calcext:value-type="float">
            <text:p>1</text:p>
          </table:table-cell>
          <table:table-cell table:style-name="ce77" table:formula="of:=IF([.$G12]+[.$I12]=0;;IF([.$I12]&lt;[.$G12];IF([.$G12]&amp;&quot;-&quot;&amp;[.$I12]=&quot;20-0&quot;;1;0);0))" office:value-type="float" office:value="0" calcext:value-type="float">
            <text:p>0</text:p>
          </table:table-cell>
          <table:table-cell table:style-name="ce77" table:formula="of:=IF([.$G12]+[.$I12]=0;;IF([.$I12]&lt;[.$G12];IF([.$G12]&amp;&quot;-&quot;&amp;[.$I12]&lt;&gt;&quot;20-0&quot;;1;0);0))" office:value-type="float" office:value="0" calcext:value-type="float">
            <text:p>0</text:p>
          </table:table-cell>
          <table:table-cell table:style-name="ce54" table:formula="of:=IF([.$G12]+[.$I12]=0;;[.$I12])" office:value-type="float" office:value="57" calcext:value-type="float">
            <text:p>57</text:p>
          </table:table-cell>
          <table:table-cell table:style-name="ce54" table:formula="of:=IF([.$G12]+[.$I12]=0;;[.$G12])" office:value-type="float" office:value="32" calcext:value-type="float">
            <text:p>32</text:p>
          </table:table-cell>
          <table:table-cell table:style-name="ce70" table:formula="of:=IF([.$G12]+[.$I12]=0;;[.$I12]-[.$G12])" office:value-type="float" office:value="25" calcext:value-type="float">
            <text:p>+25</text:p>
          </table:table-cell>
          <table:table-cell table:style-name="ce77" table:formula="of:=IF([.$G12]+[.$I12]=0;&quot;(Vincente)&quot;;IF([.$G12]&gt;[.$I12];[.$B12];[.$C12]))" office:value-type="string" office:string-value="Barracuda" calcext:value-type="string">
            <text:p>Barracuda</text:p>
          </table:table-cell>
          <table:table-cell table:style-name="ce77" table:formula="of:=IF([.$G12]+[.$I12]=0;&quot;(Perdente)&quot;;IF([.$G12]&lt;[.$I12];[.$B12];[.$C1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04" calcext:value-type="date">
            <text:p>4 feb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3" calcext:value-type="float" table:number-columns-spanned="1" table:number-rows-spanned="2">
            <text:p>53</text:p>
          </table:table-cell>
          <table:table-cell table:style-name="ce63" table:formula="of:=IF([.$B15]=&quot;&quot;;&quot;(Squadra A)&quot;;[.$B15])" office:value-type="string" office:string-value="Elefanti" calcext:value-type="string">
            <text:p>Elefanti</text:p>
          </table:table-cell>
          <table:table-cell table:style-name="ce54" table:formula="of:=IF([.$G15]+[.$I15]=0;;IF([.$G15]&gt;[.$I15];1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=&quot;0-20&quot;;1;0);0))" office:value-type="float" office:value="0" calcext:value-type="float">
            <text:p>0</text:p>
          </table:table-cell>
          <table:table-cell table:style-name="ce77" table:formula="of:=IF([.$G15]+[.$I15]=0;;IF([.$G15]&lt;[.$I15];IF([.$G15]&amp;&quot;-&quot;&amp;[.$I15]&lt;&gt;&quot;0-20&quot;;1;0);0))" office:value-type="float" office:value="1" calcext:value-type="float">
            <text:p>1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70" table:formula="of:=IF([.$G15]+[.$I15]=0;;[.$G15]-[.$I15])" office:value-type="float" office:value="-9" calcext:value-type="float">
            <text:p>-9</text:p>
          </table:table-cell>
          <table:table-cell table:style-name="ce63" table:formula="of:=IF([.$C15]=&quot;&quot;;&quot;(Squadra B)&quot;;[.$C15])" office:value-type="string" office:string-value="Fenicotteri" calcext:value-type="string">
            <text:p>Fenicotteri</text:p>
          </table:table-cell>
          <table:table-cell table:style-name="ce54" table:formula="of:=IF([.$G15]+[.$I15]=0;;IF([.$I15]&gt;[.$G15];1;0))" office:value-type="float" office:value="1" calcext:value-type="float">
            <text:p>1</text:p>
          </table:table-cell>
          <table:table-cell table:style-name="ce77" table:formula="of:=IF([.$G15]+[.$I15]=0;;IF([.$I15]&lt;[.$G15];IF([.$G15]&amp;&quot;-&quot;&amp;[.$I15]=&quot;20-0&quot;;1;0);0))" office:value-type="float" office:value="0" calcext:value-type="float">
            <text:p>0</text:p>
          </table:table-cell>
          <table:table-cell table:style-name="ce77" table:formula="of:=IF([.$G15]+[.$I15]=0;;IF([.$I15]&lt;[.$G15];IF([.$G15]&amp;&quot;-&quot;&amp;[.$I15]&lt;&gt;&quot;20-0&quot;;1;0);0))" office:value-type="float" office:value="0" calcext:value-type="float">
            <text:p>0</text:p>
          </table:table-cell>
          <table:table-cell table:style-name="ce54" table:formula="of:=IF([.$G15]+[.$I15]=0;;[.$I15])" office:value-type="float" office:value="53" calcext:value-type="float">
            <text:p>53</text:p>
          </table:table-cell>
          <table:table-cell table:style-name="ce54" table:formula="of:=IF([.$G15]+[.$I15]=0;;[.$G15])" office:value-type="float" office:value="44" calcext:value-type="float">
            <text:p>44</text:p>
          </table:table-cell>
          <table:table-cell table:style-name="ce70" table:formula="of:=IF([.$G15]+[.$I15]=0;;[.$I15]-[.$G15])" office:value-type="float" office:value="9" calcext:value-type="float">
            <text:p>+9</text:p>
          </table:table-cell>
          <table:table-cell table:style-name="ce77" table:formula="of:=IF([.$G15]+[.$I15]=0;&quot;(Vincente)&quot;;IF([.$G15]&gt;[.$I15];[.$B15];[.$C15]))" office:value-type="string" office:string-value="Fenicotteri" calcext:value-type="string">
            <text:p>Fenicotteri</text:p>
          </table:table-cell>
          <table:table-cell table:style-name="ce77" table:formula="of:=IF([.$G15]+[.$I15]=0;&quot;(Perdente)&quot;;IF([.$G15]&lt;[.$I15];[.$B15];[.$C15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87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7" calcext:value-type="float" table:number-columns-spanned="1" table:number-rows-spanned="2">
            <text:p>57</text:p>
          </table:table-cell>
          <table:table-cell table:style-name="ce63" table:formula="of:=IF([.$B20]=&quot;&quot;;&quot;(Squadra A)&quot;;[.$B20])" office:value-type="string" office:string-value="Albatros" calcext:value-type="string">
            <text:p>Albatros</text:p>
          </table:table-cell>
          <table:table-cell table:style-name="ce54" table:formula="of:=IF([.$G20]+[.$I20]=0;;IF([.$G20]&gt;[.$I20];1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=&quot;0-20&quot;;1;0);0))" office:value-type="float" office:value="0" calcext:value-type="float">
            <text:p>0</text:p>
          </table:table-cell>
          <table:table-cell table:style-name="ce77" table:formula="of:=IF([.$G20]+[.$I20]=0;;IF([.$G20]&lt;[.$I20];IF([.$G20]&amp;&quot;-&quot;&amp;[.$I20]&lt;&gt;&quot;0-20&quot;;1;0);0))" office:value-type="float" office:value="1" calcext:value-type="float">
            <text:p>1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70" table:formula="of:=IF([.$G20]+[.$I20]=0;;[.$G20]-[.$I20])" office:value-type="float" office:value="-33" calcext:value-type="float">
            <text:p>-33</text:p>
          </table:table-cell>
          <table:table-cell table:style-name="ce63" table:formula="of:=IF([.$C20]=&quot;&quot;;&quot;(Squadra B)&quot;;[.$C20])" office:value-type="string" office:string-value="Gazzelle" calcext:value-type="string">
            <text:p>Gazzelle</text:p>
          </table:table-cell>
          <table:table-cell table:style-name="ce54" table:formula="of:=IF([.$G20]+[.$I20]=0;;IF([.$I20]&gt;[.$G20];1;0))" office:value-type="float" office:value="1" calcext:value-type="float">
            <text:p>1</text:p>
          </table:table-cell>
          <table:table-cell table:style-name="ce77" table:formula="of:=IF([.$G20]+[.$I20]=0;;IF([.$I20]&lt;[.$G20];IF([.$G20]&amp;&quot;-&quot;&amp;[.$I20]=&quot;20-0&quot;;1;0);0))" office:value-type="float" office:value="0" calcext:value-type="float">
            <text:p>0</text:p>
          </table:table-cell>
          <table:table-cell table:style-name="ce77" table:formula="of:=IF([.$G20]+[.$I20]=0;;IF([.$I20]&lt;[.$G20];IF([.$G20]&amp;&quot;-&quot;&amp;[.$I20]&lt;&gt;&quot;20-0&quot;;1;0);0))" office:value-type="float" office:value="0" calcext:value-type="float">
            <text:p>0</text:p>
          </table:table-cell>
          <table:table-cell table:style-name="ce54" table:formula="of:=IF([.$G20]+[.$I20]=0;;[.$I20])" office:value-type="float" office:value="57" calcext:value-type="float">
            <text:p>57</text:p>
          </table:table-cell>
          <table:table-cell table:style-name="ce54" table:formula="of:=IF([.$G20]+[.$I20]=0;;[.$G20])" office:value-type="float" office:value="24" calcext:value-type="float">
            <text:p>24</text:p>
          </table:table-cell>
          <table:table-cell table:style-name="ce70" table:formula="of:=IF([.$G20]+[.$I20]=0;;[.$I20]-[.$G20])" office:value-type="float" office:value="33" calcext:value-type="float">
            <text:p>+33</text:p>
          </table:table-cell>
          <table:table-cell table:style-name="ce77" table:formula="of:=IF([.$G20]+[.$I20]=0;&quot;(Vincente)&quot;;IF([.$G20]&gt;[.$I20];[.$B20];[.$C20]))" office:value-type="string" office:string-value="Gazzelle" calcext:value-type="string">
            <text:p>Gazzelle</text:p>
          </table:table-cell>
          <table:table-cell table:style-name="ce77" table:formula="of:=IF([.$G20]+[.$I20]=0;&quot;(Perdente)&quot;;IF([.$G20]&lt;[.$I20];[.$B20];[.$C20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5" calcext:value-type="float" table:number-columns-spanned="1" table:number-rows-spanned="2">
            <text:p>45</text:p>
          </table:table-cell>
          <table:table-cell table:style-name="ce63" table:formula="of:=IF([.$B23]=&quot;&quot;;&quot;(Squadra A)&quot;;[.$B23])" office:value-type="string" office:string-value="Cinghiali" calcext:value-type="string">
            <text:p>Cinghiali</text:p>
          </table:table-cell>
          <table:table-cell table:style-name="ce54" table:formula="of:=IF([.$G23]+[.$I23]=0;;IF([.$G23]&gt;[.$I23];1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=&quot;0-20&quot;;1;0);0))" office:value-type="float" office:value="0" calcext:value-type="float">
            <text:p>0</text:p>
          </table:table-cell>
          <table:table-cell table:style-name="ce77" table:formula="of:=IF([.$G23]+[.$I23]=0;;IF([.$G23]&lt;[.$I23];IF([.$G23]&amp;&quot;-&quot;&amp;[.$I23]&lt;&gt;&quot;0-20&quot;;1;0);0))" office:value-type="float" office:value="1" calcext:value-type="float">
            <text:p>1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70" table:formula="of:=IF([.$G23]+[.$I23]=0;;[.$G23]-[.$I23])" office:value-type="float" office:value="-10" calcext:value-type="float">
            <text:p>-10</text:p>
          </table:table-cell>
          <table:table-cell table:style-name="ce63" table:formula="of:=IF([.$C23]=&quot;&quot;;&quot;(Squadra B)&quot;;[.$C23])" office:value-type="string" office:string-value="Fenicotteri" calcext:value-type="string">
            <text:p>Fenicotteri</text:p>
          </table:table-cell>
          <table:table-cell table:style-name="ce54" table:formula="of:=IF([.$G23]+[.$I23]=0;;IF([.$I23]&gt;[.$G23];1;0))" office:value-type="float" office:value="1" calcext:value-type="float">
            <text:p>1</text:p>
          </table:table-cell>
          <table:table-cell table:style-name="ce77" table:formula="of:=IF([.$G23]+[.$I23]=0;;IF([.$I23]&lt;[.$G23];IF([.$G23]&amp;&quot;-&quot;&amp;[.$I23]=&quot;20-0&quot;;1;0);0))" office:value-type="float" office:value="0" calcext:value-type="float">
            <text:p>0</text:p>
          </table:table-cell>
          <table:table-cell table:style-name="ce77" table:formula="of:=IF([.$G23]+[.$I23]=0;;IF([.$I23]&lt;[.$G23];IF([.$G23]&amp;&quot;-&quot;&amp;[.$I23]&lt;&gt;&quot;20-0&quot;;1;0);0))" office:value-type="float" office:value="0" calcext:value-type="float">
            <text:p>0</text:p>
          </table:table-cell>
          <table:table-cell table:style-name="ce54" table:formula="of:=IF([.$G23]+[.$I23]=0;;[.$I23])" office:value-type="float" office:value="45" calcext:value-type="float">
            <text:p>45</text:p>
          </table:table-cell>
          <table:table-cell table:style-name="ce54" table:formula="of:=IF([.$G23]+[.$I23]=0;;[.$G23])" office:value-type="float" office:value="35" calcext:value-type="float">
            <text:p>35</text:p>
          </table:table-cell>
          <table:table-cell table:style-name="ce70" table:formula="of:=IF([.$G23]+[.$I23]=0;;[.$I23]-[.$G23])" office:value-type="float" office:value="10" calcext:value-type="float">
            <text:p>+10</text:p>
          </table:table-cell>
          <table:table-cell table:style-name="ce77" table:formula="of:=IF([.$G23]+[.$I23]=0;&quot;(Vincente)&quot;;IF([.$G23]&gt;[.$I23];[.$B23];[.$C23]))" office:value-type="string" office:string-value="Fenicotteri" calcext:value-type="string">
            <text:p>Fenicotteri</text:p>
          </table:table-cell>
          <table:table-cell table:style-name="ce77" table:formula="of:=IF([.$G23]+[.$I23]=0;&quot;(Perdente)&quot;;IF([.$G23]&lt;[.$I23];[.$B23];[.$C23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2-25" calcext:value-type="date">
            <text:p>25 feb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9" calcext:value-type="float" table:number-columns-spanned="1" table:number-rows-spanned="2">
            <text:p>59</text:p>
          </table:table-cell>
          <table:table-cell table:style-name="ce63" table:formula="of:=IF([.$B26]=&quot;&quot;;&quot;(Squadra A)&quot;;[.$B26])" office:value-type="string" office:string-value="Barracuda" calcext:value-type="string">
            <text:p>Barracuda</text:p>
          </table:table-cell>
          <table:table-cell table:style-name="ce54" table:formula="of:=IF([.$G26]+[.$I26]=0;;IF([.$G26]&gt;[.$I26];1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=&quot;0-20&quot;;1;0);0))" office:value-type="float" office:value="0" calcext:value-type="float">
            <text:p>0</text:p>
          </table:table-cell>
          <table:table-cell table:style-name="ce77" table:formula="of:=IF([.$G26]+[.$I26]=0;;IF([.$G26]&lt;[.$I26];IF([.$G26]&amp;&quot;-&quot;&amp;[.$I26]&lt;&gt;&quot;0-20&quot;;1;0);0))" office:value-type="float" office:value="1" calcext:value-type="float">
            <text:p>1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70" table:formula="of:=IF([.$G26]+[.$I26]=0;;[.$G26]-[.$I26])" office:value-type="float" office:value="-7" calcext:value-type="float">
            <text:p>-7</text:p>
          </table:table-cell>
          <table:table-cell table:style-name="ce63" table:formula="of:=IF([.$C26]=&quot;&quot;;&quot;(Squadra B)&quot;;[.$C26])" office:value-type="string" office:string-value="Elefanti" calcext:value-type="string">
            <text:p>Elefanti</text:p>
          </table:table-cell>
          <table:table-cell table:style-name="ce54" table:formula="of:=IF([.$G26]+[.$I26]=0;;IF([.$I26]&gt;[.$G26];1;0))" office:value-type="float" office:value="1" calcext:value-type="float">
            <text:p>1</text:p>
          </table:table-cell>
          <table:table-cell table:style-name="ce77" table:formula="of:=IF([.$G26]+[.$I26]=0;;IF([.$I26]&lt;[.$G26];IF([.$G26]&amp;&quot;-&quot;&amp;[.$I26]=&quot;20-0&quot;;1;0);0))" office:value-type="float" office:value="0" calcext:value-type="float">
            <text:p>0</text:p>
          </table:table-cell>
          <table:table-cell table:style-name="ce77" table:formula="of:=IF([.$G26]+[.$I26]=0;;IF([.$I26]&lt;[.$G26];IF([.$G26]&amp;&quot;-&quot;&amp;[.$I26]&lt;&gt;&quot;20-0&quot;;1;0);0))" office:value-type="float" office:value="0" calcext:value-type="float">
            <text:p>0</text:p>
          </table:table-cell>
          <table:table-cell table:style-name="ce54" table:formula="of:=IF([.$G26]+[.$I26]=0;;[.$I26])" office:value-type="float" office:value="59" calcext:value-type="float">
            <text:p>59</text:p>
          </table:table-cell>
          <table:table-cell table:style-name="ce54" table:formula="of:=IF([.$G26]+[.$I26]=0;;[.$G26])" office:value-type="float" office:value="52" calcext:value-type="float">
            <text:p>52</text:p>
          </table:table-cell>
          <table:table-cell table:style-name="ce70" table:formula="of:=IF([.$G26]+[.$I26]=0;;[.$I26]-[.$G26])" office:value-type="float" office:value="7" calcext:value-type="float">
            <text:p>+7</text:p>
          </table:table-cell>
          <table:table-cell table:style-name="ce77" table:formula="of:=IF([.$G26]+[.$I26]=0;&quot;(Vincente)&quot;;IF([.$G26]&gt;[.$I26];[.$B26];[.$C26]))" office:value-type="string" office:string-value="Elefanti" calcext:value-type="string">
            <text:p>Elefanti</text:p>
          </table:table-cell>
          <table:table-cell table:style-name="ce77" table:formula="of:=IF([.$G26]+[.$I26]=0;&quot;(Perdente)&quot;;IF([.$G26]&lt;[.$I26];[.$B26];[.$C26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87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09H30M00S" calcext:value-type="time">
            <text:p>09:30</text:p>
          </table:table-cell>
          <table:table-cell table:style-name="ce91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2" calcext:value-type="float" table:number-columns-spanned="1" table:number-rows-spanned="2">
            <text:p>42</text:p>
          </table:table-cell>
          <table:table-cell table:style-name="ce63" table:formula="of:=IF([.$B31]=&quot;&quot;;&quot;(Squadra A)&quot;;[.$B31])" office:value-type="string" office:string-value="Albatros" calcext:value-type="string">
            <text:p>Albatros</text:p>
          </table:table-cell>
          <table:table-cell table:style-name="ce54" table:formula="of:=IF([.$G31]+[.$I31]=0;;IF([.$G31]&gt;[.$I31];1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=&quot;0-20&quot;;1;0);0))" office:value-type="float" office:value="0" calcext:value-type="float">
            <text:p>0</text:p>
          </table:table-cell>
          <table:table-cell table:style-name="ce77" table:formula="of:=IF([.$G31]+[.$I31]=0;;IF([.$G31]&lt;[.$I31];IF([.$G31]&amp;&quot;-&quot;&amp;[.$I31]&lt;&gt;&quot;0-20&quot;;1;0);0))" office:value-type="float" office:value="1" calcext:value-type="float">
            <text:p>1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70" table:formula="of:=IF([.$G31]+[.$I31]=0;;[.$G31]-[.$I31])" office:value-type="float" office:value="-29" calcext:value-type="float">
            <text:p>-29</text:p>
          </table:table-cell>
          <table:table-cell table:style-name="ce63" table:formula="of:=IF([.$C31]=&quot;&quot;;&quot;(Squadra B)&quot;;[.$C31])" office:value-type="string" office:string-value="Fenicotteri" calcext:value-type="string">
            <text:p>Fenicotteri</text:p>
          </table:table-cell>
          <table:table-cell table:style-name="ce54" table:formula="of:=IF([.$G31]+[.$I31]=0;;IF([.$I31]&gt;[.$G31];1;0))" office:value-type="float" office:value="1" calcext:value-type="float">
            <text:p>1</text:p>
          </table:table-cell>
          <table:table-cell table:style-name="ce77" table:formula="of:=IF([.$G31]+[.$I31]=0;;IF([.$I31]&lt;[.$G31];IF([.$G31]&amp;&quot;-&quot;&amp;[.$I31]=&quot;20-0&quot;;1;0);0))" office:value-type="float" office:value="0" calcext:value-type="float">
            <text:p>0</text:p>
          </table:table-cell>
          <table:table-cell table:style-name="ce77" table:formula="of:=IF([.$G31]+[.$I31]=0;;IF([.$I31]&lt;[.$G31];IF([.$G31]&amp;&quot;-&quot;&amp;[.$I31]&lt;&gt;&quot;20-0&quot;;1;0);0))" office:value-type="float" office:value="0" calcext:value-type="float">
            <text:p>0</text:p>
          </table:table-cell>
          <table:table-cell table:style-name="ce54" table:formula="of:=IF([.$G31]+[.$I31]=0;;[.$I31])" office:value-type="float" office:value="42" calcext:value-type="float">
            <text:p>42</text:p>
          </table:table-cell>
          <table:table-cell table:style-name="ce54" table:formula="of:=IF([.$G31]+[.$I31]=0;;[.$G31])" office:value-type="float" office:value="13" calcext:value-type="float">
            <text:p>13</text:p>
          </table:table-cell>
          <table:table-cell table:style-name="ce70" table:formula="of:=IF([.$G31]+[.$I31]=0;;[.$I31]-[.$G31])" office:value-type="float" office:value="29" calcext:value-type="float">
            <text:p>+29</text:p>
          </table:table-cell>
          <table:table-cell table:style-name="ce77" table:formula="of:=IF([.$G31]+[.$I31]=0;&quot;(Vincente)&quot;;IF([.$G31]&gt;[.$I31];[.$B31];[.$C31]))" office:value-type="string" office:string-value="Fenicotteri" calcext:value-type="string">
            <text:p>Fenicotteri</text:p>
          </table:table-cell>
          <table:table-cell table:style-name="ce77" table:formula="of:=IF([.$G31]+[.$I31]=0;&quot;(Perdente)&quot;;IF([.$G31]&lt;[.$I31];[.$B31];[.$C3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5" calcext:value-type="float" table:number-columns-spanned="1" table:number-rows-spanned="2">
            <text:p>35</text:p>
          </table:table-cell>
          <table:table-cell table:style-name="ce63" table:formula="of:=IF([.$B34]=&quot;&quot;;&quot;(Squadra A)&quot;;[.$B34])" office:value-type="string" office:string-value="Delfini" calcext:value-type="string">
            <text:p>Delfini</text:p>
          </table:table-cell>
          <table:table-cell table:style-name="ce54" table:formula="of:=IF([.$G34]+[.$I34]=0;;IF([.$G34]&gt;[.$I34];1;0))" office:value-type="float" office:value="1" calcext:value-type="float">
            <text:p>1</text:p>
          </table:table-cell>
          <table:table-cell table:style-name="ce77" table:formula="of:=IF([.$G34]+[.$I34]=0;;IF([.$G34]&lt;[.$I34];IF([.$G34]&amp;&quot;-&quot;&amp;[.$I34]=&quot;0-20&quot;;1;0);0))" office:value-type="float" office:value="0" calcext:value-type="float">
            <text:p>0</text:p>
          </table:table-cell>
          <table:table-cell table:style-name="ce77" table:formula="of:=IF([.$G34]+[.$I34]=0;;IF([.$G34]&lt;[.$I34];IF([.$G34]&amp;&quot;-&quot;&amp;[.$I34]&lt;&gt;&quot;0-20&quot;;1;0);0))" office:value-type="float" office:value="0" calcext:value-type="float">
            <text:p>0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70" table:formula="of:=IF([.$G34]+[.$I34]=0;;[.$G34]-[.$I34])" office:value-type="float" office:value="15" calcext:value-type="float">
            <text:p>+15</text:p>
          </table:table-cell>
          <table:table-cell table:style-name="ce63" table:formula="of:=IF([.$C34]=&quot;&quot;;&quot;(Squadra B)&quot;;[.$C34])" office:value-type="string" office:string-value="Elefanti" calcext:value-type="string">
            <text:p>Elefanti</text:p>
          </table:table-cell>
          <table:table-cell table:style-name="ce54" table:formula="of:=IF([.$G34]+[.$I34]=0;;IF([.$I34]&gt;[.$G34];1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=&quot;20-0&quot;;1;0);0))" office:value-type="float" office:value="0" calcext:value-type="float">
            <text:p>0</text:p>
          </table:table-cell>
          <table:table-cell table:style-name="ce77" table:formula="of:=IF([.$G34]+[.$I34]=0;;IF([.$I34]&lt;[.$G34];IF([.$G34]&amp;&quot;-&quot;&amp;[.$I34]&lt;&gt;&quot;20-0&quot;;1;0);0))" office:value-type="float" office:value="1" calcext:value-type="float">
            <text:p>1</text:p>
          </table:table-cell>
          <table:table-cell table:style-name="ce54" table:formula="of:=IF([.$G34]+[.$I34]=0;;[.$I34])" office:value-type="float" office:value="35" calcext:value-type="float">
            <text:p>35</text:p>
          </table:table-cell>
          <table:table-cell table:style-name="ce54" table:formula="of:=IF([.$G34]+[.$I34]=0;;[.$G34])" office:value-type="float" office:value="50" calcext:value-type="float">
            <text:p>50</text:p>
          </table:table-cell>
          <table:table-cell table:style-name="ce70" table:formula="of:=IF([.$G34]+[.$I34]=0;;[.$I34]-[.$G34])" office:value-type="float" office:value="-15" calcext:value-type="float">
            <text:p>-15</text:p>
          </table:table-cell>
          <table:table-cell table:style-name="ce77" table:formula="of:=IF([.$G34]+[.$I34]=0;&quot;(Vincente)&quot;;IF([.$G34]&gt;[.$I34];[.$B34];[.$C34]))" office:value-type="string" office:string-value="Delfini" calcext:value-type="string">
            <text:p>Delfini</text:p>
          </table:table-cell>
          <table:table-cell table:style-name="ce77" table:formula="of:=IF([.$G34]+[.$I34]=0;&quot;(Perdente)&quot;;IF([.$G34]&lt;[.$I34];[.$B34];[.$C3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1" calcext:value-type="date">
            <text:p>11 mar 2018</text:p>
          </table:table-cell>
          <table:table-cell table:style-name="ce80" table:content-validation-name="val5" office:value-type="time" office:time-value="PT12H30M00S" calcext:value-type="time">
            <text:p>12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8" calcext:value-type="float" table:number-columns-spanned="1" table:number-rows-spanned="2">
            <text:p>48</text:p>
          </table:table-cell>
          <table:table-cell table:style-name="ce63" table:formula="of:=IF([.$B37]=&quot;&quot;;&quot;(Squadra A)&quot;;[.$B37])" office:value-type="string" office:string-value="Cinghiali" calcext:value-type="string">
            <text:p>Cinghiali</text:p>
          </table:table-cell>
          <table:table-cell table:style-name="ce54" table:formula="of:=IF([.$G37]+[.$I37]=0;;IF([.$G37]&gt;[.$I37];1;0))" office:value-type="float" office:value="1" calcext:value-type="float">
            <text:p>1</text:p>
          </table:table-cell>
          <table:table-cell table:style-name="ce77" table:formula="of:=IF([.$G37]+[.$I37]=0;;IF([.$G37]&lt;[.$I37];IF([.$G37]&amp;&quot;-&quot;&amp;[.$I37]=&quot;0-20&quot;;1;0);0))" office:value-type="float" office:value="0" calcext:value-type="float">
            <text:p>0</text:p>
          </table:table-cell>
          <table:table-cell table:style-name="ce77" table:formula="of:=IF([.$G37]+[.$I37]=0;;IF([.$G37]&lt;[.$I37];IF([.$G37]&amp;&quot;-&quot;&amp;[.$I37]&lt;&gt;&quot;0-20&quot;;1;0);0))" office:value-type="float" office:value="0" calcext:value-type="float">
            <text:p>0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70" table:formula="of:=IF([.$G37]+[.$I37]=0;;[.$G37]-[.$I37])" office:value-type="float" office:value="2" calcext:value-type="float">
            <text:p>+2</text:p>
          </table:table-cell>
          <table:table-cell table:style-name="ce63" table:formula="of:=IF([.$C37]=&quot;&quot;;&quot;(Squadra B)&quot;;[.$C37])" office:value-type="string" office:string-value="Gazzelle" calcext:value-type="string">
            <text:p>Gazzelle</text:p>
          </table:table-cell>
          <table:table-cell table:style-name="ce54" table:formula="of:=IF([.$G37]+[.$I37]=0;;IF([.$I37]&gt;[.$G37];1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=&quot;20-0&quot;;1;0);0))" office:value-type="float" office:value="0" calcext:value-type="float">
            <text:p>0</text:p>
          </table:table-cell>
          <table:table-cell table:style-name="ce77" table:formula="of:=IF([.$G37]+[.$I37]=0;;IF([.$I37]&lt;[.$G37];IF([.$G37]&amp;&quot;-&quot;&amp;[.$I37]&lt;&gt;&quot;20-0&quot;;1;0);0))" office:value-type="float" office:value="1" calcext:value-type="float">
            <text:p>1</text:p>
          </table:table-cell>
          <table:table-cell table:style-name="ce54" table:formula="of:=IF([.$G37]+[.$I37]=0;;[.$I37])" office:value-type="float" office:value="48" calcext:value-type="float">
            <text:p>48</text:p>
          </table:table-cell>
          <table:table-cell table:style-name="ce54" table:formula="of:=IF([.$G37]+[.$I37]=0;;[.$G37])" office:value-type="float" office:value="50" calcext:value-type="float">
            <text:p>50</text:p>
          </table:table-cell>
          <table:table-cell table:style-name="ce70" table:formula="of:=IF([.$G37]+[.$I37]=0;;[.$I37]-[.$G37])" office:value-type="float" office:value="-2" calcext:value-type="float">
            <text:p>-2</text:p>
          </table:table-cell>
          <table:table-cell table:style-name="ce77" table:formula="of:=IF([.$G37]+[.$I37]=0;&quot;(Vincente)&quot;;IF([.$G37]&gt;[.$I37];[.$B37];[.$C37]))" office:value-type="string" office:string-value="Cinghiali" calcext:value-type="string">
            <text:p>Cinghiali</text:p>
          </table:table-cell>
          <table:table-cell table:style-name="ce77" table:formula="of:=IF([.$G37]+[.$I37]=0;&quot;(Perdente)&quot;;IF([.$G37]&lt;[.$I37];[.$B37];[.$C37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87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4H30M00S" calcext:value-type="time">
            <text:p>14:3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42]=&quot;&quot;;&quot;(Squadra A)&quot;;[.$B42])" office:value-type="string" office:string-value="Albatros" calcext:value-type="string">
            <text:p>Albatros</text:p>
          </table:table-cell>
          <table:table-cell table:style-name="ce54" table:formula="of:=IF([.$G42]+[.$I42]=0;;IF([.$G42]&gt;[.$I42];1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=&quot;0-20&quot;;1;0);0))" office:value-type="float" office:value="0" calcext:value-type="float">
            <text:p>0</text:p>
          </table:table-cell>
          <table:table-cell table:style-name="ce77" table:formula="of:=IF([.$G42]+[.$I42]=0;;IF([.$G42]&lt;[.$I42];IF([.$G42]&amp;&quot;-&quot;&amp;[.$I42]&lt;&gt;&quot;0-20&quot;;1;0);0))" office:value-type="float" office:value="1" calcext:value-type="float">
            <text:p>1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70" table:formula="of:=IF([.$G42]+[.$I42]=0;;[.$G42]-[.$I42])" office:value-type="float" office:value="-7" calcext:value-type="float">
            <text:p>-7</text:p>
          </table:table-cell>
          <table:table-cell table:style-name="ce63" table:formula="of:=IF([.$C42]=&quot;&quot;;&quot;(Squadra B)&quot;;[.$C42])" office:value-type="string" office:string-value="Delfini" calcext:value-type="string">
            <text:p>Delfini</text:p>
          </table:table-cell>
          <table:table-cell table:style-name="ce54" table:formula="of:=IF([.$G42]+[.$I42]=0;;IF([.$I42]&gt;[.$G42];1;0))" office:value-type="float" office:value="1" calcext:value-type="float">
            <text:p>1</text:p>
          </table:table-cell>
          <table:table-cell table:style-name="ce77" table:formula="of:=IF([.$G42]+[.$I42]=0;;IF([.$I42]&lt;[.$G42];IF([.$G42]&amp;&quot;-&quot;&amp;[.$I42]=&quot;20-0&quot;;1;0);0))" office:value-type="float" office:value="0" calcext:value-type="float">
            <text:p>0</text:p>
          </table:table-cell>
          <table:table-cell table:style-name="ce77" table:formula="of:=IF([.$G42]+[.$I42]=0;;IF([.$I42]&lt;[.$G42];IF([.$G42]&amp;&quot;-&quot;&amp;[.$I42]&lt;&gt;&quot;20-0&quot;;1;0);0))" office:value-type="float" office:value="0" calcext:value-type="float">
            <text:p>0</text:p>
          </table:table-cell>
          <table:table-cell table:style-name="ce54" table:formula="of:=IF([.$G42]+[.$I42]=0;;[.$I42])" office:value-type="float" office:value="52" calcext:value-type="float">
            <text:p>52</text:p>
          </table:table-cell>
          <table:table-cell table:style-name="ce54" table:formula="of:=IF([.$G42]+[.$I42]=0;;[.$G42])" office:value-type="float" office:value="45" calcext:value-type="float">
            <text:p>45</text:p>
          </table:table-cell>
          <table:table-cell table:style-name="ce70" table:formula="of:=IF([.$G42]+[.$I42]=0;;[.$I42]-[.$G42])" office:value-type="float" office:value="7" calcext:value-type="float">
            <text:p>+7</text:p>
          </table:table-cell>
          <table:table-cell table:style-name="ce77" table:formula="of:=IF([.$G42]+[.$I42]=0;&quot;(Vincente)&quot;;IF([.$G42]&gt;[.$I42];[.$B42];[.$C42]))" office:value-type="string" office:string-value="Delfini" calcext:value-type="string">
            <text:p>Delfini</text:p>
          </table:table-cell>
          <table:table-cell table:style-name="ce77" table:formula="of:=IF([.$G42]+[.$I42]=0;&quot;(Perdente)&quot;;IF([.$G42]&lt;[.$I42];[.$B42];[.$C42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6H00M00S" calcext:value-type="time">
            <text:p>16:00</text:p>
          </table:table-cell>
          <table:table-cell table:style-name="ce91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8" calcext:value-type="float" table:number-columns-spanned="1" table:number-rows-spanned="2">
            <text:p>58</text:p>
          </table:table-cell>
          <table:table-cell table:style-name="ce63" table:formula="of:=IF([.$B45]=&quot;&quot;;&quot;(Squadra A)&quot;;[.$B45])" office:value-type="string" office:string-value="Barracuda" calcext:value-type="string">
            <text:p>Barracuda</text:p>
          </table:table-cell>
          <table:table-cell table:style-name="ce54" table:formula="of:=IF([.$G45]+[.$I45]=0;;IF([.$G45]&gt;[.$I45];1;0))" office:value-type="float" office:value="1" calcext:value-type="float">
            <text:p>1</text:p>
          </table:table-cell>
          <table:table-cell table:style-name="ce77" table:formula="of:=IF([.$G45]+[.$I45]=0;;IF([.$G45]&lt;[.$I45];IF([.$G45]&amp;&quot;-&quot;&amp;[.$I45]=&quot;0-20&quot;;1;0);0))" office:value-type="float" office:value="0" calcext:value-type="float">
            <text:p>0</text:p>
          </table:table-cell>
          <table:table-cell table:style-name="ce77" table:formula="of:=IF([.$G45]+[.$I45]=0;;IF([.$G45]&lt;[.$I45];IF([.$G45]&amp;&quot;-&quot;&amp;[.$I45]&lt;&gt;&quot;0-20&quot;;1;0);0))" office:value-type="float" office:value="0" calcext:value-type="float">
            <text:p>0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70" table:formula="of:=IF([.$G45]+[.$I45]=0;;[.$G45]-[.$I45])" office:value-type="float" office:value="18" calcext:value-type="float">
            <text:p>+18</text:p>
          </table:table-cell>
          <table:table-cell table:style-name="ce63" table:formula="of:=IF([.$C45]=&quot;&quot;;&quot;(Squadra B)&quot;;[.$C45])" office:value-type="string" office:string-value="Fenicotteri" calcext:value-type="string">
            <text:p>Fenicotteri</text:p>
          </table:table-cell>
          <table:table-cell table:style-name="ce54" table:formula="of:=IF([.$G45]+[.$I45]=0;;IF([.$I45]&gt;[.$G45];1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=&quot;20-0&quot;;1;0);0))" office:value-type="float" office:value="0" calcext:value-type="float">
            <text:p>0</text:p>
          </table:table-cell>
          <table:table-cell table:style-name="ce77" table:formula="of:=IF([.$G45]+[.$I45]=0;;IF([.$I45]&lt;[.$G45];IF([.$G45]&amp;&quot;-&quot;&amp;[.$I45]&lt;&gt;&quot;20-0&quot;;1;0);0))" office:value-type="float" office:value="1" calcext:value-type="float">
            <text:p>1</text:p>
          </table:table-cell>
          <table:table-cell table:style-name="ce54" table:formula="of:=IF([.$G45]+[.$I45]=0;;[.$I45])" office:value-type="float" office:value="58" calcext:value-type="float">
            <text:p>58</text:p>
          </table:table-cell>
          <table:table-cell table:style-name="ce54" table:formula="of:=IF([.$G45]+[.$I45]=0;;[.$G45])" office:value-type="float" office:value="76" calcext:value-type="float">
            <text:p>76</text:p>
          </table:table-cell>
          <table:table-cell table:style-name="ce70" table:formula="of:=IF([.$G45]+[.$I45]=0;;[.$I45]-[.$G45])" office:value-type="float" office:value="-18" calcext:value-type="float">
            <text:p>-18</text:p>
          </table:table-cell>
          <table:table-cell table:style-name="ce77" table:formula="of:=IF([.$G45]+[.$I45]=0;&quot;(Vincente)&quot;;IF([.$G45]&gt;[.$I45];[.$B45];[.$C45]))" office:value-type="string" office:string-value="Barracuda" calcext:value-type="string">
            <text:p>Barracuda</text:p>
          </table:table-cell>
          <table:table-cell table:style-name="ce77" table:formula="of:=IF([.$G45]+[.$I45]=0;&quot;(Perdente)&quot;;IF([.$G45]&lt;[.$I45];[.$B45];[.$C45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3-18" calcext:value-type="date">
            <text:p>18 mar 2018</text:p>
          </table:table-cell>
          <table:table-cell table:style-name="ce80" table:content-validation-name="val5" office:value-type="time" office:time-value="PT17H30M00S" calcext:value-type="time">
            <text:p>17:30</text:p>
          </table:table-cell>
          <table:table-cell table:style-name="ce91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9" calcext:value-type="float" table:number-columns-spanned="1" table:number-rows-spanned="2">
            <text:p>79</text:p>
          </table:table-cell>
          <table:table-cell table:style-name="ce63" table:formula="of:=IF([.$B48]=&quot;&quot;;&quot;(Squadra A)&quot;;[.$B48])" office:value-type="string" office:string-value="Gazzelle" calcext:value-type="string">
            <text:p>Gazzelle</text:p>
          </table:table-cell>
          <table:table-cell table:style-name="ce54" table:formula="of:=IF([.$G48]+[.$I48]=0;;IF([.$G48]&gt;[.$I48];1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=&quot;0-20&quot;;1;0);0))" office:value-type="float" office:value="0" calcext:value-type="float">
            <text:p>0</text:p>
          </table:table-cell>
          <table:table-cell table:style-name="ce77" table:formula="of:=IF([.$G48]+[.$I48]=0;;IF([.$G48]&lt;[.$I48];IF([.$G48]&amp;&quot;-&quot;&amp;[.$I48]&lt;&gt;&quot;0-20&quot;;1;0);0))" office:value-type="float" office:value="1" calcext:value-type="float">
            <text:p>1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70" table:formula="of:=IF([.$G48]+[.$I48]=0;;[.$G48]-[.$I48])" office:value-type="float" office:value="-36" calcext:value-type="float">
            <text:p>-36</text:p>
          </table:table-cell>
          <table:table-cell table:style-name="ce63" table:formula="of:=IF([.$C48]=&quot;&quot;;&quot;(Squadra B)&quot;;[.$C48])" office:value-type="string" office:string-value="Elefanti" calcext:value-type="string">
            <text:p>Elefanti</text:p>
          </table:table-cell>
          <table:table-cell table:style-name="ce54" table:formula="of:=IF([.$G48]+[.$I48]=0;;IF([.$I48]&gt;[.$G48];1;0))" office:value-type="float" office:value="1" calcext:value-type="float">
            <text:p>1</text:p>
          </table:table-cell>
          <table:table-cell table:style-name="ce77" table:formula="of:=IF([.$G48]+[.$I48]=0;;IF([.$I48]&lt;[.$G48];IF([.$G48]&amp;&quot;-&quot;&amp;[.$I48]=&quot;20-0&quot;;1;0);0))" office:value-type="float" office:value="0" calcext:value-type="float">
            <text:p>0</text:p>
          </table:table-cell>
          <table:table-cell table:style-name="ce77" table:formula="of:=IF([.$G48]+[.$I48]=0;;IF([.$I48]&lt;[.$G48];IF([.$G48]&amp;&quot;-&quot;&amp;[.$I48]&lt;&gt;&quot;20-0&quot;;1;0);0))" office:value-type="float" office:value="0" calcext:value-type="float">
            <text:p>0</text:p>
          </table:table-cell>
          <table:table-cell table:style-name="ce54" table:formula="of:=IF([.$G48]+[.$I48]=0;;[.$I48])" office:value-type="float" office:value="79" calcext:value-type="float">
            <text:p>79</text:p>
          </table:table-cell>
          <table:table-cell table:style-name="ce54" table:formula="of:=IF([.$G48]+[.$I48]=0;;[.$G48])" office:value-type="float" office:value="43" calcext:value-type="float">
            <text:p>43</text:p>
          </table:table-cell>
          <table:table-cell table:style-name="ce70" table:formula="of:=IF([.$G48]+[.$I48]=0;;[.$I48]-[.$G48])" office:value-type="float" office:value="36" calcext:value-type="float">
            <text:p>+36</text:p>
          </table:table-cell>
          <table:table-cell table:style-name="ce77" table:formula="of:=IF([.$G48]+[.$I48]=0;&quot;(Vincente)&quot;;IF([.$G48]&gt;[.$I48];[.$B48];[.$C48]))" office:value-type="string" office:string-value="Elefanti" calcext:value-type="string">
            <text:p>Elefanti</text:p>
          </table:table-cell>
          <table:table-cell table:style-name="ce77" table:formula="of:=IF([.$G48]+[.$I48]=0;&quot;(Perdente)&quot;;IF([.$G48]&lt;[.$I48];[.$B48];[.$C48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4">
          <table:table-cell table:style-name="ce54" office:value-type="float" office:value="5" calcext:value-type="float">
            <text:p>5</text:p>
          </table:table-cell>
          <table:table-cell table:style-name="ce87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08H30M00S" calcext:value-type="time">
            <text:p>08:30</text:p>
          </table:table-cell>
          <table:table-cell table:style-name="ce91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63" table:formula="of:=IF([.$B53]=&quot;&quot;;&quot;(Squadra A)&quot;;[.$B53])" office:value-type="string" office:string-value="Barracuda" calcext:value-type="string">
            <text:p>Barracuda</text:p>
          </table:table-cell>
          <table:table-cell table:style-name="ce54" table:formula="of:=IF([.$G53]+[.$I53]=0;;IF([.$G53]&gt;[.$I53];1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=&quot;0-20&quot;;1;0);0))" office:value-type="float" office:value="0" calcext:value-type="float">
            <text:p>0</text:p>
          </table:table-cell>
          <table:table-cell table:style-name="ce77" table:formula="of:=IF([.$G53]+[.$I53]=0;;IF([.$G53]&lt;[.$I53];IF([.$G53]&amp;&quot;-&quot;&amp;[.$I53]&lt;&gt;&quot;0-20&quot;;1;0);0))" office:value-type="float" office:value="1" calcext:value-type="float">
            <text:p>1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70" table:formula="of:=IF([.$G53]+[.$I53]=0;;[.$G53]-[.$I53])" office:value-type="float" office:value="-1" calcext:value-type="float">
            <text:p>-1</text:p>
          </table:table-cell>
          <table:table-cell table:style-name="ce63" table:formula="of:=IF([.$C53]=&quot;&quot;;&quot;(Squadra B)&quot;;[.$C53])" office:value-type="string" office:string-value="Delfini" calcext:value-type="string">
            <text:p>Delfini</text:p>
          </table:table-cell>
          <table:table-cell table:style-name="ce54" table:formula="of:=IF([.$G53]+[.$I53]=0;;IF([.$I53]&gt;[.$G53];1;0))" office:value-type="float" office:value="1" calcext:value-type="float">
            <text:p>1</text:p>
          </table:table-cell>
          <table:table-cell table:style-name="ce77" table:formula="of:=IF([.$G53]+[.$I53]=0;;IF([.$I53]&lt;[.$G53];IF([.$G53]&amp;&quot;-&quot;&amp;[.$I53]=&quot;20-0&quot;;1;0);0))" office:value-type="float" office:value="0" calcext:value-type="float">
            <text:p>0</text:p>
          </table:table-cell>
          <table:table-cell table:style-name="ce77" table:formula="of:=IF([.$G53]+[.$I53]=0;;IF([.$I53]&lt;[.$G53];IF([.$G53]&amp;&quot;-&quot;&amp;[.$I53]&lt;&gt;&quot;20-0&quot;;1;0);0))" office:value-type="float" office:value="0" calcext:value-type="float">
            <text:p>0</text:p>
          </table:table-cell>
          <table:table-cell table:style-name="ce54" table:formula="of:=IF([.$G53]+[.$I53]=0;;[.$I53])" office:value-type="float" office:value="52" calcext:value-type="float">
            <text:p>52</text:p>
          </table:table-cell>
          <table:table-cell table:style-name="ce54" table:formula="of:=IF([.$G53]+[.$I53]=0;;[.$G53])" office:value-type="float" office:value="51" calcext:value-type="float">
            <text:p>51</text:p>
          </table:table-cell>
          <table:table-cell table:style-name="ce70" table:formula="of:=IF([.$G53]+[.$I53]=0;;[.$I53]-[.$G53])" office:value-type="float" office:value="1" calcext:value-type="float">
            <text:p>+1</text:p>
          </table:table-cell>
          <table:table-cell table:style-name="ce77" table:formula="of:=IF([.$G53]+[.$I53]=0;&quot;(Vincente)&quot;;IF([.$G53]&gt;[.$I53];[.$B53];[.$C53]))" office:value-type="string" office:string-value="Delfini" calcext:value-type="string">
            <text:p>Delfini</text:p>
          </table:table-cell>
          <table:table-cell table:style-name="ce77" table:formula="of:=IF([.$G53]+[.$I53]=0;&quot;(Perdente)&quot;;IF([.$G53]&lt;[.$I53];[.$B53];[.$C53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0H00M00S" calcext:value-type="time">
            <text:p>10:00</text:p>
          </table:table-cell>
          <table:table-cell table:style-name="ce91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71" calcext:value-type="float" table:number-columns-spanned="1" table:number-rows-spanned="2">
            <text:p>71</text:p>
          </table:table-cell>
          <table:table-cell table:style-name="ce63" table:formula="of:=IF([.$B56]=&quot;&quot;;&quot;(Squadra A)&quot;;[.$B56])" office:value-type="string" office:string-value="Cinghiali" calcext:value-type="string">
            <text:p>Cinghiali</text:p>
          </table:table-cell>
          <table:table-cell table:style-name="ce54" table:formula="of:=IF([.$G56]+[.$I56]=0;;IF([.$G56]&gt;[.$I56];1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=&quot;0-20&quot;;1;0);0))" office:value-type="float" office:value="0" calcext:value-type="float">
            <text:p>0</text:p>
          </table:table-cell>
          <table:table-cell table:style-name="ce77" table:formula="of:=IF([.$G56]+[.$I56]=0;;IF([.$G56]&lt;[.$I56];IF([.$G56]&amp;&quot;-&quot;&amp;[.$I56]&lt;&gt;&quot;0-20&quot;;1;0);0))" office:value-type="float" office:value="1" calcext:value-type="float">
            <text:p>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70" table:formula="of:=IF([.$G56]+[.$I56]=0;;[.$G56]-[.$I56])" office:value-type="float" office:value="-37" calcext:value-type="float">
            <text:p>-37</text:p>
          </table:table-cell>
          <table:table-cell table:style-name="ce63" table:formula="of:=IF([.$C56]=&quot;&quot;;&quot;(Squadra B)&quot;;[.$C56])" office:value-type="string" office:string-value="Elefanti" calcext:value-type="string">
            <text:p>Elefanti</text:p>
          </table:table-cell>
          <table:table-cell table:style-name="ce54" table:formula="of:=IF([.$G56]+[.$I56]=0;;IF([.$I56]&gt;[.$G56];1;0))" office:value-type="float" office:value="1" calcext:value-type="float">
            <text:p>1</text:p>
          </table:table-cell>
          <table:table-cell table:style-name="ce77" table:formula="of:=IF([.$G56]+[.$I56]=0;;IF([.$I56]&lt;[.$G56];IF([.$G56]&amp;&quot;-&quot;&amp;[.$I56]=&quot;20-0&quot;;1;0);0))" office:value-type="float" office:value="0" calcext:value-type="float">
            <text:p>0</text:p>
          </table:table-cell>
          <table:table-cell table:style-name="ce77" table:formula="of:=IF([.$G56]+[.$I56]=0;;IF([.$I56]&lt;[.$G56];IF([.$G56]&amp;&quot;-&quot;&amp;[.$I56]&lt;&gt;&quot;20-0&quot;;1;0);0))" office:value-type="float" office:value="0" calcext:value-type="float">
            <text:p>0</text:p>
          </table:table-cell>
          <table:table-cell table:style-name="ce54" table:formula="of:=IF([.$G56]+[.$I56]=0;;[.$I56])" office:value-type="float" office:value="71" calcext:value-type="float">
            <text:p>71</text:p>
          </table:table-cell>
          <table:table-cell table:style-name="ce54" table:formula="of:=IF([.$G56]+[.$I56]=0;;[.$G56])" office:value-type="float" office:value="34" calcext:value-type="float">
            <text:p>34</text:p>
          </table:table-cell>
          <table:table-cell table:style-name="ce70" table:formula="of:=IF([.$G56]+[.$I56]=0;;[.$I56]-[.$G56])" office:value-type="float" office:value="37" calcext:value-type="float">
            <text:p>+37</text:p>
          </table:table-cell>
          <table:table-cell table:style-name="ce77" table:formula="of:=IF([.$G56]+[.$I56]=0;&quot;(Vincente)&quot;;IF([.$G56]&gt;[.$I56];[.$B56];[.$C56]))" office:value-type="string" office:string-value="Elefanti" calcext:value-type="string">
            <text:p>Elefanti</text:p>
          </table:table-cell>
          <table:table-cell table:style-name="ce77" table:formula="of:=IF([.$G56]+[.$I56]=0;&quot;(Perdente)&quot;;IF([.$G56]&lt;[.$I56];[.$B56];[.$C56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2" calcext:value-type="date">
            <text:p>22 apr 2018</text:p>
          </table:table-cell>
          <table:table-cell table:style-name="ce80" table:content-validation-name="val5" office:value-type="time" office:time-value="PT11H30M00S" calcext:value-type="time">
            <text:p>11:30</text:p>
          </table:table-cell>
          <table:table-cell table:style-name="ce91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33" calcext:value-type="float" table:number-columns-spanned="1" table:number-rows-spanned="2">
            <text:p>33</text:p>
          </table:table-cell>
          <table:table-cell table:style-name="ce63" table:formula="of:=IF([.$B59]=&quot;&quot;;&quot;(Squadra A)&quot;;[.$B59])" office:value-type="string" office:string-value="Fenicotteri" calcext:value-type="string">
            <text:p>Fenicotteri</text:p>
          </table:table-cell>
          <table:table-cell table:style-name="ce54" table:formula="of:=IF([.$G59]+[.$I59]=0;;IF([.$G59]&gt;[.$I59];1;0))" office:value-type="float" office:value="1" calcext:value-type="float">
            <text:p>1</text:p>
          </table:table-cell>
          <table:table-cell table:style-name="ce77" table:formula="of:=IF([.$G59]+[.$I59]=0;;IF([.$G59]&lt;[.$I59];IF([.$G59]&amp;&quot;-&quot;&amp;[.$I59]=&quot;0-20&quot;;1;0);0))" office:value-type="float" office:value="0" calcext:value-type="float">
            <text:p>0</text:p>
          </table:table-cell>
          <table:table-cell table:style-name="ce77" table:formula="of:=IF([.$G59]+[.$I59]=0;;IF([.$G59]&lt;[.$I59];IF([.$G59]&amp;&quot;-&quot;&amp;[.$I59]&lt;&gt;&quot;0-20&quot;;1;0);0))" office:value-type="float" office:value="0" calcext:value-type="float">
            <text:p>0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70" table:formula="of:=IF([.$G59]+[.$I59]=0;;[.$G59]-[.$I59])" office:value-type="float" office:value="14" calcext:value-type="float">
            <text:p>+14</text:p>
          </table:table-cell>
          <table:table-cell table:style-name="ce63" table:formula="of:=IF([.$C59]=&quot;&quot;;&quot;(Squadra B)&quot;;[.$C59])" office:value-type="string" office:string-value="Gazzelle" calcext:value-type="string">
            <text:p>Gazzelle</text:p>
          </table:table-cell>
          <table:table-cell table:style-name="ce54" table:formula="of:=IF([.$G59]+[.$I59]=0;;IF([.$I59]&gt;[.$G59];1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=&quot;20-0&quot;;1;0);0))" office:value-type="float" office:value="0" calcext:value-type="float">
            <text:p>0</text:p>
          </table:table-cell>
          <table:table-cell table:style-name="ce77" table:formula="of:=IF([.$G59]+[.$I59]=0;;IF([.$I59]&lt;[.$G59];IF([.$G59]&amp;&quot;-&quot;&amp;[.$I59]&lt;&gt;&quot;20-0&quot;;1;0);0))" office:value-type="float" office:value="1" calcext:value-type="float">
            <text:p>1</text:p>
          </table:table-cell>
          <table:table-cell table:style-name="ce54" table:formula="of:=IF([.$G59]+[.$I59]=0;;[.$I59])" office:value-type="float" office:value="33" calcext:value-type="float">
            <text:p>33</text:p>
          </table:table-cell>
          <table:table-cell table:style-name="ce54" table:formula="of:=IF([.$G59]+[.$I59]=0;;[.$G59])" office:value-type="float" office:value="47" calcext:value-type="float">
            <text:p>47</text:p>
          </table:table-cell>
          <table:table-cell table:style-name="ce70" table:formula="of:=IF([.$G59]+[.$I59]=0;;[.$I59]-[.$G59])" office:value-type="float" office:value="-14" calcext:value-type="float">
            <text:p>-14</text:p>
          </table:table-cell>
          <table:table-cell table:style-name="ce77" table:formula="of:=IF([.$G59]+[.$I59]=0;&quot;(Vincente)&quot;;IF([.$G59]&gt;[.$I59];[.$B59];[.$C59]))" office:value-type="string" office:string-value="Fenicotteri" calcext:value-type="string">
            <text:p>Fenicotteri</text:p>
          </table:table-cell>
          <table:table-cell table:style-name="ce77" table:formula="of:=IF([.$G59]+[.$I59]=0;&quot;(Perdente)&quot;;IF([.$G59]&lt;[.$I59];[.$B59];[.$C59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87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08H45M00S" calcext:value-type="time">
            <text:p>08:45</text:p>
          </table:table-cell>
          <table:table-cell table:style-name="ce91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64]=&quot;&quot;;&quot;(Squadra A)&quot;;[.$B64])" office:value-type="string" office:string-value="Albatros" calcext:value-type="string">
            <text:p>Albatros</text:p>
          </table:table-cell>
          <table:table-cell table:style-name="ce54" table:formula="of:=IF([.$G64]+[.$I64]=0;;IF([.$G64]&gt;[.$I64];1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=&quot;0-20&quot;;1;0);0))" office:value-type="float" office:value="0" calcext:value-type="float">
            <text:p>0</text:p>
          </table:table-cell>
          <table:table-cell table:style-name="ce77" table:formula="of:=IF([.$G64]+[.$I64]=0;;IF([.$G64]&lt;[.$I64];IF([.$G64]&amp;&quot;-&quot;&amp;[.$I64]&lt;&gt;&quot;0-20&quot;;1;0);0))" office:value-type="float" office:value="1" calcext:value-type="float">
            <text:p>1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70" table:formula="of:=IF([.$G64]+[.$I64]=0;;[.$G64]-[.$I64])" office:value-type="float" office:value="-48" calcext:value-type="float">
            <text:p>-48</text:p>
          </table:table-cell>
          <table:table-cell table:style-name="ce63" table:formula="of:=IF([.$C64]=&quot;&quot;;&quot;(Squadra B)&quot;;[.$C64])" office:value-type="string" office:string-value="Elefanti" calcext:value-type="string">
            <text:p>Elefanti</text:p>
          </table:table-cell>
          <table:table-cell table:style-name="ce54" table:formula="of:=IF([.$G64]+[.$I64]=0;;IF([.$I64]&gt;[.$G64];1;0))" office:value-type="float" office:value="1" calcext:value-type="float">
            <text:p>1</text:p>
          </table:table-cell>
          <table:table-cell table:style-name="ce77" table:formula="of:=IF([.$G64]+[.$I64]=0;;IF([.$I64]&lt;[.$G64];IF([.$G64]&amp;&quot;-&quot;&amp;[.$I64]=&quot;20-0&quot;;1;0);0))" office:value-type="float" office:value="0" calcext:value-type="float">
            <text:p>0</text:p>
          </table:table-cell>
          <table:table-cell table:style-name="ce77" table:formula="of:=IF([.$G64]+[.$I64]=0;;IF([.$I64]&lt;[.$G64];IF([.$G64]&amp;&quot;-&quot;&amp;[.$I64]&lt;&gt;&quot;20-0&quot;;1;0);0))" office:value-type="float" office:value="0" calcext:value-type="float">
            <text:p>0</text:p>
          </table:table-cell>
          <table:table-cell table:style-name="ce54" table:formula="of:=IF([.$G64]+[.$I64]=0;;[.$I64])" office:value-type="float" office:value="63" calcext:value-type="float">
            <text:p>63</text:p>
          </table:table-cell>
          <table:table-cell table:style-name="ce54" table:formula="of:=IF([.$G64]+[.$I64]=0;;[.$G64])" office:value-type="float" office:value="15" calcext:value-type="float">
            <text:p>15</text:p>
          </table:table-cell>
          <table:table-cell table:style-name="ce70" table:formula="of:=IF([.$G64]+[.$I64]=0;;[.$I64]-[.$G64])" office:value-type="float" office:value="48" calcext:value-type="float">
            <text:p>+48</text:p>
          </table:table-cell>
          <table:table-cell table:style-name="ce77" table:formula="of:=IF([.$G64]+[.$I64]=0;&quot;(Vincente)&quot;;IF([.$G64]&gt;[.$I64];[.$B64];[.$C64]))" office:value-type="string" office:string-value="Elefanti" calcext:value-type="string">
            <text:p>Elefanti</text:p>
          </table:table-cell>
          <table:table-cell table:style-name="ce77" table:formula="of:=IF([.$G64]+[.$I64]=0;&quot;(Perdente)&quot;;IF([.$G64]&lt;[.$I64];[.$B64];[.$C64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0H15M00S" calcext:value-type="time">
            <text:p>10:15</text:p>
          </table:table-cell>
          <table:table-cell table:style-name="ce91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26" calcext:value-type="float" table:number-columns-spanned="1" table:number-rows-spanned="2">
            <text:p>26</text:p>
          </table:table-cell>
          <table:table-cell table:style-name="ce63" table:formula="of:=IF([.$B67]=&quot;&quot;;&quot;(Squadra A)&quot;;[.$B67])" office:value-type="string" office:string-value="Barracuda" calcext:value-type="string">
            <text:p>Barracuda</text:p>
          </table:table-cell>
          <table:table-cell table:style-name="ce54" table:formula="of:=IF([.$G67]+[.$I67]=0;;IF([.$G67]&gt;[.$I67];1;0))" office:value-type="float" office:value="1" calcext:value-type="float">
            <text:p>1</text:p>
          </table:table-cell>
          <table:table-cell table:style-name="ce77" table:formula="of:=IF([.$G67]+[.$I67]=0;;IF([.$G67]&lt;[.$I67];IF([.$G67]&amp;&quot;-&quot;&amp;[.$I67]=&quot;0-20&quot;;1;0);0))" office:value-type="float" office:value="0" calcext:value-type="float">
            <text:p>0</text:p>
          </table:table-cell>
          <table:table-cell table:style-name="ce77" table:formula="of:=IF([.$G67]+[.$I67]=0;;IF([.$G67]&lt;[.$I67];IF([.$G67]&amp;&quot;-&quot;&amp;[.$I67]&lt;&gt;&quot;0-20&quot;;1;0);0))" office:value-type="float" office:value="0" calcext:value-type="float">
            <text:p>0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70" table:formula="of:=IF([.$G67]+[.$I67]=0;;[.$G67]-[.$I67])" office:value-type="float" office:value="47" calcext:value-type="float">
            <text:p>+47</text:p>
          </table:table-cell>
          <table:table-cell table:style-name="ce63" table:formula="of:=IF([.$C67]=&quot;&quot;;&quot;(Squadra B)&quot;;[.$C67])" office:value-type="string" office:string-value="Cinghiali" calcext:value-type="string">
            <text:p>Cinghiali</text:p>
          </table:table-cell>
          <table:table-cell table:style-name="ce54" table:formula="of:=IF([.$G67]+[.$I67]=0;;IF([.$I67]&gt;[.$G67];1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=&quot;20-0&quot;;1;0);0))" office:value-type="float" office:value="0" calcext:value-type="float">
            <text:p>0</text:p>
          </table:table-cell>
          <table:table-cell table:style-name="ce77" table:formula="of:=IF([.$G67]+[.$I67]=0;;IF([.$I67]&lt;[.$G67];IF([.$G67]&amp;&quot;-&quot;&amp;[.$I67]&lt;&gt;&quot;20-0&quot;;1;0);0))" office:value-type="float" office:value="1" calcext:value-type="float">
            <text:p>1</text:p>
          </table:table-cell>
          <table:table-cell table:style-name="ce54" table:formula="of:=IF([.$G67]+[.$I67]=0;;[.$I67])" office:value-type="float" office:value="26" calcext:value-type="float">
            <text:p>26</text:p>
          </table:table-cell>
          <table:table-cell table:style-name="ce54" table:formula="of:=IF([.$G67]+[.$I67]=0;;[.$G67])" office:value-type="float" office:value="73" calcext:value-type="float">
            <text:p>73</text:p>
          </table:table-cell>
          <table:table-cell table:style-name="ce70" table:formula="of:=IF([.$G67]+[.$I67]=0;;[.$I67]-[.$G67])" office:value-type="float" office:value="-47" calcext:value-type="float">
            <text:p>-47</text:p>
          </table:table-cell>
          <table:table-cell table:style-name="ce77" table:formula="of:=IF([.$G67]+[.$I67]=0;&quot;(Vincente)&quot;;IF([.$G67]&gt;[.$I67];[.$B67];[.$C67]))" office:value-type="string" office:string-value="Barracuda" calcext:value-type="string">
            <text:p>Barracuda</text:p>
          </table:table-cell>
          <table:table-cell table:style-name="ce77" table:formula="of:=IF([.$G67]+[.$I67]=0;&quot;(Perdente)&quot;;IF([.$G67]&lt;[.$I67];[.$B67];[.$C67]))" office:value-type="string" office:string-value="Cinghiali" calcext:value-type="string">
            <text:p>Cinghial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4-29" calcext:value-type="date">
            <text:p>29 apr 2018</text:p>
          </table:table-cell>
          <table:table-cell table:style-name="ce80" table:content-validation-name="val5" office:value-type="time" office:time-value="PT11H45M00S" calcext:value-type="time">
            <text:p>11:45</text:p>
          </table:table-cell>
          <table:table-cell table:style-name="ce91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46" calcext:value-type="float" table:number-columns-spanned="1" table:number-rows-spanned="2">
            <text:p>46</text:p>
          </table:table-cell>
          <table:table-cell table:style-name="ce63" table:formula="of:=IF([.$B70]=&quot;&quot;;&quot;(Squadra A)&quot;;[.$B70])" office:value-type="string" office:string-value="Delfini" calcext:value-type="string">
            <text:p>Delfini</text:p>
          </table:table-cell>
          <table:table-cell table:style-name="ce54" table:formula="of:=IF([.$G70]+[.$I70]=0;;IF([.$G70]&gt;[.$I70];1;0))" office:value-type="float" office:value="1" calcext:value-type="float">
            <text:p>1</text:p>
          </table:table-cell>
          <table:table-cell table:style-name="ce77" table:formula="of:=IF([.$G70]+[.$I70]=0;;IF([.$G70]&lt;[.$I70];IF([.$G70]&amp;&quot;-&quot;&amp;[.$I70]=&quot;0-20&quot;;1;0);0))" office:value-type="float" office:value="0" calcext:value-type="float">
            <text:p>0</text:p>
          </table:table-cell>
          <table:table-cell table:style-name="ce77" table:formula="of:=IF([.$G70]+[.$I70]=0;;IF([.$G70]&lt;[.$I70];IF([.$G70]&amp;&quot;-&quot;&amp;[.$I70]&lt;&gt;&quot;0-20&quot;;1;0);0))" office:value-type="float" office:value="0" calcext:value-type="float">
            <text:p>0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70" table:formula="of:=IF([.$G70]+[.$I70]=0;;[.$G70]-[.$I70])" office:value-type="float" office:value="13" calcext:value-type="float">
            <text:p>+13</text:p>
          </table:table-cell>
          <table:table-cell table:style-name="ce63" table:formula="of:=IF([.$C70]=&quot;&quot;;&quot;(Squadra B)&quot;;[.$C70])" office:value-type="string" office:string-value="Gazzelle" calcext:value-type="string">
            <text:p>Gazzelle</text:p>
          </table:table-cell>
          <table:table-cell table:style-name="ce54" table:formula="of:=IF([.$G70]+[.$I70]=0;;IF([.$I70]&gt;[.$G70];1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=&quot;20-0&quot;;1;0);0))" office:value-type="float" office:value="0" calcext:value-type="float">
            <text:p>0</text:p>
          </table:table-cell>
          <table:table-cell table:style-name="ce77" table:formula="of:=IF([.$G70]+[.$I70]=0;;IF([.$I70]&lt;[.$G70];IF([.$G70]&amp;&quot;-&quot;&amp;[.$I70]&lt;&gt;&quot;20-0&quot;;1;0);0))" office:value-type="float" office:value="1" calcext:value-type="float">
            <text:p>1</text:p>
          </table:table-cell>
          <table:table-cell table:style-name="ce54" table:formula="of:=IF([.$G70]+[.$I70]=0;;[.$I70])" office:value-type="float" office:value="46" calcext:value-type="float">
            <text:p>46</text:p>
          </table:table-cell>
          <table:table-cell table:style-name="ce54" table:formula="of:=IF([.$G70]+[.$I70]=0;;[.$G70])" office:value-type="float" office:value="59" calcext:value-type="float">
            <text:p>59</text:p>
          </table:table-cell>
          <table:table-cell table:style-name="ce70" table:formula="of:=IF([.$G70]+[.$I70]=0;;[.$I70]-[.$G70])" office:value-type="float" office:value="-13" calcext:value-type="float">
            <text:p>-13</text:p>
          </table:table-cell>
          <table:table-cell table:style-name="ce77" table:formula="of:=IF([.$G70]+[.$I70]=0;&quot;(Vincente)&quot;;IF([.$G70]&gt;[.$I70];[.$B70];[.$C70]))" office:value-type="string" office:string-value="Delfini" calcext:value-type="string">
            <text:p>Delfini</text:p>
          </table:table-cell>
          <table:table-cell table:style-name="ce77" table:formula="of:=IF([.$G70]+[.$I70]=0;&quot;(Perdente)&quot;;IF([.$G70]&lt;[.$I70];[.$B70];[.$C70]))" office:value-type="string" office:string-value="Gazzelle" calcext:value-type="string">
            <text:p>Gazzelle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table:style-name="ce54" office:value-type="float" office:value="7" calcext:value-type="float">
            <text:p>7</text:p>
          </table:table-cell>
          <table:table-cell table:style-name="ce87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55" table:content-validation-name="val2" office:value-type="string" calcext:value-type="string">
            <text:p>Delfini</text:p>
          </table:table-cell>
          <table:table-cell table:style-name="ce5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53" calcext:value-type="float" table:number-columns-spanned="1" table:number-rows-spanned="2">
            <text:p>53</text:p>
          </table:table-cell>
          <table:table-cell table:style-name="ce63" table:formula="of:=IF([.$B75]=&quot;&quot;;&quot;(Squadra A)&quot;;[.$B75])" office:value-type="string" office:string-value="Delfini" calcext:value-type="string">
            <text:p>Delfini</text:p>
          </table:table-cell>
          <table:table-cell table:style-name="ce54" table:formula="of:=IF([.$G75]+[.$I75]=0;;IF([.$G75]&gt;[.$I75];1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=&quot;0-20&quot;;1;0);0))" office:value-type="float" office:value="0" calcext:value-type="float">
            <text:p>0</text:p>
          </table:table-cell>
          <table:table-cell table:style-name="ce77" table:formula="of:=IF([.$G75]+[.$I75]=0;;IF([.$G75]&lt;[.$I75];IF([.$G75]&amp;&quot;-&quot;&amp;[.$I75]&lt;&gt;&quot;0-20&quot;;1;0);0))" office:value-type="float" office:value="1" calcext:value-type="float">
            <text:p>1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70" table:formula="of:=IF([.$G75]+[.$I75]=0;;[.$G75]-[.$I75])" office:value-type="float" office:value="-4" calcext:value-type="float">
            <text:p>-4</text:p>
          </table:table-cell>
          <table:table-cell table:style-name="ce63" table:formula="of:=IF([.$C75]=&quot;&quot;;&quot;(Squadra B)&quot;;[.$C75])" office:value-type="string" office:string-value="Fenicotteri" calcext:value-type="string">
            <text:p>Fenicotteri</text:p>
          </table:table-cell>
          <table:table-cell table:style-name="ce54" table:formula="of:=IF([.$G75]+[.$I75]=0;;IF([.$I75]&gt;[.$G75];1;0))" office:value-type="float" office:value="1" calcext:value-type="float">
            <text:p>1</text:p>
          </table:table-cell>
          <table:table-cell table:style-name="ce77" table:formula="of:=IF([.$G75]+[.$I75]=0;;IF([.$I75]&lt;[.$G75];IF([.$G75]&amp;&quot;-&quot;&amp;[.$I75]=&quot;20-0&quot;;1;0);0))" office:value-type="float" office:value="0" calcext:value-type="float">
            <text:p>0</text:p>
          </table:table-cell>
          <table:table-cell table:style-name="ce77" table:formula="of:=IF([.$G75]+[.$I75]=0;;IF([.$I75]&lt;[.$G75];IF([.$G75]&amp;&quot;-&quot;&amp;[.$I75]&lt;&gt;&quot;20-0&quot;;1;0);0))" office:value-type="float" office:value="0" calcext:value-type="float">
            <text:p>0</text:p>
          </table:table-cell>
          <table:table-cell table:style-name="ce54" table:formula="of:=IF([.$G75]+[.$I75]=0;;[.$I75])" office:value-type="float" office:value="53" calcext:value-type="float">
            <text:p>53</text:p>
          </table:table-cell>
          <table:table-cell table:style-name="ce54" table:formula="of:=IF([.$G75]+[.$I75]=0;;[.$G75])" office:value-type="float" office:value="49" calcext:value-type="float">
            <text:p>49</text:p>
          </table:table-cell>
          <table:table-cell table:style-name="ce70" table:formula="of:=IF([.$G75]+[.$I75]=0;;[.$I75]-[.$G75])" office:value-type="float" office:value="4" calcext:value-type="float">
            <text:p>+4</text:p>
          </table:table-cell>
          <table:table-cell table:style-name="ce77" table:formula="of:=IF([.$G75]+[.$I75]=0;&quot;(Vincente)&quot;;IF([.$G75]&gt;[.$I75];[.$B75];[.$C75]))" office:value-type="string" office:string-value="Fenicotteri" calcext:value-type="string">
            <text:p>Fenicotteri</text:p>
          </table:table-cell>
          <table:table-cell table:style-name="ce77" table:formula="of:=IF([.$G75]+[.$I75]=0;&quot;(Perdente)&quot;;IF([.$G75]&lt;[.$I75];[.$B75];[.$C75]))" office:value-type="string" office:string-value="Delfini" calcext:value-type="string">
            <text:p>Delfin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55" table:content-validation-name="val2" office:value-type="string" calcext:value-type="string">
            <text:p>Barracuda</text:p>
          </table:table-cell>
          <table:table-cell table:style-name="ce5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13" calcext:value-type="date">
            <text:p>13 mag 2018</text:p>
          </table:table-cell>
          <table:table-cell table:style-name="ce80" table:content-validation-name="val5" office:value-type="time" office:time-value="PT10H30M00S" calcext:value-type="time">
            <text:p>10:30</text:p>
          </table:table-cell>
          <table:table-cell table:style-name="ce91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2" calcext:value-type="float" table:number-columns-spanned="1" table:number-rows-spanned="2">
            <text:p>52</text:p>
          </table:table-cell>
          <table:table-cell table:style-name="ce63" table:formula="of:=IF([.$B78]=&quot;&quot;;&quot;(Squadra A)&quot;;[.$B78])" office:value-type="string" office:string-value="Barracuda" calcext:value-type="string">
            <text:p>Barracuda</text:p>
          </table:table-cell>
          <table:table-cell table:style-name="ce54" table:formula="of:=IF([.$G78]+[.$I78]=0;;IF([.$G78]&gt;[.$I78];1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=&quot;0-20&quot;;1;0);0))" office:value-type="float" office:value="0" calcext:value-type="float">
            <text:p>0</text:p>
          </table:table-cell>
          <table:table-cell table:style-name="ce77" table:formula="of:=IF([.$G78]+[.$I78]=0;;IF([.$G78]&lt;[.$I78];IF([.$G78]&amp;&quot;-&quot;&amp;[.$I78]&lt;&gt;&quot;0-20&quot;;1;0);0))" office:value-type="float" office:value="1" calcext:value-type="float">
            <text:p>1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70" table:formula="of:=IF([.$G78]+[.$I78]=0;;[.$G78]-[.$I78])" office:value-type="float" office:value="-2" calcext:value-type="float">
            <text:p>-2</text:p>
          </table:table-cell>
          <table:table-cell table:style-name="ce63" table:formula="of:=IF([.$C78]=&quot;&quot;;&quot;(Squadra B)&quot;;[.$C78])" office:value-type="string" office:string-value="Gazzelle" calcext:value-type="string">
            <text:p>Gazzelle</text:p>
          </table:table-cell>
          <table:table-cell table:style-name="ce54" table:formula="of:=IF([.$G78]+[.$I78]=0;;IF([.$I78]&gt;[.$G78];1;0))" office:value-type="float" office:value="1" calcext:value-type="float">
            <text:p>1</text:p>
          </table:table-cell>
          <table:table-cell table:style-name="ce77" table:formula="of:=IF([.$G78]+[.$I78]=0;;IF([.$I78]&lt;[.$G78];IF([.$G78]&amp;&quot;-&quot;&amp;[.$I78]=&quot;20-0&quot;;1;0);0))" office:value-type="float" office:value="0" calcext:value-type="float">
            <text:p>0</text:p>
          </table:table-cell>
          <table:table-cell table:style-name="ce77" table:formula="of:=IF([.$G78]+[.$I78]=0;;IF([.$I78]&lt;[.$G78];IF([.$G78]&amp;&quot;-&quot;&amp;[.$I78]&lt;&gt;&quot;20-0&quot;;1;0);0))" office:value-type="float" office:value="0" calcext:value-type="float">
            <text:p>0</text:p>
          </table:table-cell>
          <table:table-cell table:style-name="ce54" table:formula="of:=IF([.$G78]+[.$I78]=0;;[.$I78])" office:value-type="float" office:value="52" calcext:value-type="float">
            <text:p>52</text:p>
          </table:table-cell>
          <table:table-cell table:style-name="ce54" table:formula="of:=IF([.$G78]+[.$I78]=0;;[.$G78])" office:value-type="float" office:value="50" calcext:value-type="float">
            <text:p>50</text:p>
          </table:table-cell>
          <table:table-cell table:style-name="ce70" table:formula="of:=IF([.$G78]+[.$I78]=0;;[.$I78]-[.$G78])" office:value-type="float" office:value="2" calcext:value-type="float">
            <text:p>+2</text:p>
          </table:table-cell>
          <table:table-cell table:style-name="ce77" table:formula="of:=IF([.$G78]+[.$I78]=0;&quot;(Vincente)&quot;;IF([.$G78]&gt;[.$I78];[.$B78];[.$C78]))" office:value-type="string" office:string-value="Gazzelle" calcext:value-type="string">
            <text:p>Gazzelle</text:p>
          </table:table-cell>
          <table:table-cell table:style-name="ce77" table:formula="of:=IF([.$G78]+[.$I78]=0;&quot;(Perdente)&quot;;IF([.$G78]&lt;[.$I78];[.$B78];[.$C78]))" office:value-type="string" office:string-value="Barracuda" calcext:value-type="string">
            <text:p>Barracuda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16"/>
        </table:table-row>
        <table:table-row table:style-name="ro1">
          <table:table-cell table:style-name="ce85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55" table:content-validation-name="val2" office:value-type="string" calcext:value-type="string">
            <text:p>Albatros</text:p>
          </table:table-cell>
          <table:table-cell table:style-name="ce5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79" table:content-validation-name="val4" office:value-type="date" office:date-value="2018-05-23" calcext:value-type="date">
            <text:p>23 mag 2018</text:p>
          </table:table-cell>
          <table:table-cell table:style-name="ce80" table:content-validation-name="val5" office:value-type="time" office:time-value="PT12H00M00S" calcext:value-type="time">
            <text:p>12:00</text:p>
          </table:table-cell>
          <table:table-cell table:style-name="ce91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office:value-type="float" office:value="54" calcext:value-type="float" table:number-columns-spanned="1" table:number-rows-spanned="2">
            <text:p>54</text:p>
          </table:table-cell>
          <table:table-cell table:style-name="ce63" table:formula="of:=IF([.$B81]=&quot;&quot;;&quot;(Squadra A)&quot;;[.$B81])" office:value-type="string" office:string-value="Albatros" calcext:value-type="string">
            <text:p>Albatros</text:p>
          </table:table-cell>
          <table:table-cell table:style-name="ce54" table:formula="of:=IF([.$G81]+[.$I81]=0;;IF([.$G81]&gt;[.$I81];1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=&quot;0-20&quot;;1;0);0))" office:value-type="float" office:value="0" calcext:value-type="float">
            <text:p>0</text:p>
          </table:table-cell>
          <table:table-cell table:style-name="ce77" table:formula="of:=IF([.$G81]+[.$I81]=0;;IF([.$G81]&lt;[.$I81];IF([.$G81]&amp;&quot;-&quot;&amp;[.$I81]&lt;&gt;&quot;0-20&quot;;1;0);0))" office:value-type="float" office:value="1" calcext:value-type="float">
            <text:p>1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70" table:formula="of:=IF([.$G81]+[.$I81]=0;;[.$G81]-[.$I81])" office:value-type="float" office:value="-34" calcext:value-type="float">
            <text:p>-34</text:p>
          </table:table-cell>
          <table:table-cell table:style-name="ce63" table:formula="of:=IF([.$C81]=&quot;&quot;;&quot;(Squadra B)&quot;;[.$C81])" office:value-type="string" office:string-value="Cinghiali" calcext:value-type="string">
            <text:p>Cinghiali</text:p>
          </table:table-cell>
          <table:table-cell table:style-name="ce54" table:formula="of:=IF([.$G81]+[.$I81]=0;;IF([.$I81]&gt;[.$G81];1;0))" office:value-type="float" office:value="1" calcext:value-type="float">
            <text:p>1</text:p>
          </table:table-cell>
          <table:table-cell table:style-name="ce77" table:formula="of:=IF([.$G81]+[.$I81]=0;;IF([.$I81]&lt;[.$G81];IF([.$G81]&amp;&quot;-&quot;&amp;[.$I81]=&quot;20-0&quot;;1;0);0))" office:value-type="float" office:value="0" calcext:value-type="float">
            <text:p>0</text:p>
          </table:table-cell>
          <table:table-cell table:style-name="ce77" table:formula="of:=IF([.$G81]+[.$I81]=0;;IF([.$I81]&lt;[.$G81];IF([.$G81]&amp;&quot;-&quot;&amp;[.$I81]&lt;&gt;&quot;20-0&quot;;1;0);0))" office:value-type="float" office:value="0" calcext:value-type="float">
            <text:p>0</text:p>
          </table:table-cell>
          <table:table-cell table:style-name="ce54" table:formula="of:=IF([.$G81]+[.$I81]=0;;[.$I81])" office:value-type="float" office:value="54" calcext:value-type="float">
            <text:p>54</text:p>
          </table:table-cell>
          <table:table-cell table:style-name="ce54" table:formula="of:=IF([.$G81]+[.$I81]=0;;[.$G81])" office:value-type="float" office:value="20" calcext:value-type="float">
            <text:p>20</text:p>
          </table:table-cell>
          <table:table-cell table:style-name="ce70" table:formula="of:=IF([.$G81]+[.$I81]=0;;[.$I81]-[.$G81])" office:value-type="float" office:value="34" calcext:value-type="float">
            <text:p>+34</text:p>
          </table:table-cell>
          <table:table-cell table:style-name="ce77" table:formula="of:=IF([.$G81]+[.$I81]=0;&quot;(Vincente)&quot;;IF([.$G81]&gt;[.$I81];[.$B81];[.$C81]))" office:value-type="string" office:string-value="Cinghiali" calcext:value-type="string">
            <text:p>Cinghiali</text:p>
          </table:table-cell>
          <table:table-cell table:style-name="ce77" table:formula="of:=IF([.$G81]+[.$I81]=0;&quot;(Perdente)&quot;;IF([.$G81]&lt;[.$I81];[.$B81];[.$C81]))" office:value-type="string" office:string-value="Albatros" calcext:value-type="string">
            <text:p>Albatros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16"/>
        </table:table-row>
        <table:table-row table:style-name="ro1" table:number-rows-repeated="12">
          <table:table-cell table:number-columns-repeated="3"/>
          <table:table-cell table:style-name="ce49" table:number-columns-repeated="3"/>
          <table:table-cell table:number-columns-repeated="4"/>
          <table:table-cell table:style-name="ce109" table:number-columns-repeated="6"/>
          <table:table-cell/>
          <table:table-cell table:style-name="ce109" table:number-columns-repeated="8"/>
        </table:table-row>
        <table:table-row table:style-name="ro1" table:number-rows-repeated="10484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Classifica" table:style-name="ta1" table:protected="true">
        <loext:table-protection loext:select-unprotected-cells="true"/>
        <office:forms form:automatic-focus="false" form:apply-design-mode="false"/>
        <table:table-column table:style-name="co28" table:default-cell-style-name="ce129"/>
        <table:table-column table:style-name="co16" table:default-cell-style-name="ce129"/>
        <table:table-column table:style-name="co29" table:default-cell-style-name="ce129"/>
        <table:table-column table:style-name="co30" table:number-columns-repeated="5" table:default-cell-style-name="ce129"/>
        <table:table-column table:style-name="co29" table:default-cell-style-name="ce129"/>
        <table:table-column table:style-name="co31" table:default-cell-style-name="ce140"/>
        <table:table-column table:style-name="co10" table:number-columns-repeated="2" table:default-cell-style-name="ce146"/>
        <table:table-column table:style-name="co9" table:default-cell-style-name="ce154"/>
        <table:table-row table:style-name="ro3">
          <table:table-cell table:style-name="ce156" table:formula="of:=constNomeCampionato&amp;&quot;&quot;" office:value-type="string" office:string-value="Campionato a 10 Squadre sola andata" calcext:value-type="string" table:number-columns-spanned="13" table:number-rows-spanned="1">
            <text:p>Campionato a 10 Squadre sola andat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style-name="ce176"/>
          <table:covered-table-cell table:style-name="ce162"/>
        </table:table-row>
        <table:table-row table:style-name="ro3">
          <table:table-cell table:style-name="ce156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3">
          <table:table-cell table:style-name="ce156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162"/>
          <table:covered-table-cell table:number-columns-repeated="2" table:style-name="ce127"/>
          <table:covered-table-cell table:style-name="ce139"/>
          <table:covered-table-cell table:style-name="ce144"/>
          <table:covered-table-cell table:number-columns-repeated="2" table:style-name="ce162"/>
        </table:table-row>
        <table:table-row table:style-name="ro1">
          <table:table-cell table:number-columns-repeated="13"/>
        </table:table-row>
        <table:table-row table:style-name="ro1">
          <table:table-cell table:style-name="ce132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138"/>
          <table:covered-table-cell table:style-name="ce141"/>
          <table:covered-table-cell table:number-columns-repeated="2" table:style-name="ce148"/>
          <table:covered-table-cell table:style-name="ce155"/>
        </table:table-row>
        <table:table-row table:style-name="ro1">
          <table:table-cell table:number-columns-repeated="13"/>
        </table:table-row>
        <table:table-row table:style-name="ro1">
          <table:table-cell table:style-name="ce124" office:value-type="string" calcext:value-type="string" table:number-columns-spanned="1" table:number-rows-spanned="2">
            <text:p>P</text:p>
          </table:table-cell>
          <table:table-cell table:style-name="ce124" office:value-type="string" calcext:value-type="string" table:number-columns-spanned="1" table:number-rows-spanned="2">
            <text:p>Classifica</text:p>
          </table:table-cell>
          <table:table-cell table:style-name="ce124" office:value-type="string" calcext:value-type="string" table:number-columns-spanned="1" table:number-rows-spanned="2">
            <text:p>Pun</text:p>
          </table:table-cell>
          <table:table-cell table:style-name="ce124" office:value-type="string" calcext:value-type="string" table:number-columns-spanned="4" table:number-rows-spanned="1">
            <text:p>Partite</text:p>
          </table:table-cell>
          <table:covered-table-cell table:number-columns-repeated="3" table:style-name="ce125"/>
          <table:table-cell table:style-name="ce124" office:value-type="string" calcext:value-type="string" table:number-columns-spanned="3" table:number-rows-spanned="1">
            <text:p>Punti</text:p>
          </table:table-cell>
          <table:covered-table-cell table:style-name="ce125"/>
          <table:covered-table-cell table:style-name="ce137"/>
          <table:table-cell table:style-name="ce149" office:value-type="string" calcext:value-type="string" table:number-columns-spanned="3" table:number-rows-spanned="1">
            <text:p>Media</text:p>
          </table:table-cell>
          <table:covered-table-cell table:style-name="ce159"/>
          <table:covered-table-cell table:style-name="ce167"/>
        </table:table-row>
        <table:table-row table:style-name="ro1">
          <table:covered-table-cell table:number-columns-repeated="3" table:style-name="ce125"/>
          <table:table-cell table:style-name="ce125" office:value-type="string" calcext:value-type="string">
            <text:p>G</text:p>
          </table:table-cell>
          <table:table-cell table:style-name="ce125" office:value-type="string" calcext:value-type="string">
            <text:p>V</text:p>
          </table:table-cell>
          <table:table-cell table:style-name="ce125" office:value-type="string" calcext:value-type="string">
            <text:p>P</text:p>
          </table:table-cell>
          <table:table-cell table:style-name="ce125" office:value-type="string" calcext:value-type="string">
            <text:p>F</text:p>
          </table:table-cell>
          <table:table-cell table:style-name="ce125" office:value-type="string" calcext:value-type="string">
            <text:p>Fat</text:p>
          </table:table-cell>
          <table:table-cell table:style-name="ce125" office:value-type="string" calcext:value-type="string">
            <text:p>Sub</text:p>
          </table:table-cell>
          <table:table-cell table:style-name="ce137" office:value-type="string" calcext:value-type="string">
            <text:p>Dif</text:p>
          </table:table-cell>
          <table:table-cell table:style-name="ce159" office:value-type="string" calcext:value-type="string">
            <text:p>Fat</text:p>
          </table:table-cell>
          <table:table-cell table:style-name="ce159" office:value-type="string" calcext:value-type="string">
            <text:p>Sub</text:p>
          </table:table-cell>
          <table:table-cell table:style-name="ce167" office:value-type="string" calcext:value-type="string">
            <text:p>Dif</text:p>
          </table:table-cell>
        </table:table-row>
        <table:table-row table:style-name="ro1">
          <table:table-cell table:style-name="ce136" office:value-type="float" office:value="1" calcext:value-type="float">
            <text:p>1</text:p>
          </table:table-cell>
          <table:table-cell table:style-name="ce136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136" table:formula="of:=VLOOKUP([.A9];areaCercaDatiPerPosizioneSquadre;4;0)" office:value-type="float" office:value="11" calcext:value-type="float">
            <text:p>11</text:p>
          </table:table-cell>
          <table:table-cell table:style-name="ce136" table:formula="of:=VLOOKUP([.A9];areaCercaDatiPerPosizioneSquadre;5;0)" office:value-type="float" office:value="6" calcext:value-type="float">
            <text:p>6</text:p>
          </table:table-cell>
          <table:table-cell table:style-name="ce136" table:formula="of:=VLOOKUP([.A9];areaCercaDatiPerPosizioneSquadre;6;0)" office:value-type="float" office:value="5" calcext:value-type="float">
            <text:p>5</text:p>
          </table:table-cell>
          <table:table-cell table:style-name="ce136" table:formula="of:=VLOOKUP([.A9];areaCercaDatiPerPosizioneSquadre;7;0)" office:value-type="float" office:value="1" calcext:value-type="float">
            <text:p>1</text:p>
          </table:table-cell>
          <table:table-cell table:style-name="ce136" table:formula="of:=VLOOKUP([.A9];areaCercaDatiPerPosizioneSquadre;8;0)" office:value-type="float" office:value="0" calcext:value-type="float">
            <text:p>0</text:p>
          </table:table-cell>
          <table:table-cell table:style-name="ce136" table:formula="of:=VLOOKUP([.A9];areaCercaDatiPerPosizioneSquadre;9;0)" office:value-type="float" office:value="298" calcext:value-type="float">
            <text:p>298</text:p>
          </table:table-cell>
          <table:table-cell table:style-name="ce136" table:formula="of:=VLOOKUP([.A9];areaCercaDatiPerPosizioneSquadre;10;0)" office:value-type="float" office:value="250" calcext:value-type="float">
            <text:p>250</text:p>
          </table:table-cell>
          <table:table-cell table:style-name="ce143" table:formula="of:=VLOOKUP([.A9];areaCercaDatiPerPosizioneSquadre;11;0)" office:value-type="float" office:value="48" calcext:value-type="float">
            <text:p>+48</text:p>
          </table:table-cell>
          <table:table-cell table:style-name="ce151" table:formula="of:=VLOOKUP([.A9];areaCercaDatiPerPosizioneSquadre;12;0)" office:value-type="float" office:value="49.67" calcext:value-type="float">
            <text:p>49,67</text:p>
          </table:table-cell>
          <table:table-cell table:style-name="ce151" table:formula="of:=VLOOKUP([.A9];areaCercaDatiPerPosizioneSquadre;13;0)" office:value-type="float" office:value="41.67" calcext:value-type="float">
            <text:p>41,67</text:p>
          </table:table-cell>
          <table:table-cell table:style-name="ce158" table:formula="of:=VLOOKUP([.A9];areaCercaDatiPerPosizioneSquadre;14;0)" office:value-type="float" office:value="8" calcext:value-type="float">
            <text:p>+8,00</text:p>
          </table:table-cell>
        </table:table-row>
        <table:table-row table:style-name="ro1">
          <table:table-cell table:style-name="ce136" office:value-type="float" office:value="2" calcext:value-type="float">
            <text:p>2</text:p>
          </table:table-cell>
          <table:table-cell table:style-name="ce136" table:formula="of:=VLOOKUP([.A10];areaCercaDatiPerPosizioneSquadre;2;0)" office:value-type="string" office:string-value="Delfini" calcext:value-type="string">
            <text:p>Delfini</text:p>
          </table:table-cell>
          <table:table-cell table:style-name="ce136" table:formula="of:=VLOOKUP([.A10];areaCercaDatiPerPosizioneSquadre;4;0)" office:value-type="float" office:value="11" calcext:value-type="float">
            <text:p>11</text:p>
          </table:table-cell>
          <table:table-cell table:style-name="ce136" table:formula="of:=VLOOKUP([.A10];areaCercaDatiPerPosizioneSquadre;5;0)" office:value-type="float" office:value="6" calcext:value-type="float">
            <text:p>6</text:p>
          </table:table-cell>
          <table:table-cell table:style-name="ce136" table:formula="of:=VLOOKUP([.A10];areaCercaDatiPerPosizioneSquadre;6;0)" office:value-type="float" office:value="5" calcext:value-type="float">
            <text:p>5</text:p>
          </table:table-cell>
          <table:table-cell table:style-name="ce136" table:formula="of:=VLOOKUP([.A10];areaCercaDatiPerPosizioneSquadre;7;0)" office:value-type="float" office:value="1" calcext:value-type="float">
            <text:p>1</text:p>
          </table:table-cell>
          <table:table-cell table:style-name="ce136" table:formula="of:=VLOOKUP([.A10];areaCercaDatiPerPosizioneSquadre;8;0)" office:value-type="float" office:value="0" calcext:value-type="float">
            <text:p>0</text:p>
          </table:table-cell>
          <table:table-cell table:style-name="ce136" table:formula="of:=VLOOKUP([.A10];areaCercaDatiPerPosizioneSquadre;9;0)" office:value-type="float" office:value="319" calcext:value-type="float">
            <text:p>319</text:p>
          </table:table-cell>
          <table:table-cell table:style-name="ce136" table:formula="of:=VLOOKUP([.A10];areaCercaDatiPerPosizioneSquadre;10;0)" office:value-type="float" office:value="254" calcext:value-type="float">
            <text:p>254</text:p>
          </table:table-cell>
          <table:table-cell table:style-name="ce143" table:formula="of:=VLOOKUP([.A10];areaCercaDatiPerPosizioneSquadre;11;0)" office:value-type="float" office:value="65" calcext:value-type="float">
            <text:p>+65</text:p>
          </table:table-cell>
          <table:table-cell table:style-name="ce151" table:formula="of:=VLOOKUP([.A10];areaCercaDatiPerPosizioneSquadre;12;0)" office:value-type="float" office:value="53.17" calcext:value-type="float">
            <text:p>53,17</text:p>
          </table:table-cell>
          <table:table-cell table:style-name="ce151" table:formula="of:=VLOOKUP([.A10];areaCercaDatiPerPosizioneSquadre;13;0)" office:value-type="float" office:value="42.33" calcext:value-type="float">
            <text:p>42,33</text:p>
          </table:table-cell>
          <table:table-cell table:style-name="ce158" table:formula="of:=VLOOKUP([.A10];areaCercaDatiPerPosizioneSquadre;14;0)" office:value-type="float" office:value="10.83" calcext:value-type="float">
            <text:p>+10,83</text:p>
          </table:table-cell>
        </table:table-row>
        <table:table-row table:style-name="ro1">
          <table:table-cell table:style-name="ce136" office:value-type="float" office:value="3" calcext:value-type="float">
            <text:p>3</text:p>
          </table:table-cell>
          <table:table-cell table:style-name="ce136" table:formula="of:=VLOOKUP([.A11];areaCercaDatiPerPosizioneSquadre;2;0)" office:value-type="string" office:string-value="Elefanti" calcext:value-type="string">
            <text:p>Elefanti</text:p>
          </table:table-cell>
          <table:table-cell table:style-name="ce136" table:formula="of:=VLOOKUP([.A11];areaCercaDatiPerPosizioneSquadre;4;0)" office:value-type="float" office:value="10" calcext:value-type="float">
            <text:p>10</text:p>
          </table:table-cell>
          <table:table-cell table:style-name="ce136" table:formula="of:=VLOOKUP([.A11];areaCercaDatiPerPosizioneSquadre;5;0)" office:value-type="float" office:value="6" calcext:value-type="float">
            <text:p>6</text:p>
          </table:table-cell>
          <table:table-cell table:style-name="ce136" table:formula="of:=VLOOKUP([.A11];areaCercaDatiPerPosizioneSquadre;6;0)" office:value-type="float" office:value="4" calcext:value-type="float">
            <text:p>4</text:p>
          </table:table-cell>
          <table:table-cell table:style-name="ce136" table:formula="of:=VLOOKUP([.A11];areaCercaDatiPerPosizioneSquadre;7;0)" office:value-type="float" office:value="2" calcext:value-type="float">
            <text:p>2</text:p>
          </table:table-cell>
          <table:table-cell table:style-name="ce136" table:formula="of:=VLOOKUP([.A11];areaCercaDatiPerPosizioneSquadre;8;0)" office:value-type="float" office:value="0" calcext:value-type="float">
            <text:p>0</text:p>
          </table:table-cell>
          <table:table-cell table:style-name="ce136" table:formula="of:=VLOOKUP([.A11];areaCercaDatiPerPosizioneSquadre;9;0)" office:value-type="float" office:value="351" calcext:value-type="float">
            <text:p>351</text:p>
          </table:table-cell>
          <table:table-cell table:style-name="ce136" table:formula="of:=VLOOKUP([.A11];areaCercaDatiPerPosizioneSquadre;10;0)" office:value-type="float" office:value="247" calcext:value-type="float">
            <text:p>247</text:p>
          </table:table-cell>
          <table:table-cell table:style-name="ce143" table:formula="of:=VLOOKUP([.A11];areaCercaDatiPerPosizioneSquadre;11;0)" office:value-type="float" office:value="104" calcext:value-type="float">
            <text:p>+104</text:p>
          </table:table-cell>
          <table:table-cell table:style-name="ce151" table:formula="of:=VLOOKUP([.A11];areaCercaDatiPerPosizioneSquadre;12;0)" office:value-type="float" office:value="58.5" calcext:value-type="float">
            <text:p>58,50</text:p>
          </table:table-cell>
          <table:table-cell table:style-name="ce151" table:formula="of:=VLOOKUP([.A11];areaCercaDatiPerPosizioneSquadre;13;0)" office:value-type="float" office:value="41.17" calcext:value-type="float">
            <text:p>41,17</text:p>
          </table:table-cell>
          <table:table-cell table:style-name="ce158" table:formula="of:=VLOOKUP([.A11];areaCercaDatiPerPosizioneSquadre;14;0)" office:value-type="float" office:value="17.33" calcext:value-type="float">
            <text:p>+17,33</text:p>
          </table:table-cell>
        </table:table-row>
        <table:table-row table:style-name="ro1">
          <table:table-cell table:style-name="ce136" office:value-type="float" office:value="4" calcext:value-type="float">
            <text:p>4</text:p>
          </table:table-cell>
          <table:table-cell table:style-name="ce136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136" table:formula="of:=VLOOKUP([.A12];areaCercaDatiPerPosizioneSquadre;4;0)" office:value-type="float" office:value="9" calcext:value-type="float">
            <text:p>9</text:p>
          </table:table-cell>
          <table:table-cell table:style-name="ce136" table:formula="of:=VLOOKUP([.A12];areaCercaDatiPerPosizioneSquadre;5;0)" office:value-type="float" office:value="6" calcext:value-type="float">
            <text:p>6</text:p>
          </table:table-cell>
          <table:table-cell table:style-name="ce136" table:formula="of:=VLOOKUP([.A12];areaCercaDatiPerPosizioneSquadre;6;0)" office:value-type="float" office:value="3" calcext:value-type="float">
            <text:p>3</text:p>
          </table:table-cell>
          <table:table-cell table:style-name="ce136" table:formula="of:=VLOOKUP([.A12];areaCercaDatiPerPosizioneSquadre;7;0)" office:value-type="float" office:value="3" calcext:value-type="float">
            <text:p>3</text:p>
          </table:table-cell>
          <table:table-cell table:style-name="ce136" table:formula="of:=VLOOKUP([.A12];areaCercaDatiPerPosizioneSquadre;8;0)" office:value-type="float" office:value="0" calcext:value-type="float">
            <text:p>0</text:p>
          </table:table-cell>
          <table:table-cell table:style-name="ce136" table:formula="of:=VLOOKUP([.A12];areaCercaDatiPerPosizioneSquadre;9;0)" office:value-type="float" office:value="359" calcext:value-type="float">
            <text:p>359</text:p>
          </table:table-cell>
          <table:table-cell table:style-name="ce136" table:formula="of:=VLOOKUP([.A12];areaCercaDatiPerPosizioneSquadre;10;0)" office:value-type="float" office:value="279" calcext:value-type="float">
            <text:p>279</text:p>
          </table:table-cell>
          <table:table-cell table:style-name="ce143" table:formula="of:=VLOOKUP([.A12];areaCercaDatiPerPosizioneSquadre;11;0)" office:value-type="float" office:value="80" calcext:value-type="float">
            <text:p>+80</text:p>
          </table:table-cell>
          <table:table-cell table:style-name="ce151" table:formula="of:=VLOOKUP([.A12];areaCercaDatiPerPosizioneSquadre;12;0)" office:value-type="float" office:value="59.83" calcext:value-type="float">
            <text:p>59,83</text:p>
          </table:table-cell>
          <table:table-cell table:style-name="ce151" table:formula="of:=VLOOKUP([.A12];areaCercaDatiPerPosizioneSquadre;13;0)" office:value-type="float" office:value="46.5" calcext:value-type="float">
            <text:p>46,50</text:p>
          </table:table-cell>
          <table:table-cell table:style-name="ce158" table:formula="of:=VLOOKUP([.A12];areaCercaDatiPerPosizioneSquadre;14;0)" office:value-type="float" office:value="13.33" calcext:value-type="float">
            <text:p>+13,33</text:p>
          </table:table-cell>
        </table:table-row>
        <table:table-row table:style-name="ro1">
          <table:table-cell table:style-name="ce136" office:value-type="float" office:value="5" calcext:value-type="float">
            <text:p>5</text:p>
          </table:table-cell>
          <table:table-cell table:style-name="ce136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136" table:formula="of:=VLOOKUP([.A13];areaCercaDatiPerPosizioneSquadre;4;0)" office:value-type="float" office:value="8" calcext:value-type="float">
            <text:p>8</text:p>
          </table:table-cell>
          <table:table-cell table:style-name="ce136" table:formula="of:=VLOOKUP([.A13];areaCercaDatiPerPosizioneSquadre;5;0)" office:value-type="float" office:value="6" calcext:value-type="float">
            <text:p>6</text:p>
          </table:table-cell>
          <table:table-cell table:style-name="ce136" table:formula="of:=VLOOKUP([.A13];areaCercaDatiPerPosizioneSquadre;6;0)" office:value-type="float" office:value="2" calcext:value-type="float">
            <text:p>2</text:p>
          </table:table-cell>
          <table:table-cell table:style-name="ce136" table:formula="of:=VLOOKUP([.A13];areaCercaDatiPerPosizioneSquadre;7;0)" office:value-type="float" office:value="4" calcext:value-type="float">
            <text:p>4</text:p>
          </table:table-cell>
          <table:table-cell table:style-name="ce136" table:formula="of:=VLOOKUP([.A13];areaCercaDatiPerPosizioneSquadre;8;0)" office:value-type="float" office:value="0" calcext:value-type="float">
            <text:p>0</text:p>
          </table:table-cell>
          <table:table-cell table:style-name="ce136" table:formula="of:=VLOOKUP([.A13];areaCercaDatiPerPosizioneSquadre;9;0)" office:value-type="float" office:value="223" calcext:value-type="float">
            <text:p>223</text:p>
          </table:table-cell>
          <table:table-cell table:style-name="ce136" table:formula="of:=VLOOKUP([.A13];areaCercaDatiPerPosizioneSquadre;10;0)" office:value-type="float" office:value="314" calcext:value-type="float">
            <text:p>314</text:p>
          </table:table-cell>
          <table:table-cell table:style-name="ce143" table:formula="of:=VLOOKUP([.A13];areaCercaDatiPerPosizioneSquadre;11;0)" office:value-type="float" office:value="-91" calcext:value-type="float">
            <text:p>-91</text:p>
          </table:table-cell>
          <table:table-cell table:style-name="ce151" table:formula="of:=VLOOKUP([.A13];areaCercaDatiPerPosizioneSquadre;12;0)" office:value-type="float" office:value="37.17" calcext:value-type="float">
            <text:p>37,17</text:p>
          </table:table-cell>
          <table:table-cell table:style-name="ce151" table:formula="of:=VLOOKUP([.A13];areaCercaDatiPerPosizioneSquadre;13;0)" office:value-type="float" office:value="52.33" calcext:value-type="float">
            <text:p>52,33</text:p>
          </table:table-cell>
          <table:table-cell table:style-name="ce158" table:formula="of:=VLOOKUP([.A13];areaCercaDatiPerPosizioneSquadre;14;0)" office:value-type="float" office:value="-15.17" calcext:value-type="float">
            <text:p>-15,17</text:p>
          </table:table-cell>
        </table:table-row>
        <table:table-row table:style-name="ro1">
          <table:table-cell table:style-name="ce136" office:value-type="float" office:value="6" calcext:value-type="float">
            <text:p>6</text:p>
          </table:table-cell>
          <table:table-cell table:style-name="ce136" table:formula="of:=VLOOKUP([.A14];areaCercaDatiPerPosizioneSquadre;2;0)" office:value-type="string" office:string-value="Gazzelle" calcext:value-type="string">
            <text:p>Gazzelle</text:p>
          </table:table-cell>
          <table:table-cell table:style-name="ce136" table:formula="of:=VLOOKUP([.A14];areaCercaDatiPerPosizioneSquadre;4;0)" office:value-type="float" office:value="8" calcext:value-type="float">
            <text:p>8</text:p>
          </table:table-cell>
          <table:table-cell table:style-name="ce136" table:formula="of:=VLOOKUP([.A14];areaCercaDatiPerPosizioneSquadre;5;0)" office:value-type="float" office:value="6" calcext:value-type="float">
            <text:p>6</text:p>
          </table:table-cell>
          <table:table-cell table:style-name="ce136" table:formula="of:=VLOOKUP([.A14];areaCercaDatiPerPosizioneSquadre;6;0)" office:value-type="float" office:value="2" calcext:value-type="float">
            <text:p>2</text:p>
          </table:table-cell>
          <table:table-cell table:style-name="ce136" table:formula="of:=VLOOKUP([.A14];areaCercaDatiPerPosizioneSquadre;7;0)" office:value-type="float" office:value="4" calcext:value-type="float">
            <text:p>4</text:p>
          </table:table-cell>
          <table:table-cell table:style-name="ce136" table:formula="of:=VLOOKUP([.A14];areaCercaDatiPerPosizioneSquadre;8;0)" office:value-type="float" office:value="0" calcext:value-type="float">
            <text:p>0</text:p>
          </table:table-cell>
          <table:table-cell table:style-name="ce136" table:formula="of:=VLOOKUP([.A14];areaCercaDatiPerPosizioneSquadre;9;0)" office:value-type="float" office:value="279" calcext:value-type="float">
            <text:p>279</text:p>
          </table:table-cell>
          <table:table-cell table:style-name="ce136" table:formula="of:=VLOOKUP([.A14];areaCercaDatiPerPosizioneSquadre;10;0)" office:value-type="float" office:value="309" calcext:value-type="float">
            <text:p>309</text:p>
          </table:table-cell>
          <table:table-cell table:style-name="ce143" table:formula="of:=VLOOKUP([.A14];areaCercaDatiPerPosizioneSquadre;11;0)" office:value-type="float" office:value="-30" calcext:value-type="float">
            <text:p>-30</text:p>
          </table:table-cell>
          <table:table-cell table:style-name="ce151" table:formula="of:=VLOOKUP([.A14];areaCercaDatiPerPosizioneSquadre;12;0)" office:value-type="float" office:value="46.5" calcext:value-type="float">
            <text:p>46,50</text:p>
          </table:table-cell>
          <table:table-cell table:style-name="ce151" table:formula="of:=VLOOKUP([.A14];areaCercaDatiPerPosizioneSquadre;13;0)" office:value-type="float" office:value="51.5" calcext:value-type="float">
            <text:p>51,50</text:p>
          </table:table-cell>
          <table:table-cell table:style-name="ce158" table:formula="of:=VLOOKUP([.A14];areaCercaDatiPerPosizioneSquadre;14;0)" office:value-type="float" office:value="-5" calcext:value-type="float">
            <text:p>-5,00</text:p>
          </table:table-cell>
        </table:table-row>
        <table:table-row table:style-name="ro1">
          <table:table-cell table:style-name="ce136" office:value-type="float" office:value="7" calcext:value-type="float">
            <text:p>7</text:p>
          </table:table-cell>
          <table:table-cell table:style-name="ce136" table:formula="of:=VLOOKUP([.A15];areaCercaDatiPerPosizioneSquadre;2;0)" office:value-type="string" office:string-value="Albatros" calcext:value-type="string">
            <text:p>Albatros</text:p>
          </table:table-cell>
          <table:table-cell table:style-name="ce136" table:formula="of:=VLOOKUP([.A15];areaCercaDatiPerPosizioneSquadre;4;0)" office:value-type="float" office:value="6" calcext:value-type="float">
            <text:p>6</text:p>
          </table:table-cell>
          <table:table-cell table:style-name="ce136" table:formula="of:=VLOOKUP([.A15];areaCercaDatiPerPosizioneSquadre;5;0)" office:value-type="float" office:value="6" calcext:value-type="float">
            <text:p>6</text:p>
          </table:table-cell>
          <table:table-cell table:style-name="ce136" table:formula="of:=VLOOKUP([.A15];areaCercaDatiPerPosizioneSquadre;6;0)" office:value-type="float" office:value="0" calcext:value-type="float">
            <text:p>0</text:p>
          </table:table-cell>
          <table:table-cell table:style-name="ce136" table:formula="of:=VLOOKUP([.A15];areaCercaDatiPerPosizioneSquadre;7;0)" office:value-type="float" office:value="6" calcext:value-type="float">
            <text:p>6</text:p>
          </table:table-cell>
          <table:table-cell table:style-name="ce136" table:formula="of:=VLOOKUP([.A15];areaCercaDatiPerPosizioneSquadre;8;0)" office:value-type="float" office:value="0" calcext:value-type="float">
            <text:p>0</text:p>
          </table:table-cell>
          <table:table-cell table:style-name="ce136" table:formula="of:=VLOOKUP([.A15];areaCercaDatiPerPosizioneSquadre;9;0)" office:value-type="float" office:value="149" calcext:value-type="float">
            <text:p>149</text:p>
          </table:table-cell>
          <table:table-cell table:style-name="ce136" table:formula="of:=VLOOKUP([.A15];areaCercaDatiPerPosizioneSquadre;10;0)" office:value-type="float" office:value="325" calcext:value-type="float">
            <text:p>325</text:p>
          </table:table-cell>
          <table:table-cell table:style-name="ce143" table:formula="of:=VLOOKUP([.A15];areaCercaDatiPerPosizioneSquadre;11;0)" office:value-type="float" office:value="-176" calcext:value-type="float">
            <text:p>-176</text:p>
          </table:table-cell>
          <table:table-cell table:style-name="ce151" table:formula="of:=VLOOKUP([.A15];areaCercaDatiPerPosizioneSquadre;12;0)" office:value-type="float" office:value="24.83" calcext:value-type="float">
            <text:p>24,83</text:p>
          </table:table-cell>
          <table:table-cell table:style-name="ce151" table:formula="of:=VLOOKUP([.A15];areaCercaDatiPerPosizioneSquadre;13;0)" office:value-type="float" office:value="54.17" calcext:value-type="float">
            <text:p>54,17</text:p>
          </table:table-cell>
          <table:table-cell table:style-name="ce158" table:formula="of:=VLOOKUP([.A15];areaCercaDatiPerPosizioneSquadre;14;0)" office:value-type="float" office:value="-29.33" calcext:value-type="float">
            <text:p>-29,33</text:p>
          </table:table-cell>
        </table:table-row>
        <table:table-row table:style-name="ro1" table:number-rows-repeated="3">
          <table:table-cell table:style-name="ce128" table:number-columns-repeated="9"/>
          <table:table-cell table:style-name="ce145"/>
          <table:table-cell table:style-name="ce163" table:number-columns-repeated="2"/>
          <table:table-cell table:style-name="ce169"/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layoff" table:style-name="ta1" table:protected="true" table:print-ranges="Playoff.A1:Playoff.I1048576">
        <loext:table-protection loext:select-unprotected-cells="true"/>
        <table:table-column table:style-name="co32" table:default-cell-style-name="ce49"/>
        <table:table-column table:style-name="co33" table:number-columns-repeated="2" table:default-cell-style-name="ce49"/>
        <table:table-column table:style-name="co34" table:default-cell-style-name="ce49"/>
        <table:table-column table:style-name="co35" table:default-cell-style-name="ce49"/>
        <table:table-column table:style-name="co36" table:number-columns-repeated="2" table:default-cell-style-name="ce49"/>
        <table:table-column table:style-name="co37" table:default-cell-style-name="ce49"/>
        <table:table-column table:style-name="co36" table:default-cell-style-name="ce4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default-cell-style-name="ce109"/>
        <table:table-column table:style-name="co24" table:default-cell-style-name="ce109"/>
        <table:table-column table:style-name="co38" table:default-cell-style-name="ce109"/>
        <table:table-column table:style-name="co39" table:default-cell-style-name="ce109"/>
        <table:table-column table:style-name="co40" table:default-cell-style-name="ce109"/>
        <table:table-column table:style-name="co8" table:default-cell-style-name="ce109"/>
        <table:table-column table:style-name="co6" table:default-cell-style-name="ce109"/>
        <table:table-row table:style-name="ro3">
          <table:table-cell table:style-name="ce107" table:formula="of:=constNomeCampionato&amp;&quot;&quot;" office:value-type="string" office:string-value="Campionato a 10 Squadre sola andata" calcext:value-type="string" table:number-columns-spanned="9" table:number-rows-spanned="1">
            <text:p>Campionato a 10 Squadre sola andata</text:p>
          </table:table-cell>
          <table:covered-table-cell table:number-columns-repeated="6" table:style-name="ce127"/>
          <table:covered-table-cell table:style-name="ce147"/>
          <table:covered-table-cell table:style-name="ce127"/>
          <table:table-cell table:number-columns-repeated="16"/>
        </table:table-row>
        <table:table-row table:style-name="ro3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3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27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3"/>
          <table:table-cell table:style-name="ce63" office:value-type="string" calcext:value-type="string">
            <text:p>Squadra A</text:p>
          </table:table-cell>
          <table:table-cell table:style-name="ce54" office:value-type="string" calcext:value-type="string">
            <text:p>Vinta A</text:p>
          </table:table-cell>
          <table:table-cell table:style-name="ce54" office:value-type="string" calcext:value-type="string">
            <text:p>Forfait A</text:p>
          </table:table-cell>
          <table:table-cell table:style-name="ce54" office:value-type="string" calcext:value-type="string">
            <text:p>Persa A</text:p>
          </table:table-cell>
          <table:table-cell table:style-name="ce54" office:value-type="string" calcext:value-type="string">
            <text:p>Punti F. A</text:p>
          </table:table-cell>
          <table:table-cell table:style-name="ce54" office:value-type="string" calcext:value-type="string">
            <text:p>Punti S. A</text:p>
          </table:table-cell>
          <table:table-cell table:style-name="ce54" office:value-type="string" calcext:value-type="string">
            <text:p>Diff. C. A</text:p>
          </table:table-cell>
          <table:table-cell table:style-name="ce63" office:value-type="string" calcext:value-type="string">
            <text:p>Squadra B</text:p>
          </table:table-cell>
          <table:table-cell table:style-name="ce54" office:value-type="string" calcext:value-type="string">
            <text:p>Vinta B</text:p>
          </table:table-cell>
          <table:table-cell table:style-name="ce54" office:value-type="string" calcext:value-type="string">
            <text:p>Forfait B</text:p>
          </table:table-cell>
          <table:table-cell table:style-name="ce54" office:value-type="string" calcext:value-type="string">
            <text:p>Persa B</text:p>
          </table:table-cell>
          <table:table-cell table:style-name="ce54" office:value-type="string" calcext:value-type="string">
            <text:p>Punti F. B</text:p>
          </table:table-cell>
          <table:table-cell table:style-name="ce54" office:value-type="string" calcext:value-type="string">
            <text:p>Punti S. B</text:p>
          </table:table-cell>
          <table:table-cell table:style-name="ce54" office:value-type="string" calcext:value-type="string">
            <text:p>Diff. C. B</text:p>
          </table:table-cell>
          <table:table-cell table:style-name="ce54" office:value-type="string" calcext:value-type="string">
            <text:p>Vincente</text:p>
          </table:table-cell>
          <table:table-cell table:style-name="ce54" office:value-type="string" calcext:value-type="string">
            <text:p>Perdente</text:p>
          </table:table-cell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09H00M00S" calcext:value-type="time">
            <text:p>09:00</text:p>
          </table:table-cell>
          <table:table-cell table:style-name="ce91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63" table:formula="of:=IF([.$B9]=&quot;&quot;;&quot;(Squadra A)&quot;;[.$B9])" office:value-type="string" office:string-value="Fenicotteri" calcext:value-type="string">
            <text:p>Fenicotteri</text:p>
          </table:table-cell>
          <table:table-cell table:style-name="ce54" table:formula="of:=IF([.$G9]+[.$I9]=0;;IF([.$G9]&gt;[.$I9];1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=&quot;0-20&quot;;1;0);0))" office:value-type="float" office:value="0" calcext:value-type="float">
            <text:p>0</text:p>
          </table:table-cell>
          <table:table-cell table:style-name="ce77" table:formula="of:=IF([.$G9]+[.$I9]=0;;IF([.$G9]&lt;[.$I9];IF([.$G9]&amp;&quot;-&quot;&amp;[.$I9]&lt;&gt;&quot;0-20&quot;;1;0);0))" office:value-type="float" office:value="1" calcext:value-type="float">
            <text:p>1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70" table:formula="of:=IF([.$G9]+[.$I9]=0;;[.$G9]-[.$I9])" office:value-type="float" office:value="-4" calcext:value-type="float">
            <text:p>-4</text:p>
          </table:table-cell>
          <table:table-cell table:style-name="ce63" table:formula="of:=IF([.$C9]=&quot;&quot;;&quot;(Squadra B)&quot;;[.$C9])" office:value-type="string" office:string-value="Delfini" calcext:value-type="string">
            <text:p>Delfini</text:p>
          </table:table-cell>
          <table:table-cell table:style-name="ce54" table:formula="of:=IF([.$G9]+[.$I9]=0;;IF([.$I9]&gt;[.$G9];1;0))" office:value-type="float" office:value="1" calcext:value-type="float">
            <text:p>1</text:p>
          </table:table-cell>
          <table:table-cell table:style-name="ce77" table:formula="of:=IF([.$G9]+[.$I9]=0;;IF([.$I9]&lt;[.$G9];IF([.$G9]&amp;&quot;-&quot;&amp;[.$I9]=&quot;20-0&quot;;1;0);0))" office:value-type="float" office:value="0" calcext:value-type="float">
            <text:p>0</text:p>
          </table:table-cell>
          <table:table-cell table:style-name="ce77" table:formula="of:=IF([.$G9]+[.$I9]=0;;IF([.$I9]&lt;[.$G9];IF([.$G9]&amp;&quot;-&quot;&amp;[.$I9]&lt;&gt;&quot;20-0&quot;;1;0);0))" office:value-type="float" office:value="0" calcext:value-type="float">
            <text:p>0</text:p>
          </table:table-cell>
          <table:table-cell table:style-name="ce54" table:formula="of:=IF([.$G9]+[.$I9]=0;;[.$I9])" office:value-type="float" office:value="49" calcext:value-type="float">
            <text:p>49</text:p>
          </table:table-cell>
          <table:table-cell table:style-name="ce54" table:formula="of:=IF([.$G9]+[.$I9]=0;;[.$G9])" office:value-type="float" office:value="45" calcext:value-type="float">
            <text:p>45</text:p>
          </table:table-cell>
          <table:table-cell table:style-name="ce70" table:formula="of:=IF([.$G9]+[.$I9]=0;;[.$I9]-[.$G9])" office:value-type="float" office:value="4" calcext:value-type="float">
            <text:p>+4</text:p>
          </table:table-cell>
          <table:table-cell table:style-name="ce77" table:formula="of:=IF([.$G9]+[.$I9]=0;&quot;(Vincente)&quot;;IF([.$G9]&gt;[.$I9];[.$B9];[.$C9]))" office:value-type="string" office:string-value="Delfini" calcext:value-type="string">
            <text:p>Delfini</text:p>
          </table:table-cell>
          <table:table-cell table:style-name="ce77" table:formula="of:=IF([.$G9]+[.$I9]=0;&quot;(Perdente)&quot;;IF([.$G9]&lt;[.$I9];[.$B9];[.$C9]))" office:value-type="string" office:string-value="Fenicotteri" calcext:value-type="string">
            <text:p>Fenicotter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number-columns-repeated="3"/>
          <table:table-cell table:style-name="ce83" table:number-columns-repeated="3"/>
          <table:table-cell table:number-columns-repeated="4"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54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83"/>
          <table:covered-table-cell table:number-columns-repeated="3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79" table:content-validation-name="val4" office:value-type="date" office:date-value="2018-05-27" calcext:value-type="date">
            <text:p>27 mag 2018</text:p>
          </table:table-cell>
          <table:table-cell table:style-name="ce80" table:content-validation-name="val5" office:value-type="time" office:time-value="PT11H00M00S" calcext:value-type="time">
            <text:p>11:00</text:p>
          </table:table-cell>
          <table:table-cell table:style-name="ce91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14" table:content-validation-name="val6" office:value-type="float" office:value="63" calcext:value-type="float" table:number-columns-spanned="1" table:number-rows-spanned="2">
            <text:p>63</text:p>
          </table:table-cell>
          <table:table-cell table:style-name="ce63" table:formula="of:=IF([.$B14]=&quot;&quot;;&quot;(Squadra A)&quot;;[.$B14])" office:value-type="string" office:string-value="Elefanti" calcext:value-type="string">
            <text:p>Elefanti</text:p>
          </table:table-cell>
          <table:table-cell table:style-name="ce54" table:formula="of:=IF([.$G14]+[.$I14]=0;;IF([.$G14]&gt;[.$I14];1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=&quot;0-20&quot;;1;0);0))" office:value-type="float" office:value="0" calcext:value-type="float">
            <text:p>0</text:p>
          </table:table-cell>
          <table:table-cell table:style-name="ce77" table:formula="of:=IF([.$G14]+[.$I14]=0;;IF([.$G14]&lt;[.$I14];IF([.$G14]&amp;&quot;-&quot;&amp;[.$I14]&lt;&gt;&quot;0-20&quot;;1;0);0))" office:value-type="float" office:value="1" calcext:value-type="float">
            <text:p>1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70" table:formula="of:=IF([.$G14]+[.$I14]=0;;[.$G14]-[.$I14])" office:value-type="float" office:value="-11" calcext:value-type="float">
            <text:p>-11</text:p>
          </table:table-cell>
          <table:table-cell table:style-name="ce63" table:formula="of:=IF([.$C14]=&quot;&quot;;&quot;(Squadra B)&quot;;[.$C14])" office:value-type="string" office:string-value="Barracuda" calcext:value-type="string">
            <text:p>Barracuda</text:p>
          </table:table-cell>
          <table:table-cell table:style-name="ce54" table:formula="of:=IF([.$G14]+[.$I14]=0;;IF([.$I14]&gt;[.$G14];1;0))" office:value-type="float" office:value="1" calcext:value-type="float">
            <text:p>1</text:p>
          </table:table-cell>
          <table:table-cell table:style-name="ce77" table:formula="of:=IF([.$G14]+[.$I14]=0;;IF([.$I14]&lt;[.$G14];IF([.$G14]&amp;&quot;-&quot;&amp;[.$I14]=&quot;20-0&quot;;1;0);0))" office:value-type="float" office:value="0" calcext:value-type="float">
            <text:p>0</text:p>
          </table:table-cell>
          <table:table-cell table:style-name="ce77" table:formula="of:=IF([.$G14]+[.$I14]=0;;IF([.$I14]&lt;[.$G14];IF([.$G14]&amp;&quot;-&quot;&amp;[.$I14]&lt;&gt;&quot;20-0&quot;;1;0);0))" office:value-type="float" office:value="0" calcext:value-type="float">
            <text:p>0</text:p>
          </table:table-cell>
          <table:table-cell table:style-name="ce54" table:formula="of:=IF([.$G14]+[.$I14]=0;;[.$I14])" office:value-type="float" office:value="63" calcext:value-type="float">
            <text:p>63</text:p>
          </table:table-cell>
          <table:table-cell table:style-name="ce54" table:formula="of:=IF([.$G14]+[.$I14]=0;;[.$G14])" office:value-type="float" office:value="52" calcext:value-type="float">
            <text:p>52</text:p>
          </table:table-cell>
          <table:table-cell table:style-name="ce70" table:formula="of:=IF([.$G14]+[.$I14]=0;;[.$I14]-[.$G14])" office:value-type="float" office:value="11" calcext:value-type="float">
            <text:p>+11</text:p>
          </table:table-cell>
          <table:table-cell table:style-name="ce77" table:formula="of:=IF([.$G14]+[.$I14]=0;&quot;(Vincente)&quot;;IF([.$G14]&gt;[.$I14];[.$B14];[.$C14]))" office:value-type="string" office:string-value="Barracuda" calcext:value-type="string">
            <text:p>Barracuda</text:p>
          </table:table-cell>
          <table:table-cell table:style-name="ce77" table:formula="of:=IF([.$G14]+[.$I14]=0;&quot;(Perdente)&quot;;IF([.$G14]&lt;[.$I14];[.$B14];[.$C14]))" office:value-type="string" office:string-value="Elefanti" calcext:value-type="string">
            <text:p>Elefanti</text:p>
          </table:table-cell>
        </table:table-row>
        <table:table-row table:style-name="ro1">
          <table:covered-table-cell table:style-name="ce86"/>
          <table:table-cell table:style-name="ce5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/>
          <table:table-cell table:style-name="ce110" table:number-columns-repeated="6"/>
          <table:table-cell/>
          <table:table-cell table:style-name="ce110" table:number-columns-repeated="8"/>
        </table:table-row>
        <table:table-row table:style-name="ro1" table:number-rows-repeated="16">
          <table:table-cell table:number-columns-repeated="25"/>
        </table:table-row>
        <table:table-row table:style-name="ro1">
          <table:table-cell table:number-columns-repeated="5"/>
          <table:table-cell table:style-name="ce183"/>
          <table:table-cell table:number-columns-repeated="19"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>
        <table:named-range table:name="areaCercaDatiPerPosizioneSquadre" table:base-cell-address="$Squadre.$Q$1" table:cell-range-address="$Squadre.$D$1:.$Q$1048576"/>
        <table:named-range table:name="areaCercaPuntiClassificaSquadre" table:base-cell-address="$Squadre.$G$1" table:cell-range-address="$Squadre.$E$1:.$G$1048576"/>
        <table:named-range table:name="areaCercaSquadraPerPosizioneSquadre" table:base-cell-address="$Squadre.$E$1" table:cell-range-address="$Squadre.$D$1:.$E$1048576"/>
        <table:named-range table:name="areaCoefficienteSquadre" table:base-cell-address="$Squadre.$F$1" table:cell-range-address="$Squadre.$F$1:.$F$1048576"/>
        <table:named-range table:name="areaDifferenzaPuntiACalendario" table:base-cell-address="$Calendario.$X$4" table:cell-range-address="$Calendario.$P$1:.$P$1048576"/>
        <table:named-range table:name="areaDifferenzaPuntiBCalendario" table:base-cell-address="$Calendario.$X$4" table:cell-range-address="$Calendario.$W$1:.$W$1048576"/>
        <table:named-range table:name="areaForfaitACalendario" table:base-cell-address="$Calendario.$M$5" table:cell-range-address="$Calendario.$L$1:.$L$1048576"/>
        <table:named-range table:name="areaForfaitBCalendario" table:base-cell-address="$Calendario.$T$5" table:cell-range-address="$Calendario.$S$1:.$S$1048576"/>
        <table:named-range table:name="areaLinkMappeSquadre" table:base-cell-address="$Squadre.$K$1" table:cell-range-address="$Squadre.$B$2:.$C$12"/>
        <table:named-range table:name="areaNomiCampiSquadre" table:base-cell-address="$Squadre.$K$1" table:cell-range-address="$Squadre.$B$3:.$B$12"/>
        <table:named-range table:name="areaNomiSquadreSquadre" table:base-cell-address="$Squadre.$A$2" table:cell-range-address="$Squadre.$A$3:.$A$12"/>
        <table:named-range table:name="areaPersaACalendario" table:base-cell-address="$Calendario.$N$1" table:cell-range-address="$Calendario.$M$1:.$M$1048576"/>
        <table:named-range table:name="areaPersaBCalendario" table:base-cell-address="$Calendario.$U$5" table:cell-range-address="$Calendario.$T$1:.$T$1048576"/>
        <table:named-range table:name="areaPuntiFattiACalendario" table:base-cell-address="$Calendario.$O$1" table:cell-range-address="$Calendario.$N$1:.$N$1048576"/>
        <table:named-range table:name="areaPuntiFattiBCalendario" table:base-cell-address="$Calendario.$V$5" table:cell-range-address="$Calendario.$U$1:.$U$1048576"/>
        <table:named-range table:name="areaPuntiSubitiACalendario" table:base-cell-address="$Calendario.$P$5" table:cell-range-address="$Calendario.$O$1:.$O$1048576"/>
        <table:named-range table:name="areaPuntiSubitiBCalendario" table:base-cell-address="$Calendario.$V$5" table:cell-range-address="$Calendario.$V$1:.$V$1048576"/>
        <table:named-range table:name="areaSquadraACalendario" table:base-cell-address="$Calendario.$O$20" table:cell-range-address="$Calendario.$J$1:.$J$1048576"/>
        <table:named-range table:name="areaSquadraBCalendario" table:base-cell-address="$Calendario.$O$20" table:cell-range-address="$Calendario.$Q$1:.$Q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Calendario.$K$1:.$K$1048576"/>
        <table:named-range table:name="areaVintaBCalendario" table:base-cell-address="$Calendario.$S$5" table:cell-range-address="$Calendario.$R$1:.$R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6:52:25.20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3T16:53:59.175000000</dc:date>
    <meta:editing-duration>PT6H13M54S</meta:editing-duration>
    <meta:editing-cycles>64</meta:editing-cycles>
    <meta:generator>LibreOffice/7.1.2.2$Windows_X86_64 LibreOffice_project/8a45595d069ef5570103caea1b71cc9d82b2aae4</meta:generator>
    <meta:document-statistic meta:table-count="5" meta:cell-count="1372" meta:object-count="0"/>
  </office:meta>
</office:document-meta>
</file>